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style:style>
    <style:style style:name="co1" style:family="table-column">
      <style:table-column-properties fo:break-before="auto" style:column-width="8.46666666666667cm"/>
    </style:style>
    <style:style style:name="co2" style:family="table-column">
      <style:table-column-properties fo:break-before="auto" style:column-width="5.13291666666667cm"/>
    </style:style>
    <style:style style:name="co3" style:family="table-column">
      <style:table-column-properties fo:break-before="auto" style:column-width="5.715cm"/>
    </style:style>
    <style:style style:name="co4" style:family="table-column">
      <style:table-column-properties fo:break-before="auto" style:column-width="2.27541666666667cm"/>
    </style:style>
    <style:style style:name="co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4" table:number-columns-repeated="1017" table:default-cell-style-name="ce1"/>
        <table:table-column table:style-name="co5"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1">
          <table:table-cell office:value-type="string" office:string-value="  &lt;card id=~45fd08bf-ffcd-4557-8c48-f068b848c554~ name=~A Hero at L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Heroic crew tacks or sinks to absorb Hits. That crew's Swashbuckling is increased by 2 until the end of the turn.~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45fd08bf-ffcd-4557-8c48-f068b848c554~ name=~A Hero at L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Heroic crew tacks or sinks to absorb Hits. That crew's Swashbuckling is increased by 2 until the end of the turn.~ /&gt;&lt;/card&gt;</text:p>
          </table:table-cell>
          <table:table-cell office:value-type="string" office:string-value=" &lt;Relationship Target=~/cards/FD_heroatlast.jpg~ Id=~C45fd08bf-ffcd-4557-8c48-f068b848c554~ Type=~http://schemas.octgn.org/picture~/&gt;" table:formula="of:=CONCATENATE(&quot; &lt;Relationship Target=~/cards/&quot;;[.D2];&quot;.jpg~ Id=~C&quot;;[.C2];&quot;~ Type=~http://schemas.octgn.org/picture~/&gt;&quot;)" table:style-name="ce1">
            <text:p><text:s/>&lt;Relationship Target=~/cards/FD_heroatlast.jpg~ Id=~C45fd08bf-ffcd-4557-8c48-f068b848c554~ Type=~http://schemas.octgn.org/picture~/&gt;</text:p>
          </table:table-cell>
          <table:table-cell office:value-type="string" table:style-name="ce1">
            <text:p>45fd08bf-ffcd-4557-8c48-f068b848c554</text:p>
          </table:table-cell>
          <table:table-cell office:value-type="string" table:style-name="ce1">
            <text:p>FD_heroatlast</text:p>
          </table:table-cell>
          <table:table-cell office:value-type="string" table:style-name="ce1">
            <text:p>A Hero at Las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Heroic crew tacks or sinks to absorb Hits. That crew's Swashbuckling is increased by 2 until the end of the turn.</text:p>
          </table:table-cell>
          <table:table-cell table:number-columns-repeated="16361" table:style-name="ce2"/>
        </table:table-row>
        <table:table-row table:style-name="ro2">
          <table:table-cell office:value-type="string" office:string-value="  &lt;card id=~3d35d591-46f2-4b81-88ac-46052aff55e0~ name=~A Pirate's Reputation~&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 opposing player when you are paying the skill cost to put a Control card into play. This card produces skill points equal to the number of crew cards plus cards with the Ally trait in the target's sunk pile.~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3d35d591-46f2-4b81-88ac-46052aff55e0~ name=~A Pirate's Reputation~&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 opposing player when you are paying the skill cost to put a Control card into play. This card produces skill points equal to the number of crew cards plus cards with the Ally trait in the target's sunk pile.~ /&gt;&lt;/card&gt;</text:p>
          </table:table-cell>
          <table:table-cell office:value-type="string" office:string-value=" &lt;Relationship Target=~/cards/FD_piratesreputation.jpg~ Id=~C3d35d591-46f2-4b81-88ac-46052aff55e0~ Type=~http://schemas.octgn.org/picture~/&gt;" table:formula="of:=CONCATENATE(&quot; &lt;Relationship Target=~/cards/&quot;;[.D3];&quot;.jpg~ Id=~C&quot;;[.C3];&quot;~ Type=~http://schemas.octgn.org/picture~/&gt;&quot;)" table:style-name="ce1">
            <text:p><text:s/>&lt;Relationship Target=~/cards/FD_piratesreputation.jpg~ Id=~C3d35d591-46f2-4b81-88ac-46052aff55e0~ Type=~http://schemas.octgn.org/picture~/&gt;</text:p>
          </table:table-cell>
          <table:table-cell office:value-type="string" table:style-name="ce1">
            <text:p>3d35d591-46f2-4b81-88ac-46052aff55e0</text:p>
          </table:table-cell>
          <table:table-cell office:value-type="string" table:style-name="ce1">
            <text:p>FD_piratesreputation</text:p>
          </table:table-cell>
          <table:table-cell office:value-type="string" table:style-name="ce1">
            <text:p>A Pirate's Reputation</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rget an opposing player when you are paying the skill cost to put a Control card into play. This card produces skill points equal to the number of crew cards plus cards with the Ally trait in the target's sunk pile.</text:p>
          </table:table-cell>
          <table:table-cell table:number-columns-repeated="16361"/>
        </table:table-row>
        <table:table-row table:style-name="ro2">
          <table:table-cell office:value-type="string" office:string-value="  &lt;card id=~6c8da24f-b4a4-4861-aacd-af5de0ca4687~ name=~A Single Sho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 may not play this card if you have a Villainous or Heroic Captain. Discard one of your attachments which increases Influence to attach this card to your Captain. This card gives +3 Influence and the Heroic Trait.~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6c8da24f-b4a4-4861-aacd-af5de0ca4687~ name=~A Single Sho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 may not play this card if you have a Villainous or Heroic Captain. Discard one of your attachments which increases Influence to attach this card to your Captain. This card gives +3 Influence and the Heroic Trait.~ /&gt;&lt;/card&gt;</text:p>
          </table:table-cell>
          <table:table-cell office:value-type="string" office:string-value=" &lt;Relationship Target=~/cards/FD_singleshot.jpg~ Id=~C6c8da24f-b4a4-4861-aacd-af5de0ca4687~ Type=~http://schemas.octgn.org/picture~/&gt;" table:formula="of:=CONCATENATE(&quot; &lt;Relationship Target=~/cards/&quot;;[.D4];&quot;.jpg~ Id=~C&quot;;[.C4];&quot;~ Type=~http://schemas.octgn.org/picture~/&gt;&quot;)" table:style-name="ce1">
            <text:p><text:s/>&lt;Relationship Target=~/cards/FD_singleshot.jpg~ Id=~C6c8da24f-b4a4-4861-aacd-af5de0ca4687~ Type=~http://schemas.octgn.org/picture~/&gt;</text:p>
          </table:table-cell>
          <table:table-cell office:value-type="string" table:style-name="ce1">
            <text:p>6c8da24f-b4a4-4861-aacd-af5de0ca4687</text:p>
          </table:table-cell>
          <table:table-cell office:value-type="string" table:style-name="ce1">
            <text:p>FD_singleshot</text:p>
          </table:table-cell>
          <table:table-cell office:value-type="string" table:style-name="ce1">
            <text:p>A Single Shot</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You may not play this card if you have a Villainous or Heroic Captain. Discard one of your attachments which increases Influence to attach this card to your Captain. This card gives +3 Influence and the Heroic Trait.</text:p>
          </table:table-cell>
          <table:table-cell table:number-columns-repeated="16361"/>
        </table:table-row>
        <table:table-row table:style-name="ro2">
          <table:table-cell office:value-type="string" office:string-value="  &lt;card id=~7e56b04c-60a9-4a54-a4b8-a1e879a3b5f2~ name=~A Thousand Fires Aligh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r Captain gains +1 to all skills for each Control card you have in play. This bonus lasts until the end of this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7e56b04c-60a9-4a54-a4b8-a1e879a3b5f2~ name=~A Thousand Fires Aligh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r Captain gains +1 to all skills for each Control card you have in play. This bonus lasts until the end of this turn.~ /&gt;&lt;/card&gt;</text:p>
          </table:table-cell>
          <table:table-cell office:value-type="string" office:string-value=" &lt;Relationship Target=~/cards/FD_thousandfiresalight.jpg~ Id=~C7e56b04c-60a9-4a54-a4b8-a1e879a3b5f2~ Type=~http://schemas.octgn.org/picture~/&gt;" table:formula="of:=CONCATENATE(&quot; &lt;Relationship Target=~/cards/&quot;;[.D5];&quot;.jpg~ Id=~C&quot;;[.C5];&quot;~ Type=~http://schemas.octgn.org/picture~/&gt;&quot;)" table:style-name="ce1">
            <text:p><text:s/>&lt;Relationship Target=~/cards/FD_thousandfiresalight.jpg~ Id=~C7e56b04c-60a9-4a54-a4b8-a1e879a3b5f2~ Type=~http://schemas.octgn.org/picture~/&gt;</text:p>
          </table:table-cell>
          <table:table-cell office:value-type="string" table:style-name="ce1">
            <text:p>7e56b04c-60a9-4a54-a4b8-a1e879a3b5f2</text:p>
          </table:table-cell>
          <table:table-cell office:value-type="string" table:style-name="ce1">
            <text:p>FD_thousandfiresalight</text:p>
          </table:table-cell>
          <table:table-cell office:value-type="string" table:style-name="ce1">
            <text:p>A Thousand Fires Alight</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Your Captain gains +1 to all skills for each Control card you have in play. This bonus lasts until the end of this turn.</text:p>
          </table:table-cell>
          <table:table-cell table:number-columns-repeated="16361"/>
        </table:table-row>
        <table:table-row table:style-name="ro2">
          <table:table-cell office:value-type="string" office:string-value="  &lt;card id=~0ef61b86-42ad-4535-95cd-4906a82163f6~ name=~Alesio's Fat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1 Knack (May only be played on a crew with Fate 1 or more). Act: Tack Alesio's Fate to target a crew with more than 2 attachments. That Ship suffers 1 Hit for each Knack attached to the target crew.~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0ef61b86-42ad-4535-95cd-4906a82163f6~ name=~Alesio's Fat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1 Knack (May only be played on a crew with Fate 1 or more). Act: Tack Alesio's Fate to target a crew with more than 2 attachments. That Ship suffers 1 Hit for each Knack attached to the target crew.~ /&gt;&lt;/card&gt;</text:p>
          </table:table-cell>
          <table:table-cell office:value-type="string" office:string-value=" &lt;Relationship Target=~/cards/FD_alesiosfate.jpg~ Id=~C0ef61b86-42ad-4535-95cd-4906a82163f6~ Type=~http://schemas.octgn.org/picture~/&gt;" table:formula="of:=CONCATENATE(&quot; &lt;Relationship Target=~/cards/&quot;;[.D6];&quot;.jpg~ Id=~C&quot;;[.C6];&quot;~ Type=~http://schemas.octgn.org/picture~/&gt;&quot;)" table:style-name="ce1">
            <text:p><text:s/>&lt;Relationship Target=~/cards/FD_alesiosfate.jpg~ Id=~C0ef61b86-42ad-4535-95cd-4906a82163f6~ Type=~http://schemas.octgn.org/picture~/&gt;</text:p>
          </table:table-cell>
          <table:table-cell office:value-type="string" table:style-name="ce1">
            <text:p>0ef61b86-42ad-4535-95cd-4906a82163f6</text:p>
          </table:table-cell>
          <table:table-cell office:value-type="string" table:style-name="ce1">
            <text:p>FD_alesiosfate</text:p>
          </table:table-cell>
          <table:table-cell office:value-type="string" table:style-name="ce1">
            <text:p>Alesio's Fat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ate 1 Knack (May only be played on a crew with Fate 1 or more). Act: Tack Alesio's Fate to target a crew with more than 2 attachments. That Ship suffers 1 Hit for each Knack attached to the target crew.</text:p>
          </table:table-cell>
          <table:table-cell table:number-columns-repeated="16361"/>
        </table:table-row>
        <table:table-row table:style-name="ro2">
          <table:table-cell office:value-type="string" office:string-value="  &lt;card id=~57d703a7-161f-4fce-9064-42cd8985d95d~ name=~Alix Brow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Corsairs~ /&gt;&lt;property name=~Text~ value=~Discard Alix at the end of the Action phase if she is untacke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7d703a7-161f-4fce-9064-42cd8985d95d~ name=~Alix Brow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Corsairs~ /&gt;&lt;property name=~Text~ value=~Discard Alix at the end of the Action phase if she is untacked.~ /&gt;&lt;/card&gt;</text:p>
          </table:table-cell>
          <table:table-cell office:value-type="string" office:string-value=" &lt;Relationship Target=~/cards/FD_alixbrower.jpg~ Id=~C57d703a7-161f-4fce-9064-42cd8985d95d~ Type=~http://schemas.octgn.org/picture~/&gt;" table:formula="of:=CONCATENATE(&quot; &lt;Relationship Target=~/cards/&quot;;[.D7];&quot;.jpg~ Id=~C&quot;;[.C7];&quot;~ Type=~http://schemas.octgn.org/picture~/&gt;&quot;)" table:style-name="ce1">
            <text:p><text:s/>&lt;Relationship Target=~/cards/FD_alixbrower.jpg~ Id=~C57d703a7-161f-4fce-9064-42cd8985d95d~ Type=~http://schemas.octgn.org/picture~/&gt;</text:p>
          </table:table-cell>
          <table:table-cell office:value-type="string" table:style-name="ce1">
            <text:p>57d703a7-161f-4fce-9064-42cd8985d95d</text:p>
          </table:table-cell>
          <table:table-cell office:value-type="string" table:style-name="ce1">
            <text:p>FD_alixbrower</text:p>
          </table:table-cell>
          <table:table-cell office:value-type="string" table:style-name="ce1">
            <text:p>Alix Brower</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Discard Alix at the end of the Action phase if she is untacked.</text:p>
          </table:table-cell>
          <table:table-cell table:number-columns-repeated="16361"/>
        </table:table-row>
        <table:table-row table:style-name="ro2">
          <table:table-cell office:value-type="string" office:string-value="  &lt;card id=~61455cee-2ab7-4194-8b97-df9fbf8f390c~ name=~Awaiting the Signal~&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r Ship's Move Cost is currently less than its printed Move Cost. React: Play this card before performing an action to move to an adjacent Sea.~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61455cee-2ab7-4194-8b97-df9fbf8f390c~ name=~Awaiting the Signal~&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r Ship's Move Cost is currently less than its printed Move Cost. React: Play this card before performing an action to move to an adjacent Sea.~ /&gt;&lt;/card&gt;</text:p>
          </table:table-cell>
          <table:table-cell office:value-type="string" office:string-value=" &lt;Relationship Target=~/cards/FD_awaitingthesignal.jpg~ Id=~C61455cee-2ab7-4194-8b97-df9fbf8f390c~ Type=~http://schemas.octgn.org/picture~/&gt;" table:formula="of:=CONCATENATE(&quot; &lt;Relationship Target=~/cards/&quot;;[.D8];&quot;.jpg~ Id=~C&quot;;[.C8];&quot;~ Type=~http://schemas.octgn.org/picture~/&gt;&quot;)" table:style-name="ce1">
            <text:p><text:s/>&lt;Relationship Target=~/cards/FD_awaitingthesignal.jpg~ Id=~C61455cee-2ab7-4194-8b97-df9fbf8f390c~ Type=~http://schemas.octgn.org/picture~/&gt;</text:p>
          </table:table-cell>
          <table:table-cell office:value-type="string" table:style-name="ce1">
            <text:p>61455cee-2ab7-4194-8b97-df9fbf8f390c</text:p>
          </table:table-cell>
          <table:table-cell office:value-type="string" table:style-name="ce1">
            <text:p>FD_awaitingthesignal</text:p>
          </table:table-cell>
          <table:table-cell office:value-type="string" table:style-name="ce1">
            <text:p>Awaiting the Signal</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r Ship's Move Cost is currently less than its printed Move Cost. React: Play this card before performing an action to move to an adjacent Sea.</text:p>
          </table:table-cell>
          <table:table-cell table:number-columns-repeated="16361"/>
        </table:table-row>
        <table:table-row table:style-name="ro2">
          <table:table-cell office:value-type="string" office:string-value="  &lt;card id=~153c6822-5ce8-443d-b67e-666537552675~ name=~Bad Surge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discard one of your Ship or Captain attachments to put this card into play. Any player in this Sea may, as an action, pay 3 Influence to discard Bad Surgeon. crew on this ship absorb 1 less Hit (minimum 1) when tacking to absorb Hit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153c6822-5ce8-443d-b67e-666537552675~ name=~Bad Surge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discard one of your Ship or Captain attachments to put this card into play. Any player in this Sea may, as an action, pay 3 Influence to discard Bad Surgeon. crew on this ship absorb 1 less Hit (minimum 1) when tacking to absorb Hits.~ /&gt;&lt;/card&gt;</text:p>
          </table:table-cell>
          <table:table-cell office:value-type="string" office:string-value=" &lt;Relationship Target=~/cards/FD_BadSurgeon.jpg~ Id=~C153c6822-5ce8-443d-b67e-666537552675~ Type=~http://schemas.octgn.org/picture~/&gt;" table:formula="of:=CONCATENATE(&quot; &lt;Relationship Target=~/cards/&quot;;[.D9];&quot;.jpg~ Id=~C&quot;;[.C9];&quot;~ Type=~http://schemas.octgn.org/picture~/&gt;&quot;)" table:style-name="ce1">
            <text:p><text:s/>&lt;Relationship Target=~/cards/FD_BadSurgeon.jpg~ Id=~C153c6822-5ce8-443d-b67e-666537552675~ Type=~http://schemas.octgn.org/picture~/&gt;</text:p>
          </table:table-cell>
          <table:table-cell office:value-type="string" table:style-name="ce1">
            <text:p>153c6822-5ce8-443d-b67e-666537552675</text:p>
          </table:table-cell>
          <table:table-cell office:value-type="string" table:style-name="ce1">
            <text:p>FD_BadSurgeon</text:p>
          </table:table-cell>
          <table:table-cell office:value-type="string" table:style-name="ce1">
            <text:p>Bad Surgeo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You must discard one of your Ship or Captain attachments to put this card into play. Any player in this Sea may, as an action, pay 3 Influence to discard Bad Surgeon. crew on this ship absorb 1 less Hit (minimum 1) when tacking to absorb Hits.</text:p>
          </table:table-cell>
          <table:table-cell table:number-columns-repeated="16361"/>
        </table:table-row>
        <table:table-row table:style-name="ro2">
          <table:table-cell office:value-type="string" office:string-value="  &lt;card id=~d8ac1b6f-39b4-45c0-ad2c-8ce50f64307e~ name=~Blasted Bulkhea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d8ac1b6f-39b4-45c0-ad2c-8ce50f64307e~ name=~Blasted Bulkhea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 /&gt;&lt;/card&gt;</text:p>
          </table:table-cell>
          <table:table-cell office:value-type="string" office:string-value=" &lt;Relationship Target=~/cards/FD_blastedbulkhead.jpg~ Id=~Cd8ac1b6f-39b4-45c0-ad2c-8ce50f64307e~ Type=~http://schemas.octgn.org/picture~/&gt;" table:formula="of:=CONCATENATE(&quot; &lt;Relationship Target=~/cards/&quot;;[.D10];&quot;.jpg~ Id=~C&quot;;[.C10];&quot;~ Type=~http://schemas.octgn.org/picture~/&gt;&quot;)" table:style-name="ce1">
            <text:p><text:s/>&lt;Relationship Target=~/cards/FD_blastedbulkhead.jpg~ Id=~Cd8ac1b6f-39b4-45c0-ad2c-8ce50f64307e~ Type=~http://schemas.octgn.org/picture~/&gt;</text:p>
          </table:table-cell>
          <table:table-cell office:value-type="string" table:style-name="ce1">
            <text:p>d8ac1b6f-39b4-45c0-ad2c-8ce50f64307e</text:p>
          </table:table-cell>
          <table:table-cell office:value-type="string" table:style-name="ce1">
            <text:p>FD_blastedbulkhead</text:p>
          </table:table-cell>
          <table:table-cell office:value-type="string" table:style-name="ce1">
            <text:p>Blasted Bulkhea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text:p>
          </table:table-cell>
          <table:table-cell table:number-columns-repeated="16361"/>
        </table:table-row>
        <table:table-row table:style-name="ro2">
          <table:table-cell office:value-type="string" office:string-value="  &lt;card id=~e25ebe45-87dc-4b89-b28a-8b8934aa376c~ name=~Bloody Figh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plays a card instead of performing a Boarding Attack. That Player must tack or discard one of their~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e25ebe45-87dc-4b89-b28a-8b8934aa376c~ name=~Bloody Figh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plays a card instead of performing a Boarding Attack. That Player must tack or discard one of their~ /&gt;&lt;/card&gt;</text:p>
          </table:table-cell>
          <table:table-cell office:value-type="string" office:string-value=" &lt;Relationship Target=~/cards/FD_bloodyfight.jpg~ Id=~Ce25ebe45-87dc-4b89-b28a-8b8934aa376c~ Type=~http://schemas.octgn.org/picture~/&gt;" table:formula="of:=CONCATENATE(&quot; &lt;Relationship Target=~/cards/&quot;;[.D11];&quot;.jpg~ Id=~C&quot;;[.C11];&quot;~ Type=~http://schemas.octgn.org/picture~/&gt;&quot;)" table:style-name="ce1">
            <text:p><text:s/>&lt;Relationship Target=~/cards/FD_bloodyfight.jpg~ Id=~Ce25ebe45-87dc-4b89-b28a-8b8934aa376c~ Type=~http://schemas.octgn.org/picture~/&gt;</text:p>
          </table:table-cell>
          <table:table-cell office:value-type="string" table:style-name="ce1">
            <text:p>e25ebe45-87dc-4b89-b28a-8b8934aa376c</text:p>
          </table:table-cell>
          <table:table-cell office:value-type="string" table:style-name="ce1">
            <text:p>FD_bloodyfight</text:p>
          </table:table-cell>
          <table:table-cell office:value-type="string" table:style-name="ce1">
            <text:p>Bloody Fight</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he other player in a Boarding plays a card instead of performing a Boarding Attack. That Player must tack or discard one of their</text:p>
          </table:table-cell>
          <table:table-cell table:number-columns-repeated="16361"/>
        </table:table-row>
        <table:table-row table:style-name="ro2">
          <table:table-cell office:value-type="string" office:string-value="  &lt;card id=~df54afce-90a0-42b6-a26a-05cd8fe373f9~ name=~Broken M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df54afce-90a0-42b6-a26a-05cd8fe373f9~ name=~Broken M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 /&gt;&lt;/card&gt;</text:p>
          </table:table-cell>
          <table:table-cell office:value-type="string" office:string-value=" &lt;Relationship Target=~/cards/FD_brokenmast.jpg~ Id=~Cdf54afce-90a0-42b6-a26a-05cd8fe373f9~ Type=~http://schemas.octgn.org/picture~/&gt;" table:formula="of:=CONCATENATE(&quot; &lt;Relationship Target=~/cards/&quot;;[.D12];&quot;.jpg~ Id=~C&quot;;[.C12];&quot;~ Type=~http://schemas.octgn.org/picture~/&gt;&quot;)" table:style-name="ce1">
            <text:p><text:s/>&lt;Relationship Target=~/cards/FD_brokenmast.jpg~ Id=~Cdf54afce-90a0-42b6-a26a-05cd8fe373f9~ Type=~http://schemas.octgn.org/picture~/&gt;</text:p>
          </table:table-cell>
          <table:table-cell office:value-type="string" table:style-name="ce1">
            <text:p>df54afce-90a0-42b6-a26a-05cd8fe373f9</text:p>
          </table:table-cell>
          <table:table-cell office:value-type="string" table:style-name="ce1">
            <text:p>FD_brokenmast</text:p>
          </table:table-cell>
          <table:table-cell office:value-type="string" table:style-name="ce1">
            <text:p>Broken Mas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text:p>
          </table:table-cell>
          <table:table-cell table:number-columns-repeated="16361"/>
        </table:table-row>
        <table:table-row table:style-name="ro2">
          <table:table-cell office:value-type="string" office:string-value="  &lt;card id=~fbc312ec-6e39-4378-8af3-298a6165d61a~ name=~But, not in Vain~&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one of your crew to absorb Hits during a Boarding. If you have no other crew with a higher Influence cost, the Boading is ende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fbc312ec-6e39-4378-8af3-298a6165d61a~ name=~But, not in Vain~&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one of your crew to absorb Hits during a Boarding. If you have no other crew with a higher Influence cost, the Boading is ended.~ /&gt;&lt;/card&gt;</text:p>
          </table:table-cell>
          <table:table-cell office:value-type="string" office:string-value=" &lt;Relationship Target=~/cards/FD_butnotinvain.jpg~ Id=~Cfbc312ec-6e39-4378-8af3-298a6165d61a~ Type=~http://schemas.octgn.org/picture~/&gt;" table:formula="of:=CONCATENATE(&quot; &lt;Relationship Target=~/cards/&quot;;[.D13];&quot;.jpg~ Id=~C&quot;;[.C13];&quot;~ Type=~http://schemas.octgn.org/picture~/&gt;&quot;)" table:style-name="ce1">
            <text:p><text:s/>&lt;Relationship Target=~/cards/FD_butnotinvain.jpg~ Id=~Cfbc312ec-6e39-4378-8af3-298a6165d61a~ Type=~http://schemas.octgn.org/picture~/&gt;</text:p>
          </table:table-cell>
          <table:table-cell office:value-type="string" table:style-name="ce1">
            <text:p>fbc312ec-6e39-4378-8af3-298a6165d61a</text:p>
          </table:table-cell>
          <table:table-cell office:value-type="string" table:style-name="ce1">
            <text:p>FD_butnotinvain</text:p>
          </table:table-cell>
          <table:table-cell office:value-type="string" table:style-name="ce1">
            <text:p>But, not in Vain</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you sink one of your crew to absorb Hits during a Boarding. If you have no other crew with a higher Influence cost, the Boading is ended.</text:p>
          </table:table-cell>
          <table:table-cell table:number-columns-repeated="16361"/>
        </table:table-row>
        <table:table-row table:style-name="ro2">
          <table:table-cell office:value-type="string" office:string-value="  &lt;card id=~5ed6966d-5764-4de5-8976-0dc40401c11d~ name=~Call to Arm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is not canceled. Untack one of your non-Captain crew with the Swordsman or First Mate trait.~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5ed6966d-5764-4de5-8976-0dc40401c11d~ name=~Call to Arm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is not canceled. Untack one of your non-Captain crew with the Swordsman or First Mate trait.~ /&gt;&lt;/card&gt;</text:p>
          </table:table-cell>
          <table:table-cell office:value-type="string" office:string-value=" &lt;Relationship Target=~/cards/FD_calltoarms.jpg~ Id=~C5ed6966d-5764-4de5-8976-0dc40401c11d~ Type=~http://schemas.octgn.org/picture~/&gt;" table:formula="of:=CONCATENATE(&quot; &lt;Relationship Target=~/cards/&quot;;[.D14];&quot;.jpg~ Id=~C&quot;;[.C14];&quot;~ Type=~http://schemas.octgn.org/picture~/&gt;&quot;)" table:style-name="ce1">
            <text:p><text:s/>&lt;Relationship Target=~/cards/FD_calltoarms.jpg~ Id=~C5ed6966d-5764-4de5-8976-0dc40401c11d~ Type=~http://schemas.octgn.org/picture~/&gt;</text:p>
          </table:table-cell>
          <table:table-cell office:value-type="string" table:style-name="ce1">
            <text:p>5ed6966d-5764-4de5-8976-0dc40401c11d</text:p>
          </table:table-cell>
          <table:table-cell office:value-type="string" table:style-name="ce1">
            <text:p>FD_calltoarms</text:p>
          </table:table-cell>
          <table:table-cell office:value-type="string" table:style-name="ce1">
            <text:p>Call to Arm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n opponent begins a Boarding with your Ship that is not canceled. Untack one of your non-Captain crew with the Swordsman or First Mate trait.</text:p>
          </table:table-cell>
          <table:table-cell table:number-columns-repeated="16361"/>
        </table:table-row>
        <table:table-row table:style-name="ro2">
          <table:table-cell office:value-type="string" office:string-value="  &lt;card id=~6f5c7cd1-7786-4d85-85b6-268533835e23~ name=~Captured!~&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player with 1 or more untacked Captive crew on their Ship. Target player must tack one of their Captive crew.~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6f5c7cd1-7786-4d85-85b6-268533835e23~ name=~Captured!~&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player with 1 or more untacked Captive crew on their Ship. Target player must tack one of their Captive crew.~ /&gt;&lt;/card&gt;</text:p>
          </table:table-cell>
          <table:table-cell office:value-type="string" office:string-value=" &lt;Relationship Target=~/cards/FD_captured.jpg~ Id=~C6f5c7cd1-7786-4d85-85b6-268533835e23~ Type=~http://schemas.octgn.org/picture~/&gt;" table:formula="of:=CONCATENATE(&quot; &lt;Relationship Target=~/cards/&quot;;[.D15];&quot;.jpg~ Id=~C&quot;;[.C15];&quot;~ Type=~http://schemas.octgn.org/picture~/&gt;&quot;)" table:style-name="ce1">
            <text:p><text:s/>&lt;Relationship Target=~/cards/FD_captured.jpg~ Id=~C6f5c7cd1-7786-4d85-85b6-268533835e23~ Type=~http://schemas.octgn.org/picture~/&gt;</text:p>
          </table:table-cell>
          <table:table-cell office:value-type="string" table:style-name="ce1">
            <text:p>6f5c7cd1-7786-4d85-85b6-268533835e23</text:p>
          </table:table-cell>
          <table:table-cell office:value-type="string" table:style-name="ce1">
            <text:p>FD_captured</text:p>
          </table:table-cell>
          <table:table-cell office:value-type="string" table:style-name="ce1">
            <text:p>Capture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player with 1 or more untacked Captive crew on their Ship. Target player must tack one of their Captive crew.</text:p>
          </table:table-cell>
          <table:table-cell table:number-columns-repeated="16361"/>
        </table:table-row>
        <table:table-row table:style-name="ro2">
          <table:table-cell office:value-type="string" office:string-value="  &lt;card id=~a4c0e0cb-bf8e-4c4e-a31b-29d41e182250~ name=~Carleon~&gt;&lt;property name=~Rarity~ value=~R~ /&gt;&lt;property name=~Type~ value=~attachments~ /&gt;&lt;property name=~Cost~ value=~1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a4c0e0cb-bf8e-4c4e-a31b-29d41e182250~ name=~Carleon~&gt;&lt;property name=~Rarity~ value=~R~ /&gt;&lt;property name=~Type~ value=~attachments~ /&gt;&lt;property name=~Cost~ value=~1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 /&gt;&lt;/card&gt;</text:p>
          </table:table-cell>
          <table:table-cell office:value-type="string" office:string-value=" &lt;Relationship Target=~/cards/FD_Carleon.jpg~ Id=~Ca4c0e0cb-bf8e-4c4e-a31b-29d41e182250~ Type=~http://schemas.octgn.org/picture~/&gt;" table:formula="of:=CONCATENATE(&quot; &lt;Relationship Target=~/cards/&quot;;[.D16];&quot;.jpg~ Id=~C&quot;;[.C16];&quot;~ Type=~http://schemas.octgn.org/picture~/&gt;&quot;)" table:style-name="ce1">
            <text:p><text:s/>&lt;Relationship Target=~/cards/FD_Carleon.jpg~ Id=~Ca4c0e0cb-bf8e-4c4e-a31b-29d41e182250~ Type=~http://schemas.octgn.org/picture~/&gt;</text:p>
          </table:table-cell>
          <table:table-cell office:value-type="string" table:style-name="ce1">
            <text:p>a4c0e0cb-bf8e-4c4e-a31b-29d41e182250</text:p>
          </table:table-cell>
          <table:table-cell office:value-type="string" table:style-name="ce1">
            <text:p>FD_Carleon</text:p>
          </table:table-cell>
          <table:table-cell office:value-type="string" table:style-name="ce1">
            <text:p>Carleon</text:p>
          </table:table-cell>
          <table:table-cell office:value-type="string" table:style-name="ce1">
            <text:p>R</text:p>
          </table:table-cell>
          <table:table-cell office:value-type="string" table:style-name="ce1">
            <text:p>attachments</text:p>
          </table:table-cell>
          <table:table-cell office:value-type="float" office:value="12" table:style-name="ce1">
            <text:p>1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text:p>
          </table:table-cell>
          <table:table-cell table:number-columns-repeated="16361"/>
        </table:table-row>
        <table:table-row table:style-name="ro2">
          <table:table-cell office:value-type="string" office:string-value="  &lt;card id=~c00c0644-5c01-423e-a112-2432db25ec2f~ name=~Crackers on Demand~&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untack any Pet card in play.~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c00c0644-5c01-423e-a112-2432db25ec2f~ name=~Crackers on Demand~&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untack any Pet card in play.~ /&gt;&lt;/card&gt;</text:p>
          </table:table-cell>
          <table:table-cell office:value-type="string" office:string-value=" &lt;Relationship Target=~/cards/FD_CrackersonDemand.jpg~ Id=~Cc00c0644-5c01-423e-a112-2432db25ec2f~ Type=~http://schemas.octgn.org/picture~/&gt;" table:formula="of:=CONCATENATE(&quot; &lt;Relationship Target=~/cards/&quot;;[.D17];&quot;.jpg~ Id=~C&quot;;[.C17];&quot;~ Type=~http://schemas.octgn.org/picture~/&gt;&quot;)" table:style-name="ce1">
            <text:p><text:s/>&lt;Relationship Target=~/cards/FD_CrackersonDemand.jpg~ Id=~Cc00c0644-5c01-423e-a112-2432db25ec2f~ Type=~http://schemas.octgn.org/picture~/&gt;</text:p>
          </table:table-cell>
          <table:table-cell office:value-type="string" table:style-name="ce1">
            <text:p>c00c0644-5c01-423e-a112-2432db25ec2f</text:p>
          </table:table-cell>
          <table:table-cell office:value-type="string" table:style-name="ce1">
            <text:p>FD_CrackersonDemand</text:p>
          </table:table-cell>
          <table:table-cell office:value-type="string" table:style-name="ce1">
            <text:p>Crackers on Demand</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untack any Pet card in play.</text:p>
          </table:table-cell>
          <table:table-cell table:number-columns-repeated="16361" table:style-name="ce1"/>
        </table:table-row>
        <table:table-row table:style-name="ro2">
          <table:table-cell office:value-type="string" office:string-value="  &lt;card id=~6bf697dd-f486-406e-a804-5c388b6904c7~ name=~Crossbow Bolt~&gt;&lt;property name=~Rarity~ value=~C~ /&gt;&lt;property name=~Type~ value=~actions~ /&gt;&lt;property name=~Cost~ value=~1~ /&gt;&lt;property name=~Cost Type~ value=~Sw~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untacked crew out to fight against an opponent's crew that has been pushed forward to start a Boarding Attack. Tack the opposing crew.~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6bf697dd-f486-406e-a804-5c388b6904c7~ name=~Crossbow Bolt~&gt;&lt;property name=~Rarity~ value=~C~ /&gt;&lt;property name=~Type~ value=~actions~ /&gt;&lt;property name=~Cost~ value=~1~ /&gt;&lt;property name=~Cost Type~ value=~Sw~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untacked crew out to fight against an opponent's crew that has been pushed forward to start a Boarding Attack. Tack the opposing crew.~ /&gt;&lt;/card&gt;</text:p>
          </table:table-cell>
          <table:table-cell office:value-type="string" office:string-value=" &lt;Relationship Target=~/cards/FD_crossbowbolt.jpg~ Id=~C6bf697dd-f486-406e-a804-5c388b6904c7~ Type=~http://schemas.octgn.org/picture~/&gt;" table:formula="of:=CONCATENATE(&quot; &lt;Relationship Target=~/cards/&quot;;[.D18];&quot;.jpg~ Id=~C&quot;;[.C18];&quot;~ Type=~http://schemas.octgn.org/picture~/&gt;&quot;)" table:style-name="ce1">
            <text:p><text:s/>&lt;Relationship Target=~/cards/FD_crossbowbolt.jpg~ Id=~C6bf697dd-f486-406e-a804-5c388b6904c7~ Type=~http://schemas.octgn.org/picture~/&gt;</text:p>
          </table:table-cell>
          <table:table-cell office:value-type="string" table:style-name="ce1">
            <text:p>6bf697dd-f486-406e-a804-5c388b6904c7</text:p>
          </table:table-cell>
          <table:table-cell office:value-type="string" table:style-name="ce1">
            <text:p>FD_crossbowbolt</text:p>
          </table:table-cell>
          <table:table-cell office:value-type="string" table:style-name="ce1">
            <text:p>Crossbow Bolt</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2" table:style-name="ce1">
            <text:p>2</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end one of your untacked crew out to fight against an opponent's crew that has been pushed forward to start a Boarding Attack. Tack the opposing crew.</text:p>
          </table:table-cell>
          <table:table-cell table:number-columns-repeated="16361" table:style-name="ce1"/>
        </table:table-row>
        <table:table-row table:style-name="ro2">
          <table:table-cell office:value-type="string" office:string-value="  &lt;card id=~85cc1f7d-e418-4e35-b672-85482af0f829~ name=~Cut a Path!~&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2 Adventuring until the end of the turn.~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85cc1f7d-e418-4e35-b672-85482af0f829~ name=~Cut a Path!~&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2 Adventuring until the end of the turn.~ /&gt;&lt;/card&gt;</text:p>
          </table:table-cell>
          <table:table-cell office:value-type="string" office:string-value=" &lt;Relationship Target=~/cards/FD_cutapath.jpg~ Id=~C85cc1f7d-e418-4e35-b672-85482af0f829~ Type=~http://schemas.octgn.org/picture~/&gt;" table:formula="of:=CONCATENATE(&quot; &lt;Relationship Target=~/cards/&quot;;[.D19];&quot;.jpg~ Id=~C&quot;;[.C19];&quot;~ Type=~http://schemas.octgn.org/picture~/&gt;&quot;)" table:style-name="ce1">
            <text:p><text:s/>&lt;Relationship Target=~/cards/FD_cutapath.jpg~ Id=~C85cc1f7d-e418-4e35-b672-85482af0f829~ Type=~http://schemas.octgn.org/picture~/&gt;</text:p>
          </table:table-cell>
          <table:table-cell office:value-type="string" table:style-name="ce1">
            <text:p>85cc1f7d-e418-4e35-b672-85482af0f829</text:p>
          </table:table-cell>
          <table:table-cell office:value-type="string" table:style-name="ce1">
            <text:p>FD_cutapath</text:p>
          </table:table-cell>
          <table:table-cell office:value-type="string" table:style-name="ce1">
            <text:p>Cut a Path!</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All of your crew aligned to your Captain?s faction gain +2 Adventuring until the end of the turn.</text:p>
          </table:table-cell>
          <table:table-cell table:number-columns-repeated="16361" table:style-name="ce1"/>
        </table:table-row>
        <table:table-row table:style-name="ro2">
          <table:table-cell office:value-type="string" office:string-value="  &lt;card id=~d5ee8002-ae12-4cc5-90c0-98dc361f6211~ name=~Die Seevogel~&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6~ /&gt;&lt;property name=~Move Cost~ value=~2~ /&gt;&lt;property name=~Faction~ value=~unaligned~ /&gt;&lt;property name=~Text~ value=~Act: Tack Die Seevogel and one of your crew to untack another one of your non-Captain crew. React: Tack before performing an action, to move to an adjacent Sea.~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d5ee8002-ae12-4cc5-90c0-98dc361f6211~ name=~Die Seevogel~&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6~ /&gt;&lt;property name=~Move Cost~ value=~2~ /&gt;&lt;property name=~Faction~ value=~unaligned~ /&gt;&lt;property name=~Text~ value=~Act: Tack Die Seevogel and one of your crew to untack another one of your non-Captain crew. React: Tack before performing an action, to move to an adjacent Sea.~ /&gt;&lt;/card&gt;</text:p>
          </table:table-cell>
          <table:table-cell office:value-type="string" office:string-value=" &lt;Relationship Target=~/cards/FD_dieseevogel.jpg~ Id=~Cd5ee8002-ae12-4cc5-90c0-98dc361f6211~ Type=~http://schemas.octgn.org/picture~/&gt;" table:formula="of:=CONCATENATE(&quot; &lt;Relationship Target=~/cards/&quot;;[.D20];&quot;.jpg~ Id=~C&quot;;[.C20];&quot;~ Type=~http://schemas.octgn.org/picture~/&gt;&quot;)" table:style-name="ce1">
            <text:p><text:s/>&lt;Relationship Target=~/cards/FD_dieseevogel.jpg~ Id=~Cd5ee8002-ae12-4cc5-90c0-98dc361f6211~ Type=~http://schemas.octgn.org/picture~/&gt;</text:p>
          </table:table-cell>
          <table:table-cell office:value-type="string" table:style-name="ce1">
            <text:p>d5ee8002-ae12-4cc5-90c0-98dc361f6211</text:p>
          </table:table-cell>
          <table:table-cell office:value-type="string" table:style-name="ce1">
            <text:p>FD_dieseevogel</text:p>
          </table:table-cell>
          <table:table-cell office:value-type="string" table:style-name="ce1">
            <text:p>Die Seevogel</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6" table:style-name="ce1">
            <text:p>6</text:p>
          </table:table-cell>
          <table:table-cell office:value-type="float" office:value="2" table:style-name="ce1">
            <text:p>2</text:p>
          </table:table-cell>
          <table:table-cell office:value-type="string" table:style-name="ce1">
            <text:p>unaligned</text:p>
          </table:table-cell>
          <table:table-cell office:value-type="string" table:style-name="ce1">
            <text:p>Act: Tack Die Seevogel and one of your crew to untack another one of your non-Captain crew. React: Tack before performing an action, to move to an adjacent Sea.</text:p>
          </table:table-cell>
          <table:table-cell table:number-columns-repeated="16361" table:style-name="ce1"/>
        </table:table-row>
        <table:table-row table:style-name="ro2">
          <table:table-cell office:value-type="string" office:string-value="  &lt;card id=~5a4089f0-defb-474d-8766-9f6ffdf1dcf4~ name=~Dockside Rai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aptain. Tack and Sink one of your crew with an Influence cost of 3 or more to reduce all of the target Captain's skills by 2 (minimum 1) until the end of the turn.~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5a4089f0-defb-474d-8766-9f6ffdf1dcf4~ name=~Dockside Rai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aptain. Tack and Sink one of your crew with an Influence cost of 3 or more to reduce all of the target Captain's skills by 2 (minimum 1) until the end of the turn.~ /&gt;&lt;/card&gt;</text:p>
          </table:table-cell>
          <table:table-cell office:value-type="string" office:string-value=" &lt;Relationship Target=~/cards/FD_docksideraid.jpg~ Id=~C5a4089f0-defb-474d-8766-9f6ffdf1dcf4~ Type=~http://schemas.octgn.org/picture~/&gt;" table:formula="of:=CONCATENATE(&quot; &lt;Relationship Target=~/cards/&quot;;[.D21];&quot;.jpg~ Id=~C&quot;;[.C21];&quot;~ Type=~http://schemas.octgn.org/picture~/&gt;&quot;)" table:style-name="ce1">
            <text:p><text:s/>&lt;Relationship Target=~/cards/FD_docksideraid.jpg~ Id=~C5a4089f0-defb-474d-8766-9f6ffdf1dcf4~ Type=~http://schemas.octgn.org/picture~/&gt;</text:p>
          </table:table-cell>
          <table:table-cell office:value-type="string" table:style-name="ce1">
            <text:p>5a4089f0-defb-474d-8766-9f6ffdf1dcf4</text:p>
          </table:table-cell>
          <table:table-cell office:value-type="string" table:style-name="ce1">
            <text:p>FD_docksideraid</text:p>
          </table:table-cell>
          <table:table-cell office:value-type="string" table:style-name="ce1">
            <text:p>Dockside Rai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aptain. Tack and Sink one of your crew with an Influence cost of 3 or more to reduce all of the target Captain's skills by 2 (minimum 1) until the end of the turn.</text:p>
          </table:table-cell>
          <table:table-cell table:number-columns-repeated="16361" table:style-name="ce1"/>
        </table:table-row>
        <table:table-row table:style-name="ro2">
          <table:table-cell office:value-type="string" office:string-value="  &lt;card id=~ad189717-32c2-492e-a656-883a23327fbf~ name=~Donn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4~ /&gt;&lt;property name=~Crew Max~ value=~~ /&gt;&lt;property name=~Move Cost~ value=~~ /&gt;&lt;property name=~Faction~ value=~Brotherhood~ /&gt;&lt;property name=~Text~ value=~Experienced * Unique * Loyal * Act: Once per turn you may discard 1 card from your hand and target another Ship in this Sea to begin a Boarding with that Ship. The player controlling the Ship targeted by the Boarding may cancel this action by paying their Ship?s move cost in Sailing.~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ad189717-32c2-492e-a656-883a23327fbf~ name=~Donn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4~ /&gt;&lt;property name=~Crew Max~ value=~~ /&gt;&lt;property name=~Move Cost~ value=~~ /&gt;&lt;property name=~Faction~ value=~Brotherhood~ /&gt;&lt;property name=~Text~ value=~Experienced * Unique * Loyal * Act: Once per turn you may discard 1 card from your hand and target another Ship in this Sea to begin a Boarding with that Ship. The player controlling the Ship targeted by the Boarding may cancel this action by paying their Ship?s move cost in Sailing.~ /&gt;&lt;/card&gt;</text:p>
          </table:table-cell>
          <table:table-cell office:value-type="string" office:string-value=" &lt;Relationship Target=~/cards/FD_donna.jpg~ Id=~Cad189717-32c2-492e-a656-883a23327fbf~ Type=~http://schemas.octgn.org/picture~/&gt;" table:formula="of:=CONCATENATE(&quot; &lt;Relationship Target=~/cards/&quot;;[.D22];&quot;.jpg~ Id=~C&quot;;[.C22];&quot;~ Type=~http://schemas.octgn.org/picture~/&gt;&quot;)" table:style-name="ce1">
            <text:p><text:s/>&lt;Relationship Target=~/cards/FD_donna.jpg~ Id=~Cad189717-32c2-492e-a656-883a23327fbf~ Type=~http://schemas.octgn.org/picture~/&gt;</text:p>
          </table:table-cell>
          <table:table-cell office:value-type="string" table:style-name="ce1">
            <text:p>ad189717-32c2-492e-a656-883a23327fbf</text:p>
          </table:table-cell>
          <table:table-cell office:value-type="string" table:style-name="ce1">
            <text:p>FD_donna</text:p>
          </table:table-cell>
          <table:table-cell office:value-type="string" table:style-name="ce1">
            <text:p>Donna</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Experienced * Unique * Loyal * Act: Once per turn you may discard 1 card from your hand and target another Ship in this Sea to begin a Boarding with that Ship. The player controlling the Ship targeted by the Boarding may cancel this action by paying their Ship?s move cost in Sailing.</text:p>
          </table:table-cell>
          <table:table-cell table:number-columns-repeated="16361" table:style-name="ce1"/>
        </table:table-row>
        <table:table-row table:style-name="ro2">
          <table:table-cell office:value-type="string" office:string-value="  &lt;card id=~bd3c7296-c444-4918-8ab4-482aeae3cea5~ name=~Dunti~&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Experienced * Unique * Holy * If Ernesto Castillus is your Captain, Dunti has the trait: First Mate. React: Tack and sink one of your crew aligned to your Captain?s faction when a player plays an Action card as a React to Suffering Hits. That Action card is canceled.~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bd3c7296-c444-4918-8ab4-482aeae3cea5~ name=~Dunti~&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Experienced * Unique * Holy * If Ernesto Castillus is your Captain, Dunti has the trait: First Mate. React: Tack and sink one of your crew aligned to your Captain?s faction when a player plays an Action card as a React to Suffering Hits. That Action card is canceled.~ /&gt;&lt;/card&gt;</text:p>
          </table:table-cell>
          <table:table-cell office:value-type="string" office:string-value=" &lt;Relationship Target=~/cards/FD_dunti.jpg~ Id=~Cbd3c7296-c444-4918-8ab4-482aeae3cea5~ Type=~http://schemas.octgn.org/picture~/&gt;" table:formula="of:=CONCATENATE(&quot; &lt;Relationship Target=~/cards/&quot;;[.D23];&quot;.jpg~ Id=~C&quot;;[.C23];&quot;~ Type=~http://schemas.octgn.org/picture~/&gt;&quot;)" table:style-name="ce1">
            <text:p><text:s/>&lt;Relationship Target=~/cards/FD_dunti.jpg~ Id=~Cbd3c7296-c444-4918-8ab4-482aeae3cea5~ Type=~http://schemas.octgn.org/picture~/&gt;</text:p>
          </table:table-cell>
          <table:table-cell office:value-type="string" table:style-name="ce1">
            <text:p>bd3c7296-c444-4918-8ab4-482aeae3cea5</text:p>
          </table:table-cell>
          <table:table-cell office:value-type="string" table:style-name="ce1">
            <text:p>FD_dunti</text:p>
          </table:table-cell>
          <table:table-cell office:value-type="string" table:style-name="ce1">
            <text:p>Dunti</text:p>
          </table:table-cell>
          <table:table-cell office:value-type="string" table:style-name="ce1">
            <text:p>F</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Experienced * Unique * Holy * If Ernesto Castillus is your Captain, Dunti has the trait: First Mate. React: Tack and sink one of your crew aligned to your Captain?s faction when a player plays an Action card as a React to Suffering Hits. That Action card is canceled.</text:p>
          </table:table-cell>
          <table:table-cell table:number-columns-repeated="16361" table:style-name="ce1"/>
        </table:table-row>
        <table:table-row table:style-name="ro2">
          <table:table-cell office:value-type="string" office:string-value="  &lt;card id=~f1c43194-2cbc-44c6-ab11-48174f05a21b~ name=~Dust to Dust~&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4 Hits to inflict 2 extra Hits.~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f1c43194-2cbc-44c6-ab11-48174f05a21b~ name=~Dust to Dust~&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4 Hits to inflict 2 extra Hits.~ /&gt;&lt;/card&gt;</text:p>
          </table:table-cell>
          <table:table-cell office:value-type="string" office:string-value=" &lt;Relationship Target=~/cards/FD_dusttodust.jpg~ Id=~Cf1c43194-2cbc-44c6-ab11-48174f05a21b~ Type=~http://schemas.octgn.org/picture~/&gt;" table:formula="of:=CONCATENATE(&quot; &lt;Relationship Target=~/cards/&quot;;[.D24];&quot;.jpg~ Id=~C&quot;;[.C24];&quot;~ Type=~http://schemas.octgn.org/picture~/&gt;&quot;)" table:style-name="ce1">
            <text:p><text:s/>&lt;Relationship Target=~/cards/FD_dusttodust.jpg~ Id=~Cf1c43194-2cbc-44c6-ab11-48174f05a21b~ Type=~http://schemas.octgn.org/picture~/&gt;</text:p>
          </table:table-cell>
          <table:table-cell office:value-type="string" table:style-name="ce1">
            <text:p>f1c43194-2cbc-44c6-ab11-48174f05a21b</text:p>
          </table:table-cell>
          <table:table-cell office:value-type="string" table:style-name="ce1">
            <text:p>FD_dusttodust</text:p>
          </table:table-cell>
          <table:table-cell office:value-type="string" table:style-name="ce1">
            <text:p>Dust to Dust</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inflicting exactly 4 Hits to inflict 2 extra Hits.</text:p>
          </table:table-cell>
          <table:table-cell table:number-columns-repeated="16361" table:style-name="ce1"/>
        </table:table-row>
        <table:table-row table:style-name="ro2">
          <table:table-cell office:value-type="string" office:string-value="  &lt;card id=~3776a337-3dd2-4197-8848-108b80726e83~ name=~Emily de Gallego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Glamour 1 * React: Instead of performing a Boarding Attack, tack Emily to tack all non-Captain crew on board the ships in the Boarding with a printed Influence cost less than 2.~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3776a337-3dd2-4197-8848-108b80726e83~ name=~Emily de Gallego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Glamour 1 * React: Instead of performing a Boarding Attack, tack Emily to tack all non-Captain crew on board the ships in the Boarding with a printed Influence cost less than 2.~ /&gt;&lt;/card&gt;</text:p>
          </table:table-cell>
          <table:table-cell office:value-type="string" office:string-value=" &lt;Relationship Target=~/cards/FD_emilydegallegos.jpg~ Id=~C3776a337-3dd2-4197-8848-108b80726e83~ Type=~http://schemas.octgn.org/picture~/&gt;" table:formula="of:=CONCATENATE(&quot; &lt;Relationship Target=~/cards/&quot;;[.D25];&quot;.jpg~ Id=~C&quot;;[.C25];&quot;~ Type=~http://schemas.octgn.org/picture~/&gt;&quot;)" table:style-name="ce1">
            <text:p><text:s/>&lt;Relationship Target=~/cards/FD_emilydegallegos.jpg~ Id=~C3776a337-3dd2-4197-8848-108b80726e83~ Type=~http://schemas.octgn.org/picture~/&gt;</text:p>
          </table:table-cell>
          <table:table-cell office:value-type="string" table:style-name="ce1">
            <text:p>3776a337-3dd2-4197-8848-108b80726e83</text:p>
          </table:table-cell>
          <table:table-cell office:value-type="string" table:style-name="ce1">
            <text:p>FD_emilydegallegos</text:p>
          </table:table-cell>
          <table:table-cell office:value-type="string" table:style-name="ce1">
            <text:p>Emily de Gallego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Glamour 1 * React: Instead of performing a Boarding Attack, tack Emily to tack all non-Captain crew on board the ships in the Boarding with a printed Influence cost less than 2.</text:p>
          </table:table-cell>
          <table:table-cell table:number-columns-repeated="16361" table:style-name="ce1"/>
        </table:table-row>
        <table:table-row table:style-name="ro2">
          <table:table-cell office:value-type="string" office:string-value="  &lt;card id=~c68f0f49-5ff4-4ed2-8e03-f07712110c4a~ name=~Entwining Kelp~&gt;&lt;property name=~Rarity~ value=~C~ /&gt;&lt;property name=~Type~ value=~actions~ /&gt;&lt;property name=~Cost~ value=~2~ /&gt;&lt;property name=~Cost Type~ value=~Ad~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c68f0f49-5ff4-4ed2-8e03-f07712110c4a~ name=~Entwining Kelp~&gt;&lt;property name=~Rarity~ value=~C~ /&gt;&lt;property name=~Type~ value=~actions~ /&gt;&lt;property name=~Cost~ value=~2~ /&gt;&lt;property name=~Cost Type~ value=~Ad~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FD_entwiningkelp.jpg~ Id=~Cc68f0f49-5ff4-4ed2-8e03-f07712110c4a~ Type=~http://schemas.octgn.org/picture~/&gt;" table:formula="of:=CONCATENATE(&quot; &lt;Relationship Target=~/cards/&quot;;[.D26];&quot;.jpg~ Id=~C&quot;;[.C26];&quot;~ Type=~http://schemas.octgn.org/picture~/&gt;&quot;)" table:style-name="ce1">
            <text:p><text:s/>&lt;Relationship Target=~/cards/FD_entwiningkelp.jpg~ Id=~Cc68f0f49-5ff4-4ed2-8e03-f07712110c4a~ Type=~http://schemas.octgn.org/picture~/&gt;</text:p>
          </table:table-cell>
          <table:table-cell office:value-type="string" table:style-name="ce1">
            <text:p>c68f0f49-5ff4-4ed2-8e03-f07712110c4a</text:p>
          </table:table-cell>
          <table:table-cell office:value-type="string" table:style-name="ce1">
            <text:p>FD_entwiningkelp</text:p>
          </table:table-cell>
          <table:table-cell office:value-type="string" table:style-name="ce1">
            <text:p>Entwining Kelp</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16370" table:style-name="ce1"/>
        </table:table-row>
        <table:table-row table:style-name="ro2">
          <table:table-cell office:value-type="string" office:string-value="  &lt;card id=~64919171-e1ee-4bba-a193-454794261154~ name=~Eyes of Reason~&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ye (A crew may not have more than one Eye Attachment) React: Tack the Eye of Reason and target a crew on another player?s Ship instead of performing a Boarding Attack. All attachments on the target are tacked. The attachments are considered to be blank until after the Boarding ends.~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64919171-e1ee-4bba-a193-454794261154~ name=~Eyes of Reason~&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ye (A crew may not have more than one Eye Attachment) React: Tack the Eye of Reason and target a crew on another player?s Ship instead of performing a Boarding Attack. All attachments on the target are tacked. The attachments are considered to be blank until after the Boarding ends.~ /&gt;&lt;/card&gt;</text:p>
          </table:table-cell>
          <table:table-cell office:value-type="string" office:string-value=" &lt;Relationship Target=~/cards/FD_eyeofreason.jpg~ Id=~C64919171-e1ee-4bba-a193-454794261154~ Type=~http://schemas.octgn.org/picture~/&gt;" table:formula="of:=CONCATENATE(&quot; &lt;Relationship Target=~/cards/&quot;;[.D27];&quot;.jpg~ Id=~C&quot;;[.C27];&quot;~ Type=~http://schemas.octgn.org/picture~/&gt;&quot;)" table:style-name="ce1">
            <text:p><text:s/>&lt;Relationship Target=~/cards/FD_eyeofreason.jpg~ Id=~C64919171-e1ee-4bba-a193-454794261154~ Type=~http://schemas.octgn.org/picture~/&gt;</text:p>
          </table:table-cell>
          <table:table-cell office:value-type="string" table:style-name="ce1">
            <text:p>64919171-e1ee-4bba-a193-454794261154</text:p>
          </table:table-cell>
          <table:table-cell office:value-type="string" table:style-name="ce1">
            <text:p>FD_eyeofreason</text:p>
          </table:table-cell>
          <table:table-cell office:value-type="string" table:style-name="ce1">
            <text:p>Eyes of Reason</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Eye (A crew may not have more than one Eye Attachment) React: Tack the Eye of Reason and target a crew on another player?s Ship instead of performing a Boarding Attack. All attachments on the target are tacked. The attachments are considered to be blank until after the Boarding ends.</text:p>
          </table:table-cell>
          <table:table-cell table:number-columns-repeated="16361" table:style-name="ce1"/>
        </table:table-row>
        <table:table-row table:style-name="ro2">
          <table:table-cell office:value-type="string" office:string-value="  &lt;card id=~33d9dc34-f5fd-4405-a1db-20fc480ea195~ name=~Fierbas Desaix du Paix~&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0~ /&gt;&lt;property name=~Influence~ value=~2~ /&gt;&lt;property name=~Swashbuckling~ value=~2~ /&gt;&lt;property name=~Crew Max~ value=~~ /&gt;&lt;property name=~Move Cost~ value=~~ /&gt;&lt;property name=~Faction~ value=~Montaigne~ /&gt;&lt;property name=~Text~ value=~Experienced * Unique * Gunner * Porte, 1 * Act: Target an Attachment attached to another player's Captain or Ship. Tack Fierbas to discard that card. The controller of that card may cancel this action by paying 3 Swashbuckling.~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33d9dc34-f5fd-4405-a1db-20fc480ea195~ name=~Fierbas Desaix du Paix~&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0~ /&gt;&lt;property name=~Influence~ value=~2~ /&gt;&lt;property name=~Swashbuckling~ value=~2~ /&gt;&lt;property name=~Crew Max~ value=~~ /&gt;&lt;property name=~Move Cost~ value=~~ /&gt;&lt;property name=~Faction~ value=~Montaigne~ /&gt;&lt;property name=~Text~ value=~Experienced * Unique * Gunner * Porte, 1 * Act: Target an Attachment attached to another player's Captain or Ship. Tack Fierbas to discard that card. The controller of that card may cancel this action by paying 3 Swashbuckling.~ /&gt;&lt;/card&gt;</text:p>
          </table:table-cell>
          <table:table-cell office:value-type="string" office:string-value=" &lt;Relationship Target=~/cards/FD_fierbasdesaixdupaix.jpg~ Id=~C33d9dc34-f5fd-4405-a1db-20fc480ea195~ Type=~http://schemas.octgn.org/picture~/&gt;" table:formula="of:=CONCATENATE(&quot; &lt;Relationship Target=~/cards/&quot;;[.D28];&quot;.jpg~ Id=~C&quot;;[.C28];&quot;~ Type=~http://schemas.octgn.org/picture~/&gt;&quot;)" table:style-name="ce1">
            <text:p><text:s/>&lt;Relationship Target=~/cards/FD_fierbasdesaixdupaix.jpg~ Id=~C33d9dc34-f5fd-4405-a1db-20fc480ea195~ Type=~http://schemas.octgn.org/picture~/&gt;</text:p>
          </table:table-cell>
          <table:table-cell office:value-type="string" table:style-name="ce1">
            <text:p>33d9dc34-f5fd-4405-a1db-20fc480ea195</text:p>
          </table:table-cell>
          <table:table-cell office:value-type="string" table:style-name="ce1">
            <text:p>FD_fierbasdesaixdupaix</text:p>
          </table:table-cell>
          <table:table-cell office:value-type="string" table:style-name="ce1">
            <text:p>Fierbas Desaix du Paix</text:p>
          </table:table-cell>
          <table:table-cell office:value-type="string" table:style-name="ce1">
            <text:p>R</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Gunner * Porte, 1 * Act: Target an Attachment attached to another player's Captain or Ship. Tack Fierbas to discard that card. The controller of that card may cancel this action by paying 3 Swashbuckling.</text:p>
          </table:table-cell>
          <table:table-cell table:style-name="ce1"/>
          <table:table-cell office:value-type="string" table:style-name="ce1">
            <text:p>Fate's Debt</text:p>
          </table:table-cell>
          <table:table-cell table:number-columns-repeated="16359"/>
        </table:table-row>
        <table:table-row table:style-name="ro2">
          <table:table-cell office:value-type="string" office:string-value="  &lt;card id=~dc26b69d-0dad-46fa-86cd-1a80eaaff484~ name=~Fool's Errand~&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Any player in this Sea may sink Fool's Errand by tacking one of their crew as an action. Heroic captains may not tack to produce Cannon or Adventuring while this card is in play.~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dc26b69d-0dad-46fa-86cd-1a80eaaff484~ name=~Fool's Errand~&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Any player in this Sea may sink Fool's Errand by tacking one of their crew as an action. Heroic captains may not tack to produce Cannon or Adventuring while this card is in play.~ /&gt;&lt;/card&gt;</text:p>
          </table:table-cell>
          <table:table-cell office:value-type="string" office:string-value=" &lt;Relationship Target=~/cards/FD_foolserrand.jpg~ Id=~Cdc26b69d-0dad-46fa-86cd-1a80eaaff484~ Type=~http://schemas.octgn.org/picture~/&gt;" table:formula="of:=CONCATENATE(&quot; &lt;Relationship Target=~/cards/&quot;;[.D29];&quot;.jpg~ Id=~C&quot;;[.C29];&quot;~ Type=~http://schemas.octgn.org/picture~/&gt;&quot;)" table:style-name="ce1">
            <text:p><text:s/>&lt;Relationship Target=~/cards/FD_foolserrand.jpg~ Id=~Cdc26b69d-0dad-46fa-86cd-1a80eaaff484~ Type=~http://schemas.octgn.org/picture~/&gt;</text:p>
          </table:table-cell>
          <table:table-cell office:value-type="string" table:style-name="ce1">
            <text:p>dc26b69d-0dad-46fa-86cd-1a80eaaff484</text:p>
          </table:table-cell>
          <table:table-cell office:value-type="string" table:style-name="ce1">
            <text:p>FD_foolserrand</text:p>
          </table:table-cell>
          <table:table-cell office:value-type="string" table:style-name="ce1">
            <text:p>Fool's Errand</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Any player in this Sea may sink Fool's Errand by tacking one of their crew as an action. Heroic captains may not tack to produce Cannon or Adventuring while this card is in play.</text:p>
          </table:table-cell>
          <table:table-cell table:number-columns-repeated="16361" table:style-name="ce1"/>
        </table:table-row>
        <table:table-row table:style-name="ro2">
          <table:table-cell office:value-type="string" office:string-value="  &lt;card id=~e33490ac-b5b1-4164-8e00-e080f570cc5d~ name=~Foolish Be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own untacked crew out to fight against an opponent's crew that has been pushed forward to start a Boarding Attack. Hits inflicted by either crew in this Boarding Attack may not be absorbed by tacking crew.~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e33490ac-b5b1-4164-8e00-e080f570cc5d~ name=~Foolish Be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own untacked crew out to fight against an opponent's crew that has been pushed forward to start a Boarding Attack. Hits inflicted by either crew in this Boarding Attack may not be absorbed by tacking crew.~ /&gt;&lt;/card&gt;</text:p>
          </table:table-cell>
          <table:table-cell office:value-type="string" office:string-value=" &lt;Relationship Target=~/cards/FD_foolishbet.jpg~ Id=~Ce33490ac-b5b1-4164-8e00-e080f570cc5d~ Type=~http://schemas.octgn.org/picture~/&gt;" table:formula="of:=CONCATENATE(&quot; &lt;Relationship Target=~/cards/&quot;;[.D30];&quot;.jpg~ Id=~C&quot;;[.C30];&quot;~ Type=~http://schemas.octgn.org/picture~/&gt;&quot;)" table:style-name="ce1">
            <text:p><text:s/>&lt;Relationship Target=~/cards/FD_foolishbet.jpg~ Id=~Ce33490ac-b5b1-4164-8e00-e080f570cc5d~ Type=~http://schemas.octgn.org/picture~/&gt;</text:p>
          </table:table-cell>
          <table:table-cell office:value-type="string" table:style-name="ce1">
            <text:p>e33490ac-b5b1-4164-8e00-e080f570cc5d</text:p>
          </table:table-cell>
          <table:table-cell office:value-type="string" table:style-name="ce1">
            <text:p>FD_foolishbet</text:p>
          </table:table-cell>
          <table:table-cell office:value-type="string" table:style-name="ce1">
            <text:p>Foolish Be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end one of your own untacked crew out to fight against an opponent's crew that has been pushed forward to start a Boarding Attack. Hits inflicted by either crew in this Boarding Attack may not be absorbed by tacking crew.</text:p>
          </table:table-cell>
          <table:table-cell table:number-columns-repeated="16361" table:style-name="ce1"/>
        </table:table-row>
        <table:table-row table:style-name="ro2">
          <table:table-cell office:value-type="string" office:string-value="  &lt;card id=~81f2ebed-6945-4962-b458-cc021940b50f~ name=~Free Men Can Do Anything~&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skill cost. This card produces 1 point of that skill.~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81f2ebed-6945-4962-b458-cc021940b50f~ name=~Free Men Can Do Anything~&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skill cost. This card produces 1 point of that skill.~ /&gt;&lt;/card&gt;</text:p>
          </table:table-cell>
          <table:table-cell office:value-type="string" office:string-value=" &lt;Relationship Target=~/cards/FD_freemencandoanything.jpg~ Id=~C81f2ebed-6945-4962-b458-cc021940b50f~ Type=~http://schemas.octgn.org/picture~/&gt;" table:formula="of:=CONCATENATE(&quot; &lt;Relationship Target=~/cards/&quot;;[.D31];&quot;.jpg~ Id=~C&quot;;[.C31];&quot;~ Type=~http://schemas.octgn.org/picture~/&gt;&quot;)" table:style-name="ce1">
            <text:p><text:s/>&lt;Relationship Target=~/cards/FD_freemencandoanything.jpg~ Id=~C81f2ebed-6945-4962-b458-cc021940b50f~ Type=~http://schemas.octgn.org/picture~/&gt;</text:p>
          </table:table-cell>
          <table:table-cell office:value-type="string" table:style-name="ce1">
            <text:p>81f2ebed-6945-4962-b458-cc021940b50f</text:p>
          </table:table-cell>
          <table:table-cell office:value-type="string" table:style-name="ce1">
            <text:p>FD_freemencandoanything</text:p>
          </table:table-cell>
          <table:table-cell office:value-type="string" table:style-name="ce1">
            <text:p>Free Men Can Do Anything</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paying a skill cost. This card produces 1 point of that skill.</text:p>
          </table:table-cell>
          <table:table-cell table:number-columns-repeated="16361" table:style-name="ce1"/>
        </table:table-row>
        <table:table-row table:style-name="ro2">
          <table:table-cell office:value-type="string" office:string-value="  &lt;card id=~1f65c382-4d50-4a60-bb36-8671aaa804c1~ name=~Fresh Fruit~&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roducing Adventuring. Tack one of your crew to produce Adventuring equal to the crew's Adventuring plus Swashbuckling.~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1f65c382-4d50-4a60-bb36-8671aaa804c1~ name=~Fresh Fruit~&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roducing Adventuring. Tack one of your crew to produce Adventuring equal to the crew's Adventuring plus Swashbuckling.~ /&gt;&lt;/card&gt;</text:p>
          </table:table-cell>
          <table:table-cell office:value-type="string" office:string-value=" &lt;Relationship Target=~/cards/FD_freshfruit.jpg~ Id=~C1f65c382-4d50-4a60-bb36-8671aaa804c1~ Type=~http://schemas.octgn.org/picture~/&gt;" table:formula="of:=CONCATENATE(&quot; &lt;Relationship Target=~/cards/&quot;;[.D32];&quot;.jpg~ Id=~C&quot;;[.C32];&quot;~ Type=~http://schemas.octgn.org/picture~/&gt;&quot;)" table:style-name="ce1">
            <text:p><text:s/>&lt;Relationship Target=~/cards/FD_freshfruit.jpg~ Id=~C1f65c382-4d50-4a60-bb36-8671aaa804c1~ Type=~http://schemas.octgn.org/picture~/&gt;</text:p>
          </table:table-cell>
          <table:table-cell office:value-type="string" table:style-name="ce1">
            <text:p>1f65c382-4d50-4a60-bb36-8671aaa804c1</text:p>
          </table:table-cell>
          <table:table-cell office:value-type="string" table:style-name="ce1">
            <text:p>FD_freshfruit</text:p>
          </table:table-cell>
          <table:table-cell office:value-type="string" table:style-name="ce1">
            <text:p>Fresh Frui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roducing Adventuring. Tack one of your crew to produce Adventuring equal to the crew's Adventuring plus Swashbuckling.</text:p>
          </table:table-cell>
          <table:table-cell table:number-columns-repeated="16361" table:style-name="ce1"/>
        </table:table-row>
        <table:table-row table:style-name="ro2">
          <table:table-cell office:value-type="string" office:string-value="  &lt;card id=~1f0f0efc-a863-4848-b3c3-b4bba55fdc2d~ name=~Fresh Wat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r cost to complete adventures is reduced by 1 (minimum 1) until the end of the tur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1f0f0efc-a863-4848-b3c3-b4bba55fdc2d~ name=~Fresh Wat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r cost to complete adventures is reduced by 1 (minimum 1) until the end of the turn.~ /&gt;&lt;/card&gt;</text:p>
          </table:table-cell>
          <table:table-cell office:value-type="string" office:string-value=" &lt;Relationship Target=~/cards/FD_freshwater.jpg~ Id=~C1f0f0efc-a863-4848-b3c3-b4bba55fdc2d~ Type=~http://schemas.octgn.org/picture~/&gt;" table:formula="of:=CONCATENATE(&quot; &lt;Relationship Target=~/cards/&quot;;[.D33];&quot;.jpg~ Id=~C&quot;;[.C33];&quot;~ Type=~http://schemas.octgn.org/picture~/&gt;&quot;)" table:style-name="ce1">
            <text:p><text:s/>&lt;Relationship Target=~/cards/FD_freshwater.jpg~ Id=~C1f0f0efc-a863-4848-b3c3-b4bba55fdc2d~ Type=~http://schemas.octgn.org/picture~/&gt;</text:p>
          </table:table-cell>
          <table:table-cell office:value-type="string" table:style-name="ce1">
            <text:p>1f0f0efc-a863-4848-b3c3-b4bba55fdc2d</text:p>
          </table:table-cell>
          <table:table-cell office:value-type="string" table:style-name="ce1">
            <text:p>FD_freshwater</text:p>
          </table:table-cell>
          <table:table-cell office:value-type="string" table:style-name="ce1">
            <text:p>Fresh Water</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r cost to complete adventures is reduced by 1 (minimum 1) until the end of the turn.</text:p>
          </table:table-cell>
          <table:table-cell table:number-columns-repeated="16361"/>
        </table:table-row>
        <table:table-row table:style-name="ro2">
          <table:table-cell office:value-type="string" office:string-value="  &lt;card id=~d33918e8-ad14-4377-8186-eaa4bfda396f~ name=~Frozen Sails~&gt;&lt;property name=~Rarity~ value=~C~ /&gt;&lt;property name=~Type~ value=~actions~ /&gt;&lt;property name=~Cost~ value=~3~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hip. That Ship must tack a Topman or suffer 4 Hits.~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d33918e8-ad14-4377-8186-eaa4bfda396f~ name=~Frozen Sails~&gt;&lt;property name=~Rarity~ value=~C~ /&gt;&lt;property name=~Type~ value=~actions~ /&gt;&lt;property name=~Cost~ value=~3~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hip. That Ship must tack a Topman or suffer 4 Hits.~ /&gt;&lt;/card&gt;</text:p>
          </table:table-cell>
          <table:table-cell office:value-type="string" office:string-value=" &lt;Relationship Target=~/cards/FD_frozensails.jpg~ Id=~Cd33918e8-ad14-4377-8186-eaa4bfda396f~ Type=~http://schemas.octgn.org/picture~/&gt;" table:formula="of:=CONCATENATE(&quot; &lt;Relationship Target=~/cards/&quot;;[.D34];&quot;.jpg~ Id=~C&quot;;[.C34];&quot;~ Type=~http://schemas.octgn.org/picture~/&gt;&quot;)" table:style-name="ce1">
            <text:p><text:s/>&lt;Relationship Target=~/cards/FD_frozensails.jpg~ Id=~Cd33918e8-ad14-4377-8186-eaa4bfda396f~ Type=~http://schemas.octgn.org/picture~/&gt;</text:p>
          </table:table-cell>
          <table:table-cell office:value-type="string" table:style-name="ce1">
            <text:p>d33918e8-ad14-4377-8186-eaa4bfda396f</text:p>
          </table:table-cell>
          <table:table-cell office:value-type="string" table:style-name="ce1">
            <text:p>FD_frozensails</text:p>
          </table:table-cell>
          <table:table-cell office:value-type="string" table:style-name="ce1">
            <text:p>Frozen Sail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3" table:style-name="ce1">
            <text:p>3</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 Target a Ship. That Ship must tack a Topman or suffer 4 Hits.</text:p>
          </table:table-cell>
          <table:table-cell table:number-columns-repeated="16361"/>
        </table:table-row>
        <table:table-row table:style-name="ro2">
          <table:table-cell office:value-type="string" office:string-value="  &lt;card id=~8a4f8d4d-663f-40d1-8c1d-555bb8ebba0f~ name=~Fyodor Zastienchivy~&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3~ /&gt;&lt;property name=~Crew Max~ value=~~ /&gt;&lt;property name=~Move Cost~ value=~~ /&gt;&lt;property name=~Faction~ value=~Brotherhood~ /&gt;&lt;property name=~Text~ value=~Experienced * Unique * Loyal * Holy * Act: Once per turn, discard one car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8a4f8d4d-663f-40d1-8c1d-555bb8ebba0f~ name=~Fyodor Zastienchivy~&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3~ /&gt;&lt;property name=~Crew Max~ value=~~ /&gt;&lt;property name=~Move Cost~ value=~~ /&gt;&lt;property name=~Faction~ value=~Brotherhood~ /&gt;&lt;property name=~Text~ value=~Experienced * Unique * Loyal * Holy * Act: Once per turn, discard one card~ /&gt;&lt;/card&gt;</text:p>
          </table:table-cell>
          <table:table-cell office:value-type="string" office:string-value=" &lt;Relationship Target=~/cards/FD_fyodorzastienchivy.jpg~ Id=~C8a4f8d4d-663f-40d1-8c1d-555bb8ebba0f~ Type=~http://schemas.octgn.org/picture~/&gt;" table:formula="of:=CONCATENATE(&quot; &lt;Relationship Target=~/cards/&quot;;[.D35];&quot;.jpg~ Id=~C&quot;;[.C35];&quot;~ Type=~http://schemas.octgn.org/picture~/&gt;&quot;)" table:style-name="ce1">
            <text:p><text:s/>&lt;Relationship Target=~/cards/FD_fyodorzastienchivy.jpg~ Id=~C8a4f8d4d-663f-40d1-8c1d-555bb8ebba0f~ Type=~http://schemas.octgn.org/picture~/&gt;</text:p>
          </table:table-cell>
          <table:table-cell office:value-type="string" table:style-name="ce1">
            <text:p>8a4f8d4d-663f-40d1-8c1d-555bb8ebba0f</text:p>
          </table:table-cell>
          <table:table-cell office:value-type="string" table:style-name="ce1">
            <text:p>FD_fyodorzastienchivy</text:p>
          </table:table-cell>
          <table:table-cell office:value-type="string" table:style-name="ce1">
            <text:p>Fyodor Zastienchivy</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 Holy * Act: Once per turn, discard one card</text:p>
          </table:table-cell>
          <table:table-cell table:number-columns-repeated="16361"/>
        </table:table-row>
        <table:table-row table:style-name="ro2">
          <table:table-cell office:value-type="string" office:string-value="  &lt;card id=~75bbae9f-e7b0-4406-a5c4-fdc792c680bb~ name=~Hamis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Experienced * Unique * No attachments * If Hamish inflicts Hits during a Boarding Attack, sink all crew on either Ship involved in the Boarding with an Influence cost less than 2.~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75bbae9f-e7b0-4406-a5c4-fdc792c680bb~ name=~Hamis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Experienced * Unique * No attachments * If Hamish inflicts Hits during a Boarding Attack, sink all crew on either Ship involved in the Boarding with an Influence cost less than 2.~ /&gt;&lt;/card&gt;</text:p>
          </table:table-cell>
          <table:table-cell office:value-type="string" office:string-value=" &lt;Relationship Target=~/cards/FD_hamish.jpg~ Id=~C75bbae9f-e7b0-4406-a5c4-fdc792c680bb~ Type=~http://schemas.octgn.org/picture~/&gt;" table:formula="of:=CONCATENATE(&quot; &lt;Relationship Target=~/cards/&quot;;[.D36];&quot;.jpg~ Id=~C&quot;;[.C36];&quot;~ Type=~http://schemas.octgn.org/picture~/&gt;&quot;)" table:style-name="ce1">
            <text:p><text:s/>&lt;Relationship Target=~/cards/FD_hamish.jpg~ Id=~C75bbae9f-e7b0-4406-a5c4-fdc792c680bb~ Type=~http://schemas.octgn.org/picture~/&gt;</text:p>
          </table:table-cell>
          <table:table-cell office:value-type="string" table:style-name="ce1">
            <text:p>75bbae9f-e7b0-4406-a5c4-fdc792c680bb</text:p>
          </table:table-cell>
          <table:table-cell office:value-type="string" table:style-name="ce1">
            <text:p>FD_hamish</text:p>
          </table:table-cell>
          <table:table-cell office:value-type="string" table:style-name="ce1">
            <text:p>Hamish</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Experienced * Unique * No attachments * If Hamish inflicts Hits during a Boarding Attack, sink all crew on either Ship involved in the Boarding with an Influence cost less than 2.</text:p>
          </table:table-cell>
          <table:table-cell table:number-columns-repeated="16361"/>
        </table:table-row>
        <table:table-row table:style-name="ro2">
          <table:table-cell office:value-type="string" office:string-value="  &lt;card id=~40566d77-4159-4f12-b8d9-cdb1bec5371a~ name=~Hard Tack~&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Discard one of your completed adventures to move your Ship to an adjacent Sea.~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40566d77-4159-4f12-b8d9-cdb1bec5371a~ name=~Hard Tack~&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Discard one of your completed adventures to move your Ship to an adjacent Sea.~ /&gt;&lt;/card&gt;</text:p>
          </table:table-cell>
          <table:table-cell office:value-type="string" office:string-value=" &lt;Relationship Target=~/cards/FD_hardtack.jpg~ Id=~C40566d77-4159-4f12-b8d9-cdb1bec5371a~ Type=~http://schemas.octgn.org/picture~/&gt;" table:formula="of:=CONCATENATE(&quot; &lt;Relationship Target=~/cards/&quot;;[.D37];&quot;.jpg~ Id=~C&quot;;[.C37];&quot;~ Type=~http://schemas.octgn.org/picture~/&gt;&quot;)" table:style-name="ce1">
            <text:p><text:s/>&lt;Relationship Target=~/cards/FD_hardtack.jpg~ Id=~C40566d77-4159-4f12-b8d9-cdb1bec5371a~ Type=~http://schemas.octgn.org/picture~/&gt;</text:p>
          </table:table-cell>
          <table:table-cell office:value-type="string" table:style-name="ce1">
            <text:p>40566d77-4159-4f12-b8d9-cdb1bec5371a</text:p>
          </table:table-cell>
          <table:table-cell office:value-type="string" table:style-name="ce1">
            <text:p>FD_hardtack</text:p>
          </table:table-cell>
          <table:table-cell office:value-type="string" table:style-name="ce1">
            <text:p>Hard Tack</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Discard one of your completed adventures to move your Ship to an adjacent Sea.</text:p>
          </table:table-cell>
          <table:table-cell table:number-columns-repeated="16361"/>
        </table:table-row>
        <table:table-row table:style-name="ro2">
          <table:table-cell office:value-type="string" office:string-value="  &lt;card id=~7f1f34b6-a2d7-435a-b284-e54fa0c44756~ name=~Have at um' Boys!~&gt;&lt;property name=~Rarity~ value=~C~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Sink this card and tack one of your crew instead of performing a Boarding Attack. Until after the end of this Boarding, players may not play Action cards instead of performing a Boarding Attack.~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7f1f34b6-a2d7-435a-b284-e54fa0c44756~ name=~Have at um' Boys!~&gt;&lt;property name=~Rarity~ value=~C~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Sink this card and tack one of your crew instead of performing a Boarding Attack. Until after the end of this Boarding, players may not play Action cards instead of performing a Boarding Attack.~ /&gt;&lt;/card&gt;</text:p>
          </table:table-cell>
          <table:table-cell office:value-type="string" office:string-value=" &lt;Relationship Target=~/cards/FD_haveatemboys.jpg~ Id=~C7f1f34b6-a2d7-435a-b284-e54fa0c44756~ Type=~http://schemas.octgn.org/picture~/&gt;" table:formula="of:=CONCATENATE(&quot; &lt;Relationship Target=~/cards/&quot;;[.D38];&quot;.jpg~ Id=~C&quot;;[.C38];&quot;~ Type=~http://schemas.octgn.org/picture~/&gt;&quot;)" table:style-name="ce1">
            <text:p><text:s/>&lt;Relationship Target=~/cards/FD_haveatemboys.jpg~ Id=~C7f1f34b6-a2d7-435a-b284-e54fa0c44756~ Type=~http://schemas.octgn.org/picture~/&gt;</text:p>
          </table:table-cell>
          <table:table-cell office:value-type="string" table:style-name="ce1">
            <text:p>7f1f34b6-a2d7-435a-b284-e54fa0c44756</text:p>
          </table:table-cell>
          <table:table-cell office:value-type="string" table:style-name="ce1">
            <text:p>FD_haveatemboys</text:p>
          </table:table-cell>
          <table:table-cell office:value-type="string" table:style-name="ce1">
            <text:p>Have at um' Boys!</text:p>
          </table:table-cell>
          <table:table-cell office:value-type="string" table:style-name="ce1">
            <text:p>C</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eact: Sink this card and tack one of your crew instead of performing a Boarding Attack. Until after the end of this Boarding, players may not play Action cards instead of performing a Boarding Attack.</text:p>
          </table:table-cell>
          <table:table-cell table:number-columns-repeated="16361"/>
        </table:table-row>
        <table:table-row table:style-name="ro2">
          <table:table-cell office:value-type="string" office:string-value="  &lt;card id=~5925debb-ac9a-4af3-aaa0-458bffb29d1a~ name=~Heave To!~&gt;&lt;property name=~Rarity~ value=~U~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Ally in this Sea controlled by another player. Discard the target Ally. You may immediately put an Ally into play from your hand or hire a crew, reducing that card's skill point cost by the cost of the targeted Ally.~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5925debb-ac9a-4af3-aaa0-458bffb29d1a~ name=~Heave To!~&gt;&lt;property name=~Rarity~ value=~U~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Ally in this Sea controlled by another player. Discard the target Ally. You may immediately put an Ally into play from your hand or hire a crew, reducing that card's skill point cost by the cost of the targeted Ally.~ /&gt;&lt;/card&gt;</text:p>
          </table:table-cell>
          <table:table-cell office:value-type="string" office:string-value=" &lt;Relationship Target=~/cards/FD_heaveto.jpg~ Id=~C5925debb-ac9a-4af3-aaa0-458bffb29d1a~ Type=~http://schemas.octgn.org/picture~/&gt;" table:formula="of:=CONCATENATE(&quot; &lt;Relationship Target=~/cards/&quot;;[.D39];&quot;.jpg~ Id=~C&quot;;[.C39];&quot;~ Type=~http://schemas.octgn.org/picture~/&gt;&quot;)" table:style-name="ce1">
            <text:p><text:s/>&lt;Relationship Target=~/cards/FD_heaveto.jpg~ Id=~C5925debb-ac9a-4af3-aaa0-458bffb29d1a~ Type=~http://schemas.octgn.org/picture~/&gt;</text:p>
          </table:table-cell>
          <table:table-cell office:value-type="string" table:style-name="ce1">
            <text:p>5925debb-ac9a-4af3-aaa0-458bffb29d1a</text:p>
          </table:table-cell>
          <table:table-cell office:value-type="string" table:style-name="ce1">
            <text:p>FD_heaveto</text:p>
          </table:table-cell>
          <table:table-cell office:value-type="string" table:style-name="ce1">
            <text:p>Heave To!</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 Ally in this Sea controlled by another player. Discard the target Ally. You may immediately put an Ally into play from your hand or hire a crew, reducing that card's skill point cost by the cost of the targeted Ally.</text:p>
          </table:table-cell>
          <table:table-cell table:number-columns-repeated="16361"/>
        </table:table-row>
        <table:table-row table:style-name="ro2">
          <table:table-cell office:value-type="string" office:string-value="  &lt;card id=~95c57678-4bfc-4e0e-a1eb-bdff61f220dd~ name=~Hidden crew~&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you do not cancel. Immediately hire one crew from your hand. Reduce the crew's cost by 3 (minimum 0).~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95c57678-4bfc-4e0e-a1eb-bdff61f220dd~ name=~Hidden crew~&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you do not cancel. Immediately hire one crew from your hand. Reduce the crew's cost by 3 (minimum 0).~ /&gt;&lt;/card&gt;</text:p>
          </table:table-cell>
          <table:table-cell office:value-type="string" office:string-value=" &lt;Relationship Target=~/cards/FD_hiddencrew.jpg~ Id=~C95c57678-4bfc-4e0e-a1eb-bdff61f220dd~ Type=~http://schemas.octgn.org/picture~/&gt;" table:formula="of:=CONCATENATE(&quot; &lt;Relationship Target=~/cards/&quot;;[.D40];&quot;.jpg~ Id=~C&quot;;[.C40];&quot;~ Type=~http://schemas.octgn.org/picture~/&gt;&quot;)" table:style-name="ce1">
            <text:p><text:s/>&lt;Relationship Target=~/cards/FD_hiddencrew.jpg~ Id=~C95c57678-4bfc-4e0e-a1eb-bdff61f220dd~ Type=~http://schemas.octgn.org/picture~/&gt;</text:p>
          </table:table-cell>
          <table:table-cell office:value-type="string" table:style-name="ce1">
            <text:p>95c57678-4bfc-4e0e-a1eb-bdff61f220dd</text:p>
          </table:table-cell>
          <table:table-cell office:value-type="string" table:style-name="ce1">
            <text:p>FD_hiddencrew</text:p>
          </table:table-cell>
          <table:table-cell office:value-type="string" table:style-name="ce1">
            <text:p>Hidden crew</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n opponent begins a Boarding with your Ship that you do not cancel. Immediately hire one crew from your hand. Reduce the crew's cost by 3 (minimum 0).</text:p>
          </table:table-cell>
          <table:table-cell table:number-columns-repeated="16361"/>
        </table:table-row>
        <table:table-row table:style-name="ro2">
          <table:table-cell office:value-type="string" office:string-value="  &lt;card id=~d738e500-bb74-452a-b4e6-255249d56660~ name=~Hidden Rum~&gt;&lt;property name=~Rarity~ value=~C~ /&gt;&lt;property name=~Type~ value=~actions~ /&gt;&lt;property name=~Cost~ value=~2~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cancel cost to produce 4 points toward the cancel cost.~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d738e500-bb74-452a-b4e6-255249d56660~ name=~Hidden Rum~&gt;&lt;property name=~Rarity~ value=~C~ /&gt;&lt;property name=~Type~ value=~actions~ /&gt;&lt;property name=~Cost~ value=~2~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cancel cost to produce 4 points toward the cancel cost.~ /&gt;&lt;/card&gt;</text:p>
          </table:table-cell>
          <table:table-cell office:value-type="string" office:string-value=" &lt;Relationship Target=~/cards/FD_hiddenrum.jpg~ Id=~Cd738e500-bb74-452a-b4e6-255249d56660~ Type=~http://schemas.octgn.org/picture~/&gt;" table:formula="of:=CONCATENATE(&quot; &lt;Relationship Target=~/cards/&quot;;[.D41];&quot;.jpg~ Id=~C&quot;;[.C41];&quot;~ Type=~http://schemas.octgn.org/picture~/&gt;&quot;)" table:style-name="ce1">
            <text:p><text:s/>&lt;Relationship Target=~/cards/FD_hiddenrum.jpg~ Id=~Cd738e500-bb74-452a-b4e6-255249d56660~ Type=~http://schemas.octgn.org/picture~/&gt;</text:p>
          </table:table-cell>
          <table:table-cell office:value-type="string" table:style-name="ce1">
            <text:p>d738e500-bb74-452a-b4e6-255249d56660</text:p>
          </table:table-cell>
          <table:table-cell office:value-type="string" table:style-name="ce1">
            <text:p>FD_hiddenrum</text:p>
          </table:table-cell>
          <table:table-cell office:value-type="string" table:style-name="ce1">
            <text:p>Hidden Rum</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paying a cancel cost to produce 4 points toward the cancel cost.</text:p>
          </table:table-cell>
          <table:table-cell table:number-columns-repeated="16361"/>
        </table:table-row>
        <table:table-row table:style-name="ro2">
          <table:table-cell office:value-type="string" office:string-value="  &lt;card id=~cca8d2fd-5c7e-4ee5-b486-4341da8b3d3d~ name=~Honorable Surrender~&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ca8d2fd-5c7e-4ee5-b486-4341da8b3d3d~ name=~Honorable Surrender~&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 /&gt;&lt;/card&gt;</text:p>
          </table:table-cell>
          <table:table-cell office:value-type="string" office:string-value=" &lt;Relationship Target=~/cards/FD_honorablesurrender.jpg~ Id=~Ccca8d2fd-5c7e-4ee5-b486-4341da8b3d3d~ Type=~http://schemas.octgn.org/picture~/&gt;" table:formula="of:=CONCATENATE(&quot; &lt;Relationship Target=~/cards/&quot;;[.D42];&quot;.jpg~ Id=~C&quot;;[.C42];&quot;~ Type=~http://schemas.octgn.org/picture~/&gt;&quot;)" table:style-name="ce1">
            <text:p><text:s/>&lt;Relationship Target=~/cards/FD_honorablesurrender.jpg~ Id=~Ccca8d2fd-5c7e-4ee5-b486-4341da8b3d3d~ Type=~http://schemas.octgn.org/picture~/&gt;</text:p>
          </table:table-cell>
          <table:table-cell office:value-type="string" table:style-name="ce1">
            <text:p>cca8d2fd-5c7e-4ee5-b486-4341da8b3d3d</text:p>
          </table:table-cell>
          <table:table-cell office:value-type="string" table:style-name="ce1">
            <text:p>FD_honorablesurrender</text:p>
          </table:table-cell>
          <table:table-cell office:value-type="string" table:style-name="ce1">
            <text:p>Honorable Surrender</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text:p>
          </table:table-cell>
          <table:table-cell table:number-columns-repeated="16361"/>
        </table:table-row>
        <table:table-row table:style-name="ro2">
          <table:table-cell office:value-type="string" office:string-value="  &lt;card id=~baa2112d-d1a2-4486-bb0b-744670107b3d~ name=~Hull Rot Bill~&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Act: Target and discard one Ship Attachment attached to your Ship to give Bill +1 Adventuring or +1 Influence until the end of the turn.~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baa2112d-d1a2-4486-bb0b-744670107b3d~ name=~Hull Rot Bill~&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Act: Target and discard one Ship Attachment attached to your Ship to give Bill +1 Adventuring or +1 Influence until the end of the turn.~ /&gt;&lt;/card&gt;</text:p>
          </table:table-cell>
          <table:table-cell office:value-type="string" office:string-value=" &lt;Relationship Target=~/cards/FD_hullrotbill.jpg~ Id=~Cbaa2112d-d1a2-4486-bb0b-744670107b3d~ Type=~http://schemas.octgn.org/picture~/&gt;" table:formula="of:=CONCATENATE(&quot; &lt;Relationship Target=~/cards/&quot;;[.D43];&quot;.jpg~ Id=~C&quot;;[.C43];&quot;~ Type=~http://schemas.octgn.org/picture~/&gt;&quot;)" table:style-name="ce1">
            <text:p><text:s/>&lt;Relationship Target=~/cards/FD_hullrotbill.jpg~ Id=~Cbaa2112d-d1a2-4486-bb0b-744670107b3d~ Type=~http://schemas.octgn.org/picture~/&gt;</text:p>
          </table:table-cell>
          <table:table-cell office:value-type="string" table:style-name="ce1">
            <text:p>baa2112d-d1a2-4486-bb0b-744670107b3d</text:p>
          </table:table-cell>
          <table:table-cell office:value-type="string" table:style-name="ce1">
            <text:p>FD_hullrotbill</text:p>
          </table:table-cell>
          <table:table-cell office:value-type="string" table:style-name="ce1">
            <text:p>Hull Rot Bill</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Act: Target and discard one Ship Attachment attached to your Ship to give Bill +1 Adventuring or +1 Influence until the end of the turn.</text:p>
          </table:table-cell>
          <table:table-cell table:number-columns-repeated="16361"/>
        </table:table-row>
        <table:table-row table:style-name="ro2">
          <table:table-cell office:value-type="string" office:string-value="  &lt;card id=~6139a983-2d91-4044-95ca-cb6935ddcceb~ name=~I've Seen Wors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ing 3 Knack (May only be attached to a crew with 3 or more Adventuring) React: Discard this card when this crew tacks to produce skill points. The crew produces 2 extra points of the skill.~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6139a983-2d91-4044-95ca-cb6935ddcceb~ name=~I've Seen Wors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ing 3 Knack (May only be attached to a crew with 3 or more Adventuring) React: Discard this card when this crew tacks to produce skill points. The crew produces 2 extra points of the skill.~ /&gt;&lt;/card&gt;</text:p>
          </table:table-cell>
          <table:table-cell office:value-type="string" office:string-value=" &lt;Relationship Target=~/cards/FD_iveseenworse.jpg~ Id=~C6139a983-2d91-4044-95ca-cb6935ddcceb~ Type=~http://schemas.octgn.org/picture~/&gt;" table:formula="of:=CONCATENATE(&quot; &lt;Relationship Target=~/cards/&quot;;[.D44];&quot;.jpg~ Id=~C&quot;;[.C44];&quot;~ Type=~http://schemas.octgn.org/picture~/&gt;&quot;)" table:style-name="ce1">
            <text:p><text:s/>&lt;Relationship Target=~/cards/FD_iveseenworse.jpg~ Id=~C6139a983-2d91-4044-95ca-cb6935ddcceb~ Type=~http://schemas.octgn.org/picture~/&gt;</text:p>
          </table:table-cell>
          <table:table-cell office:value-type="string" table:style-name="ce1">
            <text:p>6139a983-2d91-4044-95ca-cb6935ddcceb</text:p>
          </table:table-cell>
          <table:table-cell office:value-type="string" table:style-name="ce1">
            <text:p>FD_iveseenworse</text:p>
          </table:table-cell>
          <table:table-cell office:value-type="string" table:style-name="ce1">
            <text:p>I've Seen Wors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dventuring 3 Knack (May only be attached to a crew with 3 or more Adventuring) React: Discard this card when this crew tacks to produce skill points. The crew produces 2 extra points of the skill.</text:p>
          </table:table-cell>
          <table:table-cell table:number-columns-repeated="16361"/>
        </table:table-row>
        <table:table-row table:style-name="ro2">
          <table:table-cell office:value-type="string" office:string-value="  &lt;card id=~04b78b5b-2b8a-4b10-9574-c51eed3b44d7~ name=~Ice Storm~&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Tack one of your crew with Laerdom to target a Ship in this Sea. Inflict 2 Hits on that Ship, or Inflict 4 Hits if the target Ship is in the Trade Sea.~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04b78b5b-2b8a-4b10-9574-c51eed3b44d7~ name=~Ice Storm~&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Tack one of your crew with Laerdom to target a Ship in this Sea. Inflict 2 Hits on that Ship, or Inflict 4 Hits if the target Ship is in the Trade Sea.~ /&gt;&lt;/card&gt;</text:p>
          </table:table-cell>
          <table:table-cell office:value-type="string" office:string-value=" &lt;Relationship Target=~/cards/FD_icestorm.jpg~ Id=~C04b78b5b-2b8a-4b10-9574-c51eed3b44d7~ Type=~http://schemas.octgn.org/picture~/&gt;" table:formula="of:=CONCATENATE(&quot; &lt;Relationship Target=~/cards/&quot;;[.D45];&quot;.jpg~ Id=~C&quot;;[.C45];&quot;~ Type=~http://schemas.octgn.org/picture~/&gt;&quot;)" table:style-name="ce1">
            <text:p><text:s/>&lt;Relationship Target=~/cards/FD_icestorm.jpg~ Id=~C04b78b5b-2b8a-4b10-9574-c51eed3b44d7~ Type=~http://schemas.octgn.org/picture~/&gt;</text:p>
          </table:table-cell>
          <table:table-cell office:value-type="string" table:style-name="ce1">
            <text:p>04b78b5b-2b8a-4b10-9574-c51eed3b44d7</text:p>
          </table:table-cell>
          <table:table-cell office:value-type="string" table:style-name="ce1">
            <text:p>FD_icestorm</text:p>
          </table:table-cell>
          <table:table-cell office:value-type="string" table:style-name="ce1">
            <text:p>Ice Storm</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Laerdom 1 Knack * Tack one of your crew with Laerdom to target a Ship in this Sea. Inflict 2 Hits on that Ship, or Inflict 4 Hits if the target Ship is in the Trade Sea.</text:p>
          </table:table-cell>
          <table:table-cell table:number-columns-repeated="16361"/>
        </table:table-row>
        <table:table-row table:style-name="ro2">
          <table:table-cell office:value-type="string" office:string-value="  &lt;card id=~23bf95e6-be04-4303-bef6-c8c5076eeafc~ name=~Imshi~&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2~ /&gt;&lt;property name=~Swashbuckling~ value=~2~ /&gt;&lt;property name=~Crew Max~ value=~~ /&gt;&lt;property name=~Move Cost~ value=~~ /&gt;&lt;property name=~Faction~ value=~Corsairs~ /&gt;&lt;property name=~Text~ value=~Experienced * Unique * Gunner * Act: Tack Imshi to target an uncompleted Artifact Adventure. The cost to complete that Artifact Adventure is reduced by 4 until the end of the turn (minimum 1).~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23bf95e6-be04-4303-bef6-c8c5076eeafc~ name=~Imshi~&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2~ /&gt;&lt;property name=~Swashbuckling~ value=~2~ /&gt;&lt;property name=~Crew Max~ value=~~ /&gt;&lt;property name=~Move Cost~ value=~~ /&gt;&lt;property name=~Faction~ value=~Corsairs~ /&gt;&lt;property name=~Text~ value=~Experienced * Unique * Gunner * Act: Tack Imshi to target an uncompleted Artifact Adventure. The cost to complete that Artifact Adventure is reduced by 4 until the end of the turn (minimum 1).~ /&gt;&lt;/card&gt;</text:p>
          </table:table-cell>
          <table:table-cell office:value-type="string" office:string-value=" &lt;Relationship Target=~/cards/FD_imshi.jpg~ Id=~C23bf95e6-be04-4303-bef6-c8c5076eeafc~ Type=~http://schemas.octgn.org/picture~/&gt;" table:formula="of:=CONCATENATE(&quot; &lt;Relationship Target=~/cards/&quot;;[.D46];&quot;.jpg~ Id=~C&quot;;[.C46];&quot;~ Type=~http://schemas.octgn.org/picture~/&gt;&quot;)" table:style-name="ce1">
            <text:p><text:s/>&lt;Relationship Target=~/cards/FD_imshi.jpg~ Id=~C23bf95e6-be04-4303-bef6-c8c5076eeafc~ Type=~http://schemas.octgn.org/picture~/&gt;</text:p>
          </table:table-cell>
          <table:table-cell office:value-type="string" table:style-name="ce1">
            <text:p>23bf95e6-be04-4303-bef6-c8c5076eeafc</text:p>
          </table:table-cell>
          <table:table-cell office:value-type="string" table:style-name="ce1">
            <text:p>FD_imshi</text:p>
          </table:table-cell>
          <table:table-cell office:value-type="string" table:style-name="ce1">
            <text:p>Imshi</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Experienced * Unique * Gunner * Act: Tack Imshi to target an uncompleted Artifact Adventure. The cost to complete that Artifact Adventure is reduced by 4 until the end of the turn (minimum 1).</text:p>
          </table:table-cell>
          <table:table-cell table:number-columns-repeated="16361"/>
        </table:table-row>
        <table:table-row table:style-name="ro2">
          <table:table-cell office:value-type="string" office:string-value="  &lt;card id=~ba1ee704-1925-4a4b-afe1-42a7dcb3b811~ name=~Ivory Totem~&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erdom 1 Knack * Tack one of your crew with Laerdom to target a crew with a faction symbol. If that crew's Captain does not have the same faction symbol as the target, the target is discarded.~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ba1ee704-1925-4a4b-afe1-42a7dcb3b811~ name=~Ivory Totem~&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erdom 1 Knack * Tack one of your crew with Laerdom to target a crew with a faction symbol. If that crew's Captain does not have the same faction symbol as the target, the target is discarded.~ /&gt;&lt;/card&gt;</text:p>
          </table:table-cell>
          <table:table-cell office:value-type="string" office:string-value=" &lt;Relationship Target=~/cards/FD_ivorytotem.jpg~ Id=~Cba1ee704-1925-4a4b-afe1-42a7dcb3b811~ Type=~http://schemas.octgn.org/picture~/&gt;" table:formula="of:=CONCATENATE(&quot; &lt;Relationship Target=~/cards/&quot;;[.D47];&quot;.jpg~ Id=~C&quot;;[.C47];&quot;~ Type=~http://schemas.octgn.org/picture~/&gt;&quot;)" table:style-name="ce1">
            <text:p><text:s/>&lt;Relationship Target=~/cards/FD_ivorytotem.jpg~ Id=~Cba1ee704-1925-4a4b-afe1-42a7dcb3b811~ Type=~http://schemas.octgn.org/picture~/&gt;</text:p>
          </table:table-cell>
          <table:table-cell office:value-type="string" table:style-name="ce1">
            <text:p>ba1ee704-1925-4a4b-afe1-42a7dcb3b811</text:p>
          </table:table-cell>
          <table:table-cell office:value-type="string" table:style-name="ce1">
            <text:p>FD_ivorytotem</text:p>
          </table:table-cell>
          <table:table-cell office:value-type="string" table:style-name="ce1">
            <text:p>Ivory Totem</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Laerdom 1 Knack * Tack one of your crew with Laerdom to target a crew with a faction symbol. If that crew's Captain does not have the same faction symbol as the target, the target is discarded.</text:p>
          </table:table-cell>
          <table:table-cell table:number-columns-repeated="16361"/>
        </table:table-row>
        <table:table-row table:style-name="ro2">
          <table:table-cell office:value-type="string" office:string-value="  &lt;card id=~71e92922-1906-4d9d-bee9-cc4e17aa4700~ name=~Kirsten Blumfeld~&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React: Tack Kirsten when you are completing an Artifact Adventure to name one of the Seas. The Adventure may be completed as if it were in the named Sea.~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71e92922-1906-4d9d-bee9-cc4e17aa4700~ name=~Kirsten Blumfeld~&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React: Tack Kirsten when you are completing an Artifact Adventure to name one of the Seas. The Adventure may be completed as if it were in the named Sea.~ /&gt;&lt;/card&gt;</text:p>
          </table:table-cell>
          <table:table-cell office:value-type="string" office:string-value=" &lt;Relationship Target=~/cards/FD_kirstenblumfeld.jpg~ Id=~C71e92922-1906-4d9d-bee9-cc4e17aa4700~ Type=~http://schemas.octgn.org/picture~/&gt;" table:formula="of:=CONCATENATE(&quot; &lt;Relationship Target=~/cards/&quot;;[.D48];&quot;.jpg~ Id=~C&quot;;[.C48];&quot;~ Type=~http://schemas.octgn.org/picture~/&gt;&quot;)" table:style-name="ce1">
            <text:p><text:s/>&lt;Relationship Target=~/cards/FD_kirstenblumfeld.jpg~ Id=~C71e92922-1906-4d9d-bee9-cc4e17aa4700~ Type=~http://schemas.octgn.org/picture~/&gt;</text:p>
          </table:table-cell>
          <table:table-cell office:value-type="string" table:style-name="ce1">
            <text:p>71e92922-1906-4d9d-bee9-cc4e17aa4700</text:p>
          </table:table-cell>
          <table:table-cell office:value-type="string" table:style-name="ce1">
            <text:p>FD_kirstenblumfeld</text:p>
          </table:table-cell>
          <table:table-cell office:value-type="string" table:style-name="ce1">
            <text:p>Kirsten Blumfeld</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React: Tack Kirsten when you are completing an Artifact Adventure to name one of the Seas. The Adventure may be completed as if it were in the named Sea.</text:p>
          </table:table-cell>
          <table:table-cell table:number-columns-repeated="16361"/>
        </table:table-row>
        <table:table-row table:style-name="ro2">
          <table:table-cell office:value-type="string" office:string-value="  &lt;card id=~88a0956a-3a47-4566-9f65-a216d0d355a8~ name=~Launching the Falcon's Roost~&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your Captain's Starting Sea. Sink this card. Delaina smiled from the crowd as the merchant broke the bottle on the ship's prow.~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8a0956a-3a47-4566-9f65-a216d0d355a8~ name=~Launching the Falcon's Roost~&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your Captain's Starting Sea. Sink this card. Delaina smiled from the crowd as the merchant broke the bottle on the ship's prow.~ /&gt;&lt;/card&gt;</text:p>
          </table:table-cell>
          <table:table-cell office:value-type="string" office:string-value=" &lt;Relationship Target=~/cards/FD_launchingthefalconsroost.jpg~ Id=~C88a0956a-3a47-4566-9f65-a216d0d355a8~ Type=~http://schemas.octgn.org/picture~/&gt;" table:formula="of:=CONCATENATE(&quot; &lt;Relationship Target=~/cards/&quot;;[.D49];&quot;.jpg~ Id=~C&quot;;[.C49];&quot;~ Type=~http://schemas.octgn.org/picture~/&gt;&quot;)" table:style-name="ce1">
            <text:p><text:s/>&lt;Relationship Target=~/cards/FD_launchingthefalconsroost.jpg~ Id=~C88a0956a-3a47-4566-9f65-a216d0d355a8~ Type=~http://schemas.octgn.org/picture~/&gt;</text:p>
          </table:table-cell>
          <table:table-cell office:value-type="string" table:style-name="ce1">
            <text:p>88a0956a-3a47-4566-9f65-a216d0d355a8</text:p>
          </table:table-cell>
          <table:table-cell office:value-type="string" table:style-name="ce1">
            <text:p>FD_launchingthefalconsroost</text:p>
          </table:table-cell>
          <table:table-cell office:value-type="string" table:style-name="ce1">
            <text:p>Launching the Falcon's Roost</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to your Captain's Starting Sea. Sink this card. Delaina smiled from the crowd as the merchant broke the bottle on the ship's prow.</text:p>
          </table:table-cell>
          <table:table-cell table:number-columns-repeated="16361" table:style-name="ce1"/>
        </table:table-row>
        <table:table-row table:style-name="ro2">
          <table:table-cell office:value-type="string" office:string-value="  &lt;card id=~ca025cb1-7351-4c22-8f1c-1433e097bc5a~ name=~le Beau's Comp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Porte, 1 Knack (May only be attached to a crew with Porte, of 1 or more) Act: Tack and sink this card to target an Adventure in your Discard or Sunk Pile. Put that Adventure into play as if it were played normally.~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ca025cb1-7351-4c22-8f1c-1433e097bc5a~ name=~le Beau's Comp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Porte, 1 Knack (May only be attached to a crew with Porte, of 1 or more) Act: Tack and sink this card to target an Adventure in your Discard or Sunk Pile. Put that Adventure into play as if it were played normally.~ /&gt;&lt;/card&gt;</text:p>
          </table:table-cell>
          <table:table-cell office:value-type="string" office:string-value=" &lt;Relationship Target=~/cards/FD_lebeauscompass.jpg~ Id=~Cca025cb1-7351-4c22-8f1c-1433e097bc5a~ Type=~http://schemas.octgn.org/picture~/&gt;" table:formula="of:=CONCATENATE(&quot; &lt;Relationship Target=~/cards/&quot;;[.D50];&quot;.jpg~ Id=~C&quot;;[.C50];&quot;~ Type=~http://schemas.octgn.org/picture~/&gt;&quot;)" table:style-name="ce1">
            <text:p><text:s/>&lt;Relationship Target=~/cards/FD_lebeauscompass.jpg~ Id=~Cca025cb1-7351-4c22-8f1c-1433e097bc5a~ Type=~http://schemas.octgn.org/picture~/&gt;</text:p>
          </table:table-cell>
          <table:table-cell office:value-type="string" table:style-name="ce1">
            <text:p>ca025cb1-7351-4c22-8f1c-1433e097bc5a</text:p>
          </table:table-cell>
          <table:table-cell office:value-type="string" table:style-name="ce1">
            <text:p>FD_lebeauscompass</text:p>
          </table:table-cell>
          <table:table-cell office:value-type="string" table:style-name="ce1">
            <text:p>le Beau's Compas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Item * Porte, 1 Knack (May only be attached to a crew with Porte, of 1 or more) Act: Tack and sink this card to target an Adventure in your Discard or Sunk Pile. Put that Adventure into play as if it were played normally.</text:p>
          </table:table-cell>
          <table:table-cell table:number-columns-repeated="16361" table:style-name="ce1"/>
        </table:table-row>
        <table:table-row table:style-name="ro2">
          <table:table-cell office:value-type="string" office:string-value="  &lt;card id=~79971654-9017-4d7b-a66b-2fb8833304af~ name=~Lieutenant Nova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Act: Sink Lieutenant Novak when there are no other ships in this Sea. Until the end of the turn, you may not perform, or be targeted by, Cannon Attacks or Boarding attempts. You may not put another copy of Lt. Novak into play this game.~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79971654-9017-4d7b-a66b-2fb8833304af~ name=~Lieutenant Nova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Act: Sink Lieutenant Novak when there are no other ships in this Sea. Until the end of the turn, you may not perform, or be targeted by, Cannon Attacks or Boarding attempts. You may not put another copy of Lt. Novak into play this game.~ /&gt;&lt;/card&gt;</text:p>
          </table:table-cell>
          <table:table-cell office:value-type="string" office:string-value=" &lt;Relationship Target=~/cards/FD_LieutenantNovak.jpg~ Id=~C79971654-9017-4d7b-a66b-2fb8833304af~ Type=~http://schemas.octgn.org/picture~/&gt;" table:formula="of:=CONCATENATE(&quot; &lt;Relationship Target=~/cards/&quot;;[.D51];&quot;.jpg~ Id=~C&quot;;[.C51];&quot;~ Type=~http://schemas.octgn.org/picture~/&gt;&quot;)" table:style-name="ce1">
            <text:p><text:s/>&lt;Relationship Target=~/cards/FD_LieutenantNovak.jpg~ Id=~C79971654-9017-4d7b-a66b-2fb8833304af~ Type=~http://schemas.octgn.org/picture~/&gt;</text:p>
          </table:table-cell>
          <table:table-cell office:value-type="string" table:style-name="ce1">
            <text:p>79971654-9017-4d7b-a66b-2fb8833304af</text:p>
          </table:table-cell>
          <table:table-cell office:value-type="string" table:style-name="ce1">
            <text:p>FD_LieutenantNovak</text:p>
          </table:table-cell>
          <table:table-cell office:value-type="string" table:style-name="ce1">
            <text:p>Lieutenant Novak</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Act: Sink Lieutenant Novak when there are no other ships in this Sea. Until the end of the turn, you may not perform, or be targeted by, Cannon Attacks or Boarding attempts. You may not put another copy of Lt. Novak into play this game.</text:p>
          </table:table-cell>
          <table:table-cell table:number-columns-repeated="16361" table:style-name="ce1"/>
        </table:table-row>
        <table:table-row table:style-name="ro2">
          <table:table-cell office:value-type="string" office:string-value="  &lt;card id=~124d550d-c3b9-45e1-983d-33ff9b1421c9~ name=~Loot and Pillag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all crew with the Villainous trait have +1 Influence while they are in a Sea with a Port attach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124d550d-c3b9-45e1-983d-33ff9b1421c9~ name=~Loot and Pillag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all crew with the Villainous trait have +1 Influence while they are in a Sea with a Port attached.~ /&gt;&lt;/card&gt;</text:p>
          </table:table-cell>
          <table:table-cell office:value-type="string" office:string-value=" &lt;Relationship Target=~/cards/FD_lootandpillage.jpg~ Id=~C124d550d-c3b9-45e1-983d-33ff9b1421c9~ Type=~http://schemas.octgn.org/picture~/&gt;" table:formula="of:=CONCATENATE(&quot; &lt;Relationship Target=~/cards/&quot;;[.D52];&quot;.jpg~ Id=~C&quot;;[.C52];&quot;~ Type=~http://schemas.octgn.org/picture~/&gt;&quot;)" table:style-name="ce1">
            <text:p><text:s/>&lt;Relationship Target=~/cards/FD_lootandpillage.jpg~ Id=~C124d550d-c3b9-45e1-983d-33ff9b1421c9~ Type=~http://schemas.octgn.org/picture~/&gt;</text:p>
          </table:table-cell>
          <table:table-cell office:value-type="string" table:style-name="ce1">
            <text:p>124d550d-c3b9-45e1-983d-33ff9b1421c9</text:p>
          </table:table-cell>
          <table:table-cell office:value-type="string" table:style-name="ce1">
            <text:p>FD_lootandpillage</text:p>
          </table:table-cell>
          <table:table-cell office:value-type="string" table:style-name="ce1">
            <text:p>Loot and Pillage</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til the end of the turn, all crew with the Villainous trait have +1 Influence while they are in a Sea with a Port attached.</text:p>
          </table:table-cell>
          <table:table-cell table:number-columns-repeated="16361" table:style-name="ce1"/>
        </table:table-row>
        <table:table-row table:style-name="ro2">
          <table:table-cell office:value-type="string" office:string-value="  &lt;card id=~3c6ea15c-2316-48da-981c-e19902a832b8~ name=~Luis de Rioj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astille~ /&gt;&lt;property name=~Text~ value=~Experienced * Unique * React: Tack Rioja when you are entering a Boarding as the Defender. Any of your crew that are sunk during this boarding as a result of absorbing Hits, may be placed in your discard pile instead of your sunk pile.~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3c6ea15c-2316-48da-981c-e19902a832b8~ name=~Luis de Rioj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astille~ /&gt;&lt;property name=~Text~ value=~Experienced * Unique * React: Tack Rioja when you are entering a Boarding as the Defender. Any of your crew that are sunk during this boarding as a result of absorbing Hits, may be placed in your discard pile instead of your sunk pile.~ /&gt;&lt;/card&gt;</text:p>
          </table:table-cell>
          <table:table-cell office:value-type="string" office:string-value=" &lt;Relationship Target=~/cards/FD_luisderioja.jpg~ Id=~C3c6ea15c-2316-48da-981c-e19902a832b8~ Type=~http://schemas.octgn.org/picture~/&gt;" table:formula="of:=CONCATENATE(&quot; &lt;Relationship Target=~/cards/&quot;;[.D53];&quot;.jpg~ Id=~C&quot;;[.C53];&quot;~ Type=~http://schemas.octgn.org/picture~/&gt;&quot;)" table:style-name="ce1">
            <text:p><text:s/>&lt;Relationship Target=~/cards/FD_luisderioja.jpg~ Id=~C3c6ea15c-2316-48da-981c-e19902a832b8~ Type=~http://schemas.octgn.org/picture~/&gt;</text:p>
          </table:table-cell>
          <table:table-cell office:value-type="string" table:style-name="ce1">
            <text:p>3c6ea15c-2316-48da-981c-e19902a832b8</text:p>
          </table:table-cell>
          <table:table-cell office:value-type="string" table:style-name="ce1">
            <text:p>FD_luisderioja</text:p>
          </table:table-cell>
          <table:table-cell office:value-type="string" table:style-name="ce1">
            <text:p>Luis de Rioja</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Experienced * Unique * React: Tack Rioja when you are entering a Boarding as the Defender. Any of your crew that are sunk during this boarding as a result of absorbing Hits, may be placed in your discard pile instead of your sunk pile.</text:p>
          </table:table-cell>
          <table:table-cell table:number-columns-repeated="16361" table:style-name="ce1"/>
        </table:table-row>
        <table:table-row table:style-name="ro2">
          <table:table-cell office:value-type="string" office:string-value="  &lt;card id=~ce332c9c-59eb-4fb3-a270-1fa9ab3d5ec7~ name=~“Lyin“ John Fox~&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Sea Dogs~ /&gt;&lt;property name=~Text~ value=~Experienced * Unique * All of your completed adventures which increase Influence provide one extra Influence.~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ce332c9c-59eb-4fb3-a270-1fa9ab3d5ec7~ name=~“Lyin“ John Fox~&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Sea Dogs~ /&gt;&lt;property name=~Text~ value=~Experienced * Unique * All of your completed adventures which increase Influence provide one extra Influence.~ /&gt;&lt;/card&gt;</text:p>
          </table:table-cell>
          <table:table-cell office:value-type="string" office:string-value=" &lt;Relationship Target=~/cards/FD_lyinjohnfox.jpg~ Id=~Cce332c9c-59eb-4fb3-a270-1fa9ab3d5ec7~ Type=~http://schemas.octgn.org/picture~/&gt;" table:formula="of:=CONCATENATE(&quot; &lt;Relationship Target=~/cards/&quot;;[.D54];&quot;.jpg~ Id=~C&quot;;[.C54];&quot;~ Type=~http://schemas.octgn.org/picture~/&gt;&quot;)" table:style-name="ce1">
            <text:p><text:s/>&lt;Relationship Target=~/cards/FD_lyinjohnfox.jpg~ Id=~Cce332c9c-59eb-4fb3-a270-1fa9ab3d5ec7~ Type=~http://schemas.octgn.org/picture~/&gt;</text:p>
          </table:table-cell>
          <table:table-cell office:value-type="string" table:style-name="ce1">
            <text:p>ce332c9c-59eb-4fb3-a270-1fa9ab3d5ec7</text:p>
          </table:table-cell>
          <table:table-cell office:value-type="string" table:style-name="ce1">
            <text:p>FD_lyinjohnfox</text:p>
          </table:table-cell>
          <table:table-cell office:value-type="string" table:style-name="ce1">
            <text:p>“Lyin“ John Fox</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Experienced * Unique * All of your completed adventures which increase Influence provide one extra Influence.</text:p>
          </table:table-cell>
          <table:table-cell table:number-columns-repeated="16361" table:style-name="ce1"/>
        </table:table-row>
        <table:table-row table:style-name="ro2">
          <table:table-cell office:value-type="string" office:string-value="  &lt;card id=~428d5963-7a0a-470d-8a6c-7e67adf8b0de~ name=~Mabel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2~ /&gt;&lt;property name=~Crew Max~ value=~~ /&gt;&lt;property name=~Move Cost~ value=~~ /&gt;&lt;property name=~Faction~ value=~Gosse's Gentlemen~ /&gt;&lt;property name=~Text~ value=~Experienced * Unique * Holy * React: Discard a card with a Thrust Boarding Attack as Mabela is being pushed forward to start a Boarding Attack to give Mabela +1 Swashbuckling until the end of the Boarding. The skeletons swarmed from their hiding place. Mabela just smiled.~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428d5963-7a0a-470d-8a6c-7e67adf8b0de~ name=~Mabel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2~ /&gt;&lt;property name=~Crew Max~ value=~~ /&gt;&lt;property name=~Move Cost~ value=~~ /&gt;&lt;property name=~Faction~ value=~Gosse's Gentlemen~ /&gt;&lt;property name=~Text~ value=~Experienced * Unique * Holy * React: Discard a card with a Thrust Boarding Attack as Mabela is being pushed forward to start a Boarding Attack to give Mabela +1 Swashbuckling until the end of the Boarding. The skeletons swarmed from their hiding place. Mabela just smiled.~ /&gt;&lt;/card&gt;</text:p>
          </table:table-cell>
          <table:table-cell office:value-type="string" office:string-value=" &lt;Relationship Target=~/cards/FD_Mabela.jpg~ Id=~C428d5963-7a0a-470d-8a6c-7e67adf8b0de~ Type=~http://schemas.octgn.org/picture~/&gt;" table:formula="of:=CONCATENATE(&quot; &lt;Relationship Target=~/cards/&quot;;[.D55];&quot;.jpg~ Id=~C&quot;;[.C55];&quot;~ Type=~http://schemas.octgn.org/picture~/&gt;&quot;)" table:style-name="ce1">
            <text:p><text:s/>&lt;Relationship Target=~/cards/FD_Mabela.jpg~ Id=~C428d5963-7a0a-470d-8a6c-7e67adf8b0de~ Type=~http://schemas.octgn.org/picture~/&gt;</text:p>
          </table:table-cell>
          <table:table-cell office:value-type="string" table:style-name="ce1">
            <text:p>428d5963-7a0a-470d-8a6c-7e67adf8b0de</text:p>
          </table:table-cell>
          <table:table-cell office:value-type="string" table:style-name="ce1">
            <text:p>FD_Mabela</text:p>
          </table:table-cell>
          <table:table-cell office:value-type="string" table:style-name="ce1">
            <text:p>Mabel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 Holy * React: Discard a card with a Thrust Boarding Attack as Mabela is being pushed forward to start a Boarding Attack to give Mabela +1 Swashbuckling until the end of the Boarding. The skeletons swarmed from their hiding place. Mabela just smiled.</text:p>
          </table:table-cell>
          <table:table-cell table:style-name="ce3"/>
          <table:table-cell office:value-type="string" table:style-name="ce1">
            <text:p>Fate's Debt</text:p>
          </table:table-cell>
          <table:table-cell table:number-columns-repeated="16359"/>
        </table:table-row>
        <table:table-row table:style-name="ro2">
          <table:table-cell office:value-type="string" office:string-value="  &lt;card id=~4d203644-5543-4250-88f1-ba506fe2bdb3~ name=~Mad Martin's Tattoos~&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one of your crew to produce Adventuring to complete an Adventure. This card attaches to that crew and gives a +1 Swashbuckling.~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4d203644-5543-4250-88f1-ba506fe2bdb3~ name=~Mad Martin's Tattoos~&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one of your crew to produce Adventuring to complete an Adventure. This card attaches to that crew and gives a +1 Swashbuckling.~ /&gt;&lt;/card&gt;</text:p>
          </table:table-cell>
          <table:table-cell office:value-type="string" office:string-value=" &lt;Relationship Target=~/cards/FD_madmartinstattoos.jpg~ Id=~C4d203644-5543-4250-88f1-ba506fe2bdb3~ Type=~http://schemas.octgn.org/picture~/&gt;" table:formula="of:=CONCATENATE(&quot; &lt;Relationship Target=~/cards/&quot;;[.D56];&quot;.jpg~ Id=~C&quot;;[.C56];&quot;~ Type=~http://schemas.octgn.org/picture~/&gt;&quot;)" table:style-name="ce1">
            <text:p><text:s/>&lt;Relationship Target=~/cards/FD_madmartinstattoos.jpg~ Id=~C4d203644-5543-4250-88f1-ba506fe2bdb3~ Type=~http://schemas.octgn.org/picture~/&gt;</text:p>
          </table:table-cell>
          <table:table-cell office:value-type="string" table:style-name="ce1">
            <text:p>4d203644-5543-4250-88f1-ba506fe2bdb3</text:p>
          </table:table-cell>
          <table:table-cell office:value-type="string" table:style-name="ce1">
            <text:p>FD_madmartinstattoos</text:p>
          </table:table-cell>
          <table:table-cell office:value-type="string" table:style-name="ce1">
            <text:p>Mad Martin's Tattoo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you tack one of your crew to produce Adventuring to complete an Adventure. This card attaches to that crew and gives a +1 Swashbuckling.</text:p>
          </table:table-cell>
          <table:table-cell table:number-columns-repeated="16361" table:style-name="ce1"/>
        </table:table-row>
        <table:table-row table:style-name="ro2">
          <table:table-cell office:value-type="string" office:string-value="  &lt;card id=~75ebaba4-c11c-4c39-a129-1f88aac0a23e~ name=~Maximilli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Gosse's Gentlemen~ /&gt;&lt;property name=~Text~ value=~Villainous * Act: Tack and discard Maximillian. Until the end of the turn, your Boarding Attacks against a Ship with a Villainous Captain, inflict 1 extra Hit and your Cannon Attacks targeting a Ship with a Villainous Captain inflict 1 extra Hit.~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75ebaba4-c11c-4c39-a129-1f88aac0a23e~ name=~Maximilli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Gosse's Gentlemen~ /&gt;&lt;property name=~Text~ value=~Villainous * Act: Tack and discard Maximillian. Until the end of the turn, your Boarding Attacks against a Ship with a Villainous Captain, inflict 1 extra Hit and your Cannon Attacks targeting a Ship with a Villainous Captain inflict 1 extra Hit.~ /&gt;&lt;/card&gt;</text:p>
          </table:table-cell>
          <table:table-cell office:value-type="string" office:string-value=" &lt;Relationship Target=~/cards/FD_maximillian.jpg~ Id=~C75ebaba4-c11c-4c39-a129-1f88aac0a23e~ Type=~http://schemas.octgn.org/picture~/&gt;" table:formula="of:=CONCATENATE(&quot; &lt;Relationship Target=~/cards/&quot;;[.D57];&quot;.jpg~ Id=~C&quot;;[.C57];&quot;~ Type=~http://schemas.octgn.org/picture~/&gt;&quot;)" table:style-name="ce1">
            <text:p><text:s/>&lt;Relationship Target=~/cards/FD_maximillian.jpg~ Id=~C75ebaba4-c11c-4c39-a129-1f88aac0a23e~ Type=~http://schemas.octgn.org/picture~/&gt;</text:p>
          </table:table-cell>
          <table:table-cell office:value-type="string" table:style-name="ce1">
            <text:p>75ebaba4-c11c-4c39-a129-1f88aac0a23e</text:p>
          </table:table-cell>
          <table:table-cell office:value-type="string" table:style-name="ce1">
            <text:p>FD_maximillian</text:p>
          </table:table-cell>
          <table:table-cell office:value-type="string" table:style-name="ce1">
            <text:p>Maximilli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Gosse's Gentlemen</text:p>
          </table:table-cell>
          <table:table-cell office:value-type="string" table:style-name="ce1">
            <text:p>Villainous * Act: Tack and discard Maximillian. Until the end of the turn, your Boarding Attacks against a Ship with a Villainous Captain, inflict 1 extra Hit and your Cannon Attacks targeting a Ship with a Villainous Captain inflict 1 extra Hit.</text:p>
          </table:table-cell>
          <table:table-cell table:number-columns-repeated="16361" table:style-name="ce1"/>
        </table:table-row>
        <table:table-row table:style-name="ro2">
          <table:table-cell office:value-type="string" office:string-value="  &lt;card id=~19d25417-24a0-4df8-9cea-9e6fb0611c66~ name=~Mike Fitzpatric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1~ /&gt;&lt;property name=~Influence~ value=~1~ /&gt;&lt;property name=~Swashbuckling~ value=~2~ /&gt;&lt;property name=~Crew Max~ value=~~ /&gt;&lt;property name=~Move Cost~ value=~~ /&gt;&lt;property name=~Faction~ value=~Montaigne~ /&gt;&lt;property name=~Text~ value=~Experienced * Unique * Heroic * Mike may not be placed on a Villainous Captain?s Ship. React: Tack Mike instead of performing a Boarding Attack. If the opposing player has any Captive crew in play, that player must discard one Captive crew of their choosing.~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19d25417-24a0-4df8-9cea-9e6fb0611c66~ name=~Mike Fitzpatric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1~ /&gt;&lt;property name=~Influence~ value=~1~ /&gt;&lt;property name=~Swashbuckling~ value=~2~ /&gt;&lt;property name=~Crew Max~ value=~~ /&gt;&lt;property name=~Move Cost~ value=~~ /&gt;&lt;property name=~Faction~ value=~Montaigne~ /&gt;&lt;property name=~Text~ value=~Experienced * Unique * Heroic * Mike may not be placed on a Villainous Captain?s Ship. React: Tack Mike instead of performing a Boarding Attack. If the opposing player has any Captive crew in play, that player must discard one Captive crew of their choosing.~ /&gt;&lt;/card&gt;</text:p>
          </table:table-cell>
          <table:table-cell office:value-type="string" office:string-value=" &lt;Relationship Target=~/cards/FD_mikefitzpatrick.jpg~ Id=~C19d25417-24a0-4df8-9cea-9e6fb0611c66~ Type=~http://schemas.octgn.org/picture~/&gt;" table:formula="of:=CONCATENATE(&quot; &lt;Relationship Target=~/cards/&quot;;[.D58];&quot;.jpg~ Id=~C&quot;;[.C58];&quot;~ Type=~http://schemas.octgn.org/picture~/&gt;&quot;)" table:style-name="ce1">
            <text:p><text:s/>&lt;Relationship Target=~/cards/FD_mikefitzpatrick.jpg~ Id=~C19d25417-24a0-4df8-9cea-9e6fb0611c66~ Type=~http://schemas.octgn.org/picture~/&gt;</text:p>
          </table:table-cell>
          <table:table-cell office:value-type="string" table:style-name="ce1">
            <text:p>19d25417-24a0-4df8-9cea-9e6fb0611c66</text:p>
          </table:table-cell>
          <table:table-cell office:value-type="string" table:style-name="ce1">
            <text:p>FD_mikefitzpatrick</text:p>
          </table:table-cell>
          <table:table-cell office:value-type="string" table:style-name="ce1">
            <text:p>Mike Fitzpatrick</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Heroic * Mike may not be placed on a Villainous Captain?s Ship. React: Tack Mike instead of performing a Boarding Attack. If the opposing player has any Captive crew in play, that player must discard one Captive crew of their choosing.</text:p>
          </table:table-cell>
          <table:table-cell table:number-columns-repeated="16361" table:style-name="ce1"/>
        </table:table-row>
        <table:table-row table:style-name="ro2">
          <table:table-cell office:value-type="string" office:string-value="  &lt;card id=~d7c4d723-8dec-4607-a51d-c5f01309aa6a~ name=~My Last Bit of Luck~&gt;&lt;property name=~Rarity~ value=~U~ /&gt;&lt;property name=~Type~ value=~actions~ /&gt;&lt;property name=~Cost~ value=~~ /&gt;&lt;property name=~Cost Type~ value=~~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pays the Cancel cost of one of your Action Cards. Inflict 2 Hits to that player.~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d7c4d723-8dec-4607-a51d-c5f01309aa6a~ name=~My Last Bit of Luck~&gt;&lt;property name=~Rarity~ value=~U~ /&gt;&lt;property name=~Type~ value=~actions~ /&gt;&lt;property name=~Cost~ value=~~ /&gt;&lt;property name=~Cost Type~ value=~~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pays the Cancel cost of one of your Action Cards. Inflict 2 Hits to that player.~ /&gt;&lt;/card&gt;</text:p>
          </table:table-cell>
          <table:table-cell office:value-type="string" office:string-value=" &lt;Relationship Target=~/cards/FD_mylastbitofluck.jpg~ Id=~Cd7c4d723-8dec-4607-a51d-c5f01309aa6a~ Type=~http://schemas.octgn.org/picture~/&gt;" table:formula="of:=CONCATENATE(&quot; &lt;Relationship Target=~/cards/&quot;;[.D59];&quot;.jpg~ Id=~C&quot;;[.C59];&quot;~ Type=~http://schemas.octgn.org/picture~/&gt;&quot;)" table:style-name="ce1">
            <text:p><text:s/>&lt;Relationship Target=~/cards/FD_mylastbitofluck.jpg~ Id=~Cd7c4d723-8dec-4607-a51d-c5f01309aa6a~ Type=~http://schemas.octgn.org/picture~/&gt;</text:p>
          </table:table-cell>
          <table:table-cell office:value-type="string" table:style-name="ce1">
            <text:p>d7c4d723-8dec-4607-a51d-c5f01309aa6a</text:p>
          </table:table-cell>
          <table:table-cell office:value-type="string" table:style-name="ce1">
            <text:p>FD_mylastbitofluck</text:p>
          </table:table-cell>
          <table:table-cell office:value-type="string" table:style-name="ce1">
            <text:p>My Last Bit of Luck</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3" table:style-name="ce1">
            <text:p>3</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 opponent pays the Cancel cost of one of your Action Cards. Inflict 2 Hits to that player.</text:p>
          </table:table-cell>
          <table:table-cell table:number-columns-repeated="16361" table:style-name="ce1"/>
        </table:table-row>
        <table:table-row table:style-name="ro2">
          <table:table-cell office:value-type="string" office:string-value="  &lt;card id=~e245a36f-775c-4aeb-a755-0023f9866490~ name=~Next of Kin~&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a crew as a result of absorbing hits. You may immediately hire a crew from your hand. If that crew belongs to your Captain's Faction, reduce the crew's Influence cost by 2 (minimum 0).~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e245a36f-775c-4aeb-a755-0023f9866490~ name=~Next of Kin~&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a crew as a result of absorbing hits. You may immediately hire a crew from your hand. If that crew belongs to your Captain's Faction, reduce the crew's Influence cost by 2 (minimum 0).~ /&gt;&lt;/card&gt;</text:p>
          </table:table-cell>
          <table:table-cell office:value-type="string" office:string-value=" &lt;Relationship Target=~/cards/FD_nextofkin.jpg~ Id=~Ce245a36f-775c-4aeb-a755-0023f9866490~ Type=~http://schemas.octgn.org/picture~/&gt;" table:formula="of:=CONCATENATE(&quot; &lt;Relationship Target=~/cards/&quot;;[.D60];&quot;.jpg~ Id=~C&quot;;[.C60];&quot;~ Type=~http://schemas.octgn.org/picture~/&gt;&quot;)" table:style-name="ce1">
            <text:p><text:s/>&lt;Relationship Target=~/cards/FD_nextofkin.jpg~ Id=~Ce245a36f-775c-4aeb-a755-0023f9866490~ Type=~http://schemas.octgn.org/picture~/&gt;</text:p>
          </table:table-cell>
          <table:table-cell office:value-type="string" table:style-name="ce1">
            <text:p>e245a36f-775c-4aeb-a755-0023f9866490</text:p>
          </table:table-cell>
          <table:table-cell office:value-type="string" table:style-name="ce1">
            <text:p>FD_nextofkin</text:p>
          </table:table-cell>
          <table:table-cell office:value-type="string" table:style-name="ce1">
            <text:p>Next of Kin</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you sink a crew as a result of absorbing hits. You may immediately hire a crew from your hand. If that crew belongs to your Captain's Faction, reduce the crew's Influence cost by 2 (minimum 0).</text:p>
          </table:table-cell>
          <table:table-cell table:number-columns-repeated="16361" table:style-name="ce1"/>
        </table:table-row>
        <table:table-row table:style-name="ro2">
          <table:table-cell office:value-type="string" office:string-value="  &lt;card id=~9faba02d-e85f-4b58-948b-4c3f7fc893c8~ name=~Nibelungen Forg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Pay 5 Adventuring (3 if completed in Frothing Sea). * Unique * Artifact * Captain Attachment: All of your crew attachments which tack to inflict Hits inflict 1 extra Hit.~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9faba02d-e85f-4b58-948b-4c3f7fc893c8~ name=~Nibelungen Forg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Pay 5 Adventuring (3 if completed in Frothing Sea). * Unique * Artifact * Captain Attachment: All of your crew attachments which tack to inflict Hits inflict 1 extra Hit.~ /&gt;&lt;/card&gt;</text:p>
          </table:table-cell>
          <table:table-cell office:value-type="string" office:string-value=" &lt;Relationship Target=~/cards/FD_nibelungenforge.jpg~ Id=~C9faba02d-e85f-4b58-948b-4c3f7fc893c8~ Type=~http://schemas.octgn.org/picture~/&gt;" table:formula="of:=CONCATENATE(&quot; &lt;Relationship Target=~/cards/&quot;;[.D61];&quot;.jpg~ Id=~C&quot;;[.C61];&quot;~ Type=~http://schemas.octgn.org/picture~/&gt;&quot;)" table:style-name="ce1">
            <text:p><text:s/>&lt;Relationship Target=~/cards/FD_nibelungenforge.jpg~ Id=~C9faba02d-e85f-4b58-948b-4c3f7fc893c8~ Type=~http://schemas.octgn.org/picture~/&gt;</text:p>
          </table:table-cell>
          <table:table-cell office:value-type="string" table:style-name="ce1">
            <text:p>9faba02d-e85f-4b58-948b-4c3f7fc893c8</text:p>
          </table:table-cell>
          <table:table-cell office:value-type="string" table:style-name="ce1">
            <text:p>FD_nibelungenforge</text:p>
          </table:table-cell>
          <table:table-cell office:value-type="string" table:style-name="ce1">
            <text:p>Nibelungen Forg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To complete: Pay 5 Adventuring (3 if completed in Frothing Sea). * Unique * Artifact * Captain Attachment: All of your crew attachments which tack to inflict Hits inflict 1 extra Hit.</text:p>
          </table:table-cell>
          <table:table-cell table:number-columns-repeated="16361" table:style-name="ce1"/>
        </table:table-row>
        <table:table-row table:style-name="ro2">
          <table:table-cell office:value-type="string" office:string-value="  &lt;card id=~c0671484-c65f-4702-b709-9d467ebc4bb2~ name=~Niklaas Wynkoop~&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Niklaas gains +1 to all Skills while you are in a Sea that has another player's Port attached.~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c0671484-c65f-4702-b709-9d467ebc4bb2~ name=~Niklaas Wynkoop~&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Niklaas gains +1 to all Skills while you are in a Sea that has another player's Port attached.~ /&gt;&lt;/card&gt;</text:p>
          </table:table-cell>
          <table:table-cell office:value-type="string" office:string-value=" &lt;Relationship Target=~/cards/FD_niklaaswynkoop.jpg~ Id=~Cc0671484-c65f-4702-b709-9d467ebc4bb2~ Type=~http://schemas.octgn.org/picture~/&gt;" table:formula="of:=CONCATENATE(&quot; &lt;Relationship Target=~/cards/&quot;;[.D62];&quot;.jpg~ Id=~C&quot;;[.C62];&quot;~ Type=~http://schemas.octgn.org/picture~/&gt;&quot;)" table:style-name="ce1">
            <text:p><text:s/>&lt;Relationship Target=~/cards/FD_niklaaswynkoop.jpg~ Id=~Cc0671484-c65f-4702-b709-9d467ebc4bb2~ Type=~http://schemas.octgn.org/picture~/&gt;</text:p>
          </table:table-cell>
          <table:table-cell office:value-type="string" table:style-name="ce1">
            <text:p>c0671484-c65f-4702-b709-9d467ebc4bb2</text:p>
          </table:table-cell>
          <table:table-cell office:value-type="string" table:style-name="ce1">
            <text:p>FD_niklaaswynkoop</text:p>
          </table:table-cell>
          <table:table-cell office:value-type="string" table:style-name="ce1">
            <text:p>Niklaas Wynkoop</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Niklaas gains +1 to all Skills while you are in a Sea that has another player's Port attached.</text:p>
          </table:table-cell>
          <table:table-cell table:number-columns-repeated="16361" table:style-name="ce1"/>
        </table:table-row>
        <table:table-row table:style-name="ro2">
          <table:table-cell office:value-type="string" office:string-value="  &lt;card id=~98c6133d-a771-4aa4-9443-38e6b4aa906b~ name=~Not Quite Dead~&gt;&lt;property name=~Rarity~ value=~C~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non-Captain crew is being sunk. Place that crew in your hand. attachments on that crew are discarded. Sink this card.~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98c6133d-a771-4aa4-9443-38e6b4aa906b~ name=~Not Quite Dead~&gt;&lt;property name=~Rarity~ value=~C~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non-Captain crew is being sunk. Place that crew in your hand. attachments on that crew are discarded. Sink this card.~ /&gt;&lt;/card&gt;</text:p>
          </table:table-cell>
          <table:table-cell office:value-type="string" office:string-value=" &lt;Relationship Target=~/cards/FD_notquitedead.jpg~ Id=~C98c6133d-a771-4aa4-9443-38e6b4aa906b~ Type=~http://schemas.octgn.org/picture~/&gt;" table:formula="of:=CONCATENATE(&quot; &lt;Relationship Target=~/cards/&quot;;[.D63];&quot;.jpg~ Id=~C&quot;;[.C63];&quot;~ Type=~http://schemas.octgn.org/picture~/&gt;&quot;)" table:style-name="ce1">
            <text:p><text:s/>&lt;Relationship Target=~/cards/FD_notquitedead.jpg~ Id=~C98c6133d-a771-4aa4-9443-38e6b4aa906b~ Type=~http://schemas.octgn.org/picture~/&gt;</text:p>
          </table:table-cell>
          <table:table-cell office:value-type="string" table:style-name="ce1">
            <text:p>98c6133d-a771-4aa4-9443-38e6b4aa906b</text:p>
          </table:table-cell>
          <table:table-cell office:value-type="string" table:style-name="ce1">
            <text:p>FD_notquitedead</text:p>
          </table:table-cell>
          <table:table-cell office:value-type="string" table:style-name="ce1">
            <text:p>Not Quite Dead</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non-Captain crew is being sunk. Place that crew in your hand. attachments on that crew are discarded. Sink this card.</text:p>
          </table:table-cell>
          <table:table-cell table:number-columns-repeated="16361" table:style-name="ce1"/>
        </table:table-row>
        <table:table-row table:style-name="ro2">
          <table:table-cell office:value-type="string" office:string-value="  &lt;card id=~df3475c5-6b55-47fb-bc71-a1b915ef13ae~ name=~Orduno's Honor~&gt;&lt;property name=~Rarity~ value=~C~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hich is in a Sea to which you have a Control card attached. Move the target Ship to a Sea adjacent to its current Sea.~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df3475c5-6b55-47fb-bc71-a1b915ef13ae~ name=~Orduno's Honor~&gt;&lt;property name=~Rarity~ value=~C~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hich is in a Sea to which you have a Control card attached. Move the target Ship to a Sea adjacent to its current Sea.~ /&gt;&lt;/card&gt;</text:p>
          </table:table-cell>
          <table:table-cell office:value-type="string" office:string-value=" &lt;Relationship Target=~/cards/FD_ordunoshonor.jpg~ Id=~Cdf3475c5-6b55-47fb-bc71-a1b915ef13ae~ Type=~http://schemas.octgn.org/picture~/&gt;" table:formula="of:=CONCATENATE(&quot; &lt;Relationship Target=~/cards/&quot;;[.D64];&quot;.jpg~ Id=~C&quot;;[.C64];&quot;~ Type=~http://schemas.octgn.org/picture~/&gt;&quot;)" table:style-name="ce1">
            <text:p><text:s/>&lt;Relationship Target=~/cards/FD_ordunoshonor.jpg~ Id=~Cdf3475c5-6b55-47fb-bc71-a1b915ef13ae~ Type=~http://schemas.octgn.org/picture~/&gt;</text:p>
          </table:table-cell>
          <table:table-cell office:value-type="string" table:style-name="ce1">
            <text:p>df3475c5-6b55-47fb-bc71-a1b915ef13ae</text:p>
          </table:table-cell>
          <table:table-cell office:value-type="string" table:style-name="ce1">
            <text:p>FD_ordunoshonor</text:p>
          </table:table-cell>
          <table:table-cell office:value-type="string" table:style-name="ce1">
            <text:p>Orduno's Honor</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which is in a Sea to which you have a Control card attached. Move the target Ship to a Sea adjacent to its current Sea.</text:p>
          </table:table-cell>
          <table:table-cell table:number-columns-repeated="16361" table:style-name="ce1"/>
        </table:table-row>
        <table:table-row table:style-name="ro2">
          <table:table-cell office:value-type="string" office:string-value="  &lt;card id=~f947eedc-2388-45b5-84e0-bc9ac2ec10ff~ name=~Powering Through~&gt;&lt;property name=~Rarity~ value=~R~ /&gt;&lt;property name=~Type~ value=~actions~ /&gt;&lt;property name=~Cost~ value=~M+4~ /&gt;&lt;property name=~Cost Type~ value=~~ /&gt;&lt;property name=~Cancel~ value=~M+4~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Inflict Hits equal to your Ship's Move Cost +6 on that Ship. Then inflict Hits equal to the opposing Ship's Move Cost +2 on your Ship.~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f947eedc-2388-45b5-84e0-bc9ac2ec10ff~ name=~Powering Through~&gt;&lt;property name=~Rarity~ value=~R~ /&gt;&lt;property name=~Type~ value=~actions~ /&gt;&lt;property name=~Cost~ value=~M+4~ /&gt;&lt;property name=~Cost Type~ value=~~ /&gt;&lt;property name=~Cancel~ value=~M+4~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Inflict Hits equal to your Ship's Move Cost +6 on that Ship. Then inflict Hits equal to the opposing Ship's Move Cost +2 on your Ship.~ /&gt;&lt;/card&gt;</text:p>
          </table:table-cell>
          <table:table-cell office:value-type="string" office:string-value=" &lt;Relationship Target=~/cards/FD_poweringthrough.jpg~ Id=~Cf947eedc-2388-45b5-84e0-bc9ac2ec10ff~ Type=~http://schemas.octgn.org/picture~/&gt;" table:formula="of:=CONCATENATE(&quot; &lt;Relationship Target=~/cards/&quot;;[.D65];&quot;.jpg~ Id=~C&quot;;[.C65];&quot;~ Type=~http://schemas.octgn.org/picture~/&gt;&quot;)" table:style-name="ce1">
            <text:p><text:s/>&lt;Relationship Target=~/cards/FD_poweringthrough.jpg~ Id=~Cf947eedc-2388-45b5-84e0-bc9ac2ec10ff~ Type=~http://schemas.octgn.org/picture~/&gt;</text:p>
          </table:table-cell>
          <table:table-cell office:value-type="string" table:style-name="ce1">
            <text:p>f947eedc-2388-45b5-84e0-bc9ac2ec10ff</text:p>
          </table:table-cell>
          <table:table-cell office:value-type="string" table:style-name="ce1">
            <text:p>FD_poweringthrough</text:p>
          </table:table-cell>
          <table:table-cell office:value-type="string" table:style-name="ce1">
            <text:p>Powering Through</text:p>
          </table:table-cell>
          <table:table-cell office:value-type="string" table:style-name="ce1">
            <text:p>R</text:p>
          </table:table-cell>
          <table:table-cell office:value-type="string" table:style-name="ce1">
            <text:p>actions</text:p>
          </table:table-cell>
          <table:table-cell office:value-type="string" table:style-name="ce1">
            <text:p>M+4</text:p>
          </table:table-cell>
          <table:table-cell table:style-name="ce1"/>
          <table:table-cell office:value-type="string" table:style-name="ce1">
            <text:p>M+4</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is Sea. Inflict Hits equal to your Ship's Move Cost +6 on that Ship. Then inflict Hits equal to the opposing Ship's Move Cost +2 on your Ship.</text:p>
          </table:table-cell>
          <table:table-cell table:number-columns-repeated="16361"/>
        </table:table-row>
        <table:table-row table:style-name="ro2">
          <table:table-cell office:value-type="string" office:string-value="  &lt;card id=~5b31bf07-9328-44e0-8804-175d82fa224e~ name=~Preparing for a Long Voyage~&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attach this card if your Ship?s crew Maximum is 8 or less. This card counts as 1 crew toward your crew Maximum. React: Tack this card when paying a Sailing cost to produce 3 Sailing. React: Discard this card when paying Adventuring to produce 2 Adventuring.~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5b31bf07-9328-44e0-8804-175d82fa224e~ name=~Preparing for a Long Voyage~&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attach this card if your Ship?s crew Maximum is 8 or less. This card counts as 1 crew toward your crew Maximum. React: Tack this card when paying a Sailing cost to produce 3 Sailing. React: Discard this card when paying Adventuring to produce 2 Adventuring.~ /&gt;&lt;/card&gt;</text:p>
          </table:table-cell>
          <table:table-cell office:value-type="string" office:string-value=" &lt;Relationship Target=~/cards/FD_preparingforalongvoyage.jpg~ Id=~C5b31bf07-9328-44e0-8804-175d82fa224e~ Type=~http://schemas.octgn.org/picture~/&gt;" table:formula="of:=CONCATENATE(&quot; &lt;Relationship Target=~/cards/&quot;;[.D66];&quot;.jpg~ Id=~C&quot;;[.C66];&quot;~ Type=~http://schemas.octgn.org/picture~/&gt;&quot;)" table:style-name="ce1">
            <text:p><text:s/>&lt;Relationship Target=~/cards/FD_preparingforalongvoyage.jpg~ Id=~C5b31bf07-9328-44e0-8804-175d82fa224e~ Type=~http://schemas.octgn.org/picture~/&gt;</text:p>
          </table:table-cell>
          <table:table-cell office:value-type="string" table:style-name="ce1">
            <text:p>5b31bf07-9328-44e0-8804-175d82fa224e</text:p>
          </table:table-cell>
          <table:table-cell office:value-type="string" table:style-name="ce1">
            <text:p>FD_preparingforalongvoyage</text:p>
          </table:table-cell>
          <table:table-cell office:value-type="string" table:style-name="ce1">
            <text:p>Preparing for a Long Voyage</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You may only attach this card if your Ship?s crew Maximum is 8 or less. This card counts as 1 crew toward your crew Maximum. React: Tack this card when paying a Sailing cost to produce 3 Sailing. React: Discard this card when paying Adventuring to produce 2 Adventuring.</text:p>
          </table:table-cell>
          <table:table-cell table:number-columns-repeated="16361"/>
        </table:table-row>
        <table:table-row table:style-name="ro2">
          <table:table-cell office:value-type="string" office:string-value="  &lt;card id=~04ae2ccb-ff20-447e-8595-283b0c753ead~ name=~Quarantined Port~&gt;&lt;property name=~Rarity~ value=~C~ /&gt;&lt;property name=~Type~ value=~actions~ /&gt;&lt;property name=~Cost~ value=~~ /&gt;&lt;property name=~Cost Type~ value=~~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is card's Cancel Cost.Target a Sea. Until the end of the turn, players with ships in the target Sea may not hire crew.~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04ae2ccb-ff20-447e-8595-283b0c753ead~ name=~Quarantined Port~&gt;&lt;property name=~Rarity~ value=~C~ /&gt;&lt;property name=~Type~ value=~actions~ /&gt;&lt;property name=~Cost~ value=~~ /&gt;&lt;property name=~Cost Type~ value=~~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is card's Cancel Cost.Target a Sea. Until the end of the turn, players with ships in the target Sea may not hire crew.~ /&gt;&lt;/card&gt;</text:p>
          </table:table-cell>
          <table:table-cell office:value-type="string" office:string-value=" &lt;Relationship Target=~/cards/FD_quarantinedport.jpg~ Id=~C04ae2ccb-ff20-447e-8595-283b0c753ead~ Type=~http://schemas.octgn.org/picture~/&gt;" table:formula="of:=CONCATENATE(&quot; &lt;Relationship Target=~/cards/&quot;;[.D67];&quot;.jpg~ Id=~C&quot;;[.C67];&quot;~ Type=~http://schemas.octgn.org/picture~/&gt;&quot;)" table:style-name="ce1">
            <text:p><text:s/>&lt;Relationship Target=~/cards/FD_quarantinedport.jpg~ Id=~C04ae2ccb-ff20-447e-8595-283b0c753ead~ Type=~http://schemas.octgn.org/picture~/&gt;</text:p>
          </table:table-cell>
          <table:table-cell office:value-type="string" table:style-name="ce1">
            <text:p>04ae2ccb-ff20-447e-8595-283b0c753ead</text:p>
          </table:table-cell>
          <table:table-cell office:value-type="string" table:style-name="ce1">
            <text:p>FD_quarantinedport</text:p>
          </table:table-cell>
          <table:table-cell office:value-type="string" table:style-name="ce1">
            <text:p>Quarantined Por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pay this card's Cancel Cost.Target a Sea. Until the end of the turn, players with ships in the target Sea may not hire crew.</text:p>
          </table:table-cell>
          <table:table-cell table:number-columns-repeated="16361"/>
        </table:table-row>
        <table:table-row table:style-name="ro2">
          <table:table-cell office:value-type="string" office:string-value="  &lt;card id=~7a049982-dcfa-4858-8771-d9ca5d8f4536~ name=~Reggie Wilcox~&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2~ /&gt;&lt;property name=~Swashbuckling~ value=~3~ /&gt;&lt;property name=~Crew Max~ value=~~ /&gt;&lt;property name=~Move Cost~ value=~~ /&gt;&lt;property name=~Faction~ value=~Brotherhood~ /&gt;&lt;property name=~Text~ value=~Experienced * Unique * Loyal First Mate * Act: Tack Reggie and pay 2 Adventuring to target a player with a Ship in this Sea. That player must discard one of their non-Captain crew.~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7a049982-dcfa-4858-8771-d9ca5d8f4536~ name=~Reggie Wilcox~&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2~ /&gt;&lt;property name=~Swashbuckling~ value=~3~ /&gt;&lt;property name=~Crew Max~ value=~~ /&gt;&lt;property name=~Move Cost~ value=~~ /&gt;&lt;property name=~Faction~ value=~Brotherhood~ /&gt;&lt;property name=~Text~ value=~Experienced * Unique * Loyal First Mate * Act: Tack Reggie and pay 2 Adventuring to target a player with a Ship in this Sea. That player must discard one of their non-Captain crew.~ /&gt;&lt;/card&gt;</text:p>
          </table:table-cell>
          <table:table-cell office:value-type="string" office:string-value=" &lt;Relationship Target=~/cards/FD_reggiewilcox.jpg~ Id=~C7a049982-dcfa-4858-8771-d9ca5d8f4536~ Type=~http://schemas.octgn.org/picture~/&gt;" table:formula="of:=CONCATENATE(&quot; &lt;Relationship Target=~/cards/&quot;;[.D68];&quot;.jpg~ Id=~C&quot;;[.C68];&quot;~ Type=~http://schemas.octgn.org/picture~/&gt;&quot;)" table:style-name="ce1">
            <text:p><text:s/>&lt;Relationship Target=~/cards/FD_reggiewilcox.jpg~ Id=~C7a049982-dcfa-4858-8771-d9ca5d8f4536~ Type=~http://schemas.octgn.org/picture~/&gt;</text:p>
          </table:table-cell>
          <table:table-cell office:value-type="string" table:style-name="ce1">
            <text:p>7a049982-dcfa-4858-8771-d9ca5d8f4536</text:p>
          </table:table-cell>
          <table:table-cell office:value-type="string" table:style-name="ce1">
            <text:p>FD_reggiewilcox</text:p>
          </table:table-cell>
          <table:table-cell office:value-type="string" table:style-name="ce1">
            <text:p>Reggie Wilcox</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First Mate * Act: Tack Reggie and pay 2 Adventuring to target a player with a Ship in this Sea. That player must discard one of their non-Captain crew.</text:p>
          </table:table-cell>
          <table:table-cell table:number-columns-repeated="16361"/>
        </table:table-row>
        <table:table-row table:style-name="ro2">
          <table:table-cell office:value-type="string" office:string-value="  &lt;card id=~1abfa956-c1bb-4491-8446-b0cd38b8d0d0~ name=~Reis' Brides~&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et The cost of Reis' Brides is zero if you have a Crimson Roger Captain. React: Tack Reis' Brides when a crew is discarded or sunk in this Sea to give your Captain +2 Influence, until the end of the turn.~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1abfa956-c1bb-4491-8446-b0cd38b8d0d0~ name=~Reis' Brides~&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et The cost of Reis' Brides is zero if you have a Crimson Roger Captain. React: Tack Reis' Brides when a crew is discarded or sunk in this Sea to give your Captain +2 Influence, until the end of the turn.~ /&gt;&lt;/card&gt;</text:p>
          </table:table-cell>
          <table:table-cell office:value-type="string" office:string-value=" &lt;Relationship Target=~/cards/FD_reisbrides.jpg~ Id=~C1abfa956-c1bb-4491-8446-b0cd38b8d0d0~ Type=~http://schemas.octgn.org/picture~/&gt;" table:formula="of:=CONCATENATE(&quot; &lt;Relationship Target=~/cards/&quot;;[.D69];&quot;.jpg~ Id=~C&quot;;[.C69];&quot;~ Type=~http://schemas.octgn.org/picture~/&gt;&quot;)" table:style-name="ce1">
            <text:p><text:s/>&lt;Relationship Target=~/cards/FD_reisbrides.jpg~ Id=~C1abfa956-c1bb-4491-8446-b0cd38b8d0d0~ Type=~http://schemas.octgn.org/picture~/&gt;</text:p>
          </table:table-cell>
          <table:table-cell office:value-type="string" table:style-name="ce1">
            <text:p>1abfa956-c1bb-4491-8446-b0cd38b8d0d0</text:p>
          </table:table-cell>
          <table:table-cell office:value-type="string" table:style-name="ce1">
            <text:p>FD_reisbrides</text:p>
          </table:table-cell>
          <table:table-cell office:value-type="string" table:style-name="ce1">
            <text:p>Reis' Brides</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Pet The cost of Reis' Brides is zero if you have a Crimson Roger Captain. React: Tack Reis' Brides when a crew is discarded or sunk in this Sea to give your Captain +2 Influence, until the end of the turn.</text:p>
          </table:table-cell>
          <table:table-cell table:number-columns-repeated="16361"/>
        </table:table-row>
        <table:table-row table:style-name="ro2">
          <table:table-cell office:value-type="string" office:string-value="  &lt;card id=~13dde4c7-e109-486f-af14-244b315dc1ff~ name=~Red Thorfild~&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4~ /&gt;&lt;property name=~Influence~ value=~2~ /&gt;&lt;property name=~Swashbuckling~ value=~4~ /&gt;&lt;property name=~Crew Max~ value=~~ /&gt;&lt;property name=~Move Cost~ value=~~ /&gt;&lt;property name=~Faction~ value=~Vesten~ /&gt;&lt;property name=~Text~ value=~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13dde4c7-e109-486f-af14-244b315dc1ff~ name=~Red Thorfild~&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4~ /&gt;&lt;property name=~Influence~ value=~2~ /&gt;&lt;property name=~Swashbuckling~ value=~4~ /&gt;&lt;property name=~Crew Max~ value=~~ /&gt;&lt;property name=~Move Cost~ value=~~ /&gt;&lt;property name=~Faction~ value=~Vesten~ /&gt;&lt;property name=~Text~ value=~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 /&gt;&lt;/card&gt;</text:p>
          </table:table-cell>
          <table:table-cell office:value-type="string" office:string-value=" &lt;Relationship Target=~/cards/FD_redthorfild.jpg~ Id=~C13dde4c7-e109-486f-af14-244b315dc1ff~ Type=~http://schemas.octgn.org/picture~/&gt;" table:formula="of:=CONCATENATE(&quot; &lt;Relationship Target=~/cards/&quot;;[.D70];&quot;.jpg~ Id=~C&quot;;[.C70];&quot;~ Type=~http://schemas.octgn.org/picture~/&gt;&quot;)" table:style-name="ce1">
            <text:p><text:s/>&lt;Relationship Target=~/cards/FD_redthorfild.jpg~ Id=~C13dde4c7-e109-486f-af14-244b315dc1ff~ Type=~http://schemas.octgn.org/picture~/&gt;</text:p>
          </table:table-cell>
          <table:table-cell office:value-type="string" table:style-name="ce1">
            <text:p>13dde4c7-e109-486f-af14-244b315dc1ff</text:p>
          </table:table-cell>
          <table:table-cell office:value-type="string" table:style-name="ce1">
            <text:p>FD_redthorfild</text:p>
          </table:table-cell>
          <table:table-cell office:value-type="string" table:style-name="ce1">
            <text:p>Red Thorfild</text:p>
          </table:table-cell>
          <table:table-cell office:value-type="string" table:style-name="ce1">
            <text:p>R</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text:p>
          </table:table-cell>
          <table:table-cell table:number-columns-repeated="16361"/>
        </table:table-row>
        <table:table-row table:style-name="ro2">
          <table:table-cell office:value-type="string" office:string-value="  &lt;card id=~e4dcf4b4-4c62-4fbd-b1fb-8e1f77732a65~ name=~Roger Gaffri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Sea Dogs~ /&gt;&lt;property name=~Text~ value=~Experienced * Unique * Loyal * All of your Sea Dog crew inflict 1 extra Hit during Boarding Attack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4dcf4b4-4c62-4fbd-b1fb-8e1f77732a65~ name=~Roger Gaffri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Sea Dogs~ /&gt;&lt;property name=~Text~ value=~Experienced * Unique * Loyal * All of your Sea Dog crew inflict 1 extra Hit during Boarding Attacks.~ /&gt;&lt;/card&gt;</text:p>
          </table:table-cell>
          <table:table-cell office:value-type="string" office:string-value=" &lt;Relationship Target=~/cards/FD_RogerGaffrin.jpg~ Id=~Ce4dcf4b4-4c62-4fbd-b1fb-8e1f77732a65~ Type=~http://schemas.octgn.org/picture~/&gt;" table:formula="of:=CONCATENATE(&quot; &lt;Relationship Target=~/cards/&quot;;[.D71];&quot;.jpg~ Id=~C&quot;;[.C71];&quot;~ Type=~http://schemas.octgn.org/picture~/&gt;&quot;)" table:style-name="ce1">
            <text:p><text:s/>&lt;Relationship Target=~/cards/FD_RogerGaffrin.jpg~ Id=~Ce4dcf4b4-4c62-4fbd-b1fb-8e1f77732a65~ Type=~http://schemas.octgn.org/picture~/&gt;</text:p>
          </table:table-cell>
          <table:table-cell office:value-type="string" table:style-name="ce1">
            <text:p>e4dcf4b4-4c62-4fbd-b1fb-8e1f77732a65</text:p>
          </table:table-cell>
          <table:table-cell office:value-type="string" table:style-name="ce1">
            <text:p>FD_RogerGaffrin</text:p>
          </table:table-cell>
          <table:table-cell office:value-type="string" table:style-name="ce1">
            <text:p>Roger Gaffrin</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Experienced * Unique * Loyal * All of your Sea Dog crew inflict 1 extra Hit during Boarding Attacks.</text:p>
          </table:table-cell>
          <table:table-cell table:number-columns-repeated="16361"/>
        </table:table-row>
        <table:table-row table:style-name="ro2">
          <table:table-cell office:value-type="string" office:string-value="  &lt;card id=~db54fabe-2c1b-4630-ad9f-b0078541b734~ name=~Rosamaria Falisci~&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Fate 1 * React: Tack Rosamaria immediately after another player draws cards during the actions phase other than during a Boarding, to end the actions phase.~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db54fabe-2c1b-4630-ad9f-b0078541b734~ name=~Rosamaria Falisci~&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Fate 1 * React: Tack Rosamaria immediately after another player draws cards during the actions phase other than during a Boarding, to end the actions phase.~ /&gt;&lt;/card&gt;</text:p>
          </table:table-cell>
          <table:table-cell office:value-type="string" office:string-value=" &lt;Relationship Target=~/cards/FD_rosamariafalisci.jpg~ Id=~Cdb54fabe-2c1b-4630-ad9f-b0078541b734~ Type=~http://schemas.octgn.org/picture~/&gt;" table:formula="of:=CONCATENATE(&quot; &lt;Relationship Target=~/cards/&quot;;[.D72];&quot;.jpg~ Id=~C&quot;;[.C72];&quot;~ Type=~http://schemas.octgn.org/picture~/&gt;&quot;)" table:style-name="ce1">
            <text:p><text:s/>&lt;Relationship Target=~/cards/FD_rosamariafalisci.jpg~ Id=~Cdb54fabe-2c1b-4630-ad9f-b0078541b734~ Type=~http://schemas.octgn.org/picture~/&gt;</text:p>
          </table:table-cell>
          <table:table-cell office:value-type="string" table:style-name="ce1">
            <text:p>db54fabe-2c1b-4630-ad9f-b0078541b734</text:p>
          </table:table-cell>
          <table:table-cell office:value-type="string" table:style-name="ce1">
            <text:p>FD_rosamariafalisci</text:p>
          </table:table-cell>
          <table:table-cell office:value-type="string" table:style-name="ce1">
            <text:p>Rosamaria Falisci</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Fate 1 * React: Tack Rosamaria immediately after another player draws cards during the actions phase other than during a Boarding, to end the actions phase.</text:p>
          </table:table-cell>
          <table:table-cell table:number-columns-repeated="16361"/>
        </table:table-row>
        <table:table-row table:style-name="ro2">
          <table:table-cell office:value-type="string" office:string-value="  &lt;card id=~9bc71975-e2d9-4b30-b628-ac0633344ed8~ name=~Sails Don't Bleed~&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with the Topman trait tacks to absorb Hits. The Topman absorbs 4 extra Hits. You may not play this card during a Boarding.~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9bc71975-e2d9-4b30-b628-ac0633344ed8~ name=~Sails Don't Bleed~&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with the Topman trait tacks to absorb Hits. The Topman absorbs 4 extra Hits. You may not play this card during a Boarding.~ /&gt;&lt;/card&gt;</text:p>
          </table:table-cell>
          <table:table-cell office:value-type="string" office:string-value=" &lt;Relationship Target=~/cards/FD_sailsdontbleed.jpg~ Id=~C9bc71975-e2d9-4b30-b628-ac0633344ed8~ Type=~http://schemas.octgn.org/picture~/&gt;" table:formula="of:=CONCATENATE(&quot; &lt;Relationship Target=~/cards/&quot;;[.D73];&quot;.jpg~ Id=~C&quot;;[.C73];&quot;~ Type=~http://schemas.octgn.org/picture~/&gt;&quot;)" table:style-name="ce1">
            <text:p><text:s/>&lt;Relationship Target=~/cards/FD_sailsdontbleed.jpg~ Id=~C9bc71975-e2d9-4b30-b628-ac0633344ed8~ Type=~http://schemas.octgn.org/picture~/&gt;</text:p>
          </table:table-cell>
          <table:table-cell office:value-type="string" table:style-name="ce1">
            <text:p>9bc71975-e2d9-4b30-b628-ac0633344ed8</text:p>
          </table:table-cell>
          <table:table-cell office:value-type="string" table:style-name="ce1">
            <text:p>FD_sailsdontbleed</text:p>
          </table:table-cell>
          <table:table-cell office:value-type="string" table:style-name="ce1">
            <text:p>Sails Don't Bleed</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crew with the Topman trait tacks to absorb Hits. The Topman absorbs 4 extra Hits. You may not play this card during a Boarding.</text:p>
          </table:table-cell>
          <table:table-cell table:number-columns-repeated="16361"/>
        </table:table-row>
        <table:table-row table:style-name="ro2">
          <table:table-cell office:value-type="string" office:string-value="  &lt;card id=~55f3863f-568c-457d-a329-171d157a192f~ name=~Salted Mea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Cheap * Act: Discard this card to increase this crew?s Swashbuckling by 2 until the end of the turn.~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55f3863f-568c-457d-a329-171d157a192f~ name=~Salted Mea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Cheap * Act: Discard this card to increase this crew?s Swashbuckling by 2 until the end of the turn.~ /&gt;&lt;/card&gt;</text:p>
          </table:table-cell>
          <table:table-cell office:value-type="string" office:string-value=" &lt;Relationship Target=~/cards/FD_saltedmeat.jpg~ Id=~C55f3863f-568c-457d-a329-171d157a192f~ Type=~http://schemas.octgn.org/picture~/&gt;" table:formula="of:=CONCATENATE(&quot; &lt;Relationship Target=~/cards/&quot;;[.D74];&quot;.jpg~ Id=~C&quot;;[.C74];&quot;~ Type=~http://schemas.octgn.org/picture~/&gt;&quot;)" table:style-name="ce1">
            <text:p><text:s/>&lt;Relationship Target=~/cards/FD_saltedmeat.jpg~ Id=~C55f3863f-568c-457d-a329-171d157a192f~ Type=~http://schemas.octgn.org/picture~/&gt;</text:p>
          </table:table-cell>
          <table:table-cell office:value-type="string" table:style-name="ce1">
            <text:p>55f3863f-568c-457d-a329-171d157a192f</text:p>
          </table:table-cell>
          <table:table-cell office:value-type="string" table:style-name="ce1">
            <text:p>FD_saltedmeat</text:p>
          </table:table-cell>
          <table:table-cell office:value-type="string" table:style-name="ce1">
            <text:p>Salted Meat</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tem * Cheap * Act: Discard this card to increase this crew?s Swashbuckling by 2 until the end of the turn.</text:p>
          </table:table-cell>
          <table:table-cell table:number-columns-repeated="16361"/>
        </table:table-row>
        <table:table-row table:style-name="ro2">
          <table:table-cell office:value-type="string" office:string-value="  &lt;card id=~24a9dba7-11ca-4862-82e9-3462fc0e1a5b~ name=~San Cristobal~&gt;&lt;property name=~Rarity~ value=~R~ /&gt;&lt;property name=~Type~ value=~attachments~ /&gt;&lt;property name=~Cost~ value=~12~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24a9dba7-11ca-4862-82e9-3462fc0e1a5b~ name=~San Cristobal~&gt;&lt;property name=~Rarity~ value=~R~ /&gt;&lt;property name=~Type~ value=~attachments~ /&gt;&lt;property name=~Cost~ value=~12~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 /&gt;&lt;/card&gt;</text:p>
          </table:table-cell>
          <table:table-cell office:value-type="string" office:string-value=" &lt;Relationship Target=~/cards/FD_sancristobal.jpg~ Id=~C24a9dba7-11ca-4862-82e9-3462fc0e1a5b~ Type=~http://schemas.octgn.org/picture~/&gt;" table:formula="of:=CONCATENATE(&quot; &lt;Relationship Target=~/cards/&quot;;[.D75];&quot;.jpg~ Id=~C&quot;;[.C75];&quot;~ Type=~http://schemas.octgn.org/picture~/&gt;&quot;)" table:style-name="ce1">
            <text:p><text:s/>&lt;Relationship Target=~/cards/FD_sancristobal.jpg~ Id=~C24a9dba7-11ca-4862-82e9-3462fc0e1a5b~ Type=~http://schemas.octgn.org/picture~/&gt;</text:p>
          </table:table-cell>
          <table:table-cell office:value-type="string" table:style-name="ce1">
            <text:p>24a9dba7-11ca-4862-82e9-3462fc0e1a5b</text:p>
          </table:table-cell>
          <table:table-cell office:value-type="string" table:style-name="ce1">
            <text:p>FD_sancristobal</text:p>
          </table:table-cell>
          <table:table-cell office:value-type="string" table:style-name="ce1">
            <text:p>San Cristobal</text:p>
          </table:table-cell>
          <table:table-cell office:value-type="string" table:style-name="ce1">
            <text:p>R</text:p>
          </table:table-cell>
          <table:table-cell office:value-type="string" table:style-name="ce1">
            <text:p>attachments</text:p>
          </table:table-cell>
          <table:table-cell office:value-type="float" office:value="12" table:style-name="ce1">
            <text:p>12</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text:p>
          </table:table-cell>
          <table:table-cell table:number-columns-repeated="16361"/>
        </table:table-row>
        <table:table-row table:style-name="ro2">
          <table:table-cell office:value-type="string" office:string-value="  &lt;card id=~b0b24347-9a04-4dbc-8d72-3099253128af~ name=~Scatter Pistol~&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React: Tack and discard the Scatter Pistol immediately before the first round of Boarding. If you are the Defender, inflict 2 Hits on the other ship in the Boarding.~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0b24347-9a04-4dbc-8d72-3099253128af~ name=~Scatter Pistol~&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React: Tack and discard the Scatter Pistol immediately before the first round of Boarding. If you are the Defender, inflict 2 Hits on the other ship in the Boarding.~ /&gt;&lt;/card&gt;</text:p>
          </table:table-cell>
          <table:table-cell office:value-type="string" office:string-value=" &lt;Relationship Target=~/cards/FD_scatterpistol.jpg~ Id=~Cb0b24347-9a04-4dbc-8d72-3099253128af~ Type=~http://schemas.octgn.org/picture~/&gt;" table:formula="of:=CONCATENATE(&quot; &lt;Relationship Target=~/cards/&quot;;[.D76];&quot;.jpg~ Id=~C&quot;;[.C76];&quot;~ Type=~http://schemas.octgn.org/picture~/&gt;&quot;)" table:style-name="ce1">
            <text:p><text:s/>&lt;Relationship Target=~/cards/FD_scatterpistol.jpg~ Id=~Cb0b24347-9a04-4dbc-8d72-3099253128af~ Type=~http://schemas.octgn.org/picture~/&gt;</text:p>
          </table:table-cell>
          <table:table-cell office:value-type="string" table:style-name="ce1">
            <text:p>b0b24347-9a04-4dbc-8d72-3099253128af</text:p>
          </table:table-cell>
          <table:table-cell office:value-type="string" table:style-name="ce1">
            <text:p>FD_scatterpistol</text:p>
          </table:table-cell>
          <table:table-cell office:value-type="string" table:style-name="ce1">
            <text:p>Scatter Pistol</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tem * React: Tack and discard the Scatter Pistol immediately before the first round of Boarding. If you are the Defender, inflict 2 Hits on the other ship in the Boarding.</text:p>
          </table:table-cell>
          <table:table-cell table:number-columns-repeated="16361"/>
        </table:table-row>
        <table:table-row table:style-name="ro2">
          <table:table-cell office:value-type="string" office:string-value="  &lt;card id=~57f4189d-a2f9-409f-a6d6-baf1828858c8~ name=~Scott Prest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unaligned~ /&gt;&lt;property name=~Text~ value=~Unique * No attachments * Act: Tack Scott. Until the end of the turn, other ships have their Move Costs increased by 2 when attempting to start a Boarding against your ship.~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57f4189d-a2f9-409f-a6d6-baf1828858c8~ name=~Scott Prest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unaligned~ /&gt;&lt;property name=~Text~ value=~Unique * No attachments * Act: Tack Scott. Until the end of the turn, other ships have their Move Costs increased by 2 when attempting to start a Boarding against your ship.~ /&gt;&lt;/card&gt;</text:p>
          </table:table-cell>
          <table:table-cell office:value-type="string" office:string-value=" &lt;Relationship Target=~/cards/FD_scottpreston.jpg~ Id=~C57f4189d-a2f9-409f-a6d6-baf1828858c8~ Type=~http://schemas.octgn.org/picture~/&gt;" table:formula="of:=CONCATENATE(&quot; &lt;Relationship Target=~/cards/&quot;;[.D77];&quot;.jpg~ Id=~C&quot;;[.C77];&quot;~ Type=~http://schemas.octgn.org/picture~/&gt;&quot;)" table:style-name="ce1">
            <text:p><text:s/>&lt;Relationship Target=~/cards/FD_scottpreston.jpg~ Id=~C57f4189d-a2f9-409f-a6d6-baf1828858c8~ Type=~http://schemas.octgn.org/picture~/&gt;</text:p>
          </table:table-cell>
          <table:table-cell office:value-type="string" table:style-name="ce1">
            <text:p>57f4189d-a2f9-409f-a6d6-baf1828858c8</text:p>
          </table:table-cell>
          <table:table-cell office:value-type="string" table:style-name="ce1">
            <text:p>FD_scottpreston</text:p>
          </table:table-cell>
          <table:table-cell office:value-type="string" table:style-name="ce1">
            <text:p>Scott Presto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Unique * No attachments * Act: Tack Scott. Until the end of the turn, other ships have their Move Costs increased by 2 when attempting to start a Boarding against your ship.</text:p>
          </table:table-cell>
          <table:table-cell table:number-columns-repeated="16361"/>
        </table:table-row>
        <table:table-row table:style-name="ro2">
          <table:table-cell office:value-type="string" office:string-value="  &lt;card id=~22797d8d-8abf-4cab-8678-1fdd95263cde~ name=~Second Chanc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If you are in a Sea to which you have a Port attached, Second Chance produces 3 Adventuring.~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22797d8d-8abf-4cab-8678-1fdd95263cde~ name=~Second Chanc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If you are in a Sea to which you have a Port attached, Second Chance produces 3 Adventuring.~ /&gt;&lt;/card&gt;</text:p>
          </table:table-cell>
          <table:table-cell office:value-type="string" office:string-value=" &lt;Relationship Target=~/cards/FD_secondchance.jpg~ Id=~C22797d8d-8abf-4cab-8678-1fdd95263cde~ Type=~http://schemas.octgn.org/picture~/&gt;" table:formula="of:=CONCATENATE(&quot; &lt;Relationship Target=~/cards/&quot;;[.D78];&quot;.jpg~ Id=~C&quot;;[.C78];&quot;~ Type=~http://schemas.octgn.org/picture~/&gt;&quot;)" table:style-name="ce1">
            <text:p><text:s/>&lt;Relationship Target=~/cards/FD_secondchance.jpg~ Id=~C22797d8d-8abf-4cab-8678-1fdd95263cde~ Type=~http://schemas.octgn.org/picture~/&gt;</text:p>
          </table:table-cell>
          <table:table-cell office:value-type="string" table:style-name="ce1">
            <text:p>22797d8d-8abf-4cab-8678-1fdd95263cde</text:p>
          </table:table-cell>
          <table:table-cell office:value-type="string" table:style-name="ce1">
            <text:p>FD_secondchance</text:p>
          </table:table-cell>
          <table:table-cell office:value-type="string" table:style-name="ce1">
            <text:p>Second Chance</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n Adventuring cost. If you are in a Sea to which you have a Port attached, Second Chance produces 3 Adventuring.</text:p>
          </table:table-cell>
          <table:table-cell table:number-columns-repeated="16361"/>
        </table:table-row>
        <table:table-row table:style-name="ro2">
          <table:table-cell office:value-type="string" office:string-value="  &lt;card id=~b6fdbdee-b438-450f-8620-6743911e35dc~ name=~Shal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3~ /&gt;&lt;property name=~Swashbuckling~ value=~3~ /&gt;&lt;property name=~Crew Max~ value=~~ /&gt;&lt;property name=~Move Cost~ value=~~ /&gt;&lt;property name=~Faction~ value=~Corsairs~ /&gt;&lt;property name=~Text~ value=~Experienced * Unique * Loyal * Villainous * React: Once per turn, when you are producing Influence, you may sink one of your Corsairs crew to produce 2 Influence. Kheired-Din could barely be contained after the escape. Only Shala's gentle words kept him from butchering the entire crew.~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b6fdbdee-b438-450f-8620-6743911e35dc~ name=~Shal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3~ /&gt;&lt;property name=~Swashbuckling~ value=~3~ /&gt;&lt;property name=~Crew Max~ value=~~ /&gt;&lt;property name=~Move Cost~ value=~~ /&gt;&lt;property name=~Faction~ value=~Corsairs~ /&gt;&lt;property name=~Text~ value=~Experienced * Unique * Loyal * Villainous * React: Once per turn, when you are producing Influence, you may sink one of your Corsairs crew to produce 2 Influence. Kheired-Din could barely be contained after the escape. Only Shala's gentle words kept him from butchering the entire crew.~ /&gt;&lt;/card&gt;</text:p>
          </table:table-cell>
          <table:table-cell office:value-type="string" office:string-value=" &lt;Relationship Target=~/cards/FD_shala.jpg~ Id=~Cb6fdbdee-b438-450f-8620-6743911e35dc~ Type=~http://schemas.octgn.org/picture~/&gt;" table:formula="of:=CONCATENATE(&quot; &lt;Relationship Target=~/cards/&quot;;[.D79];&quot;.jpg~ Id=~C&quot;;[.C79];&quot;~ Type=~http://schemas.octgn.org/picture~/&gt;&quot;)" table:style-name="ce1">
            <text:p><text:s/>&lt;Relationship Target=~/cards/FD_shala.jpg~ Id=~Cb6fdbdee-b438-450f-8620-6743911e35dc~ Type=~http://schemas.octgn.org/picture~/&gt;</text:p>
          </table:table-cell>
          <table:table-cell office:value-type="string" table:style-name="ce1">
            <text:p>b6fdbdee-b438-450f-8620-6743911e35dc</text:p>
          </table:table-cell>
          <table:table-cell office:value-type="string" table:style-name="ce1">
            <text:p>FD_shala</text:p>
          </table:table-cell>
          <table:table-cell office:value-type="string" table:style-name="ce1">
            <text:p>Shal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Experienced * Unique * Loyal * Villainous * React: Once per turn, when you are producing Influence, you may sink one of your Corsairs crew to produce 2 Influence. Kheired-Din could barely be contained after the escape. Only Shala's gentle words kept him from butchering the entire crew.</text:p>
          </table:table-cell>
          <table:table-cell table:number-columns-repeated="16361"/>
        </table:table-row>
        <table:table-row table:style-name="ro2">
          <table:table-cell office:value-type="string" office:string-value="  &lt;card id=~cd58b9cf-0cfa-4c64-927c-3adcf58785c2~ name=~She Canna Take I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Hits to the target equal to four times the number of Damage attachments attached to that Ship.~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cd58b9cf-0cfa-4c64-927c-3adcf58785c2~ name=~She Canna Take I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Hits to the target equal to four times the number of Damage attachments attached to that Ship.~ /&gt;&lt;/card&gt;</text:p>
          </table:table-cell>
          <table:table-cell office:value-type="string" office:string-value=" &lt;Relationship Target=~/cards/FD_SheCannaTakeIt.jpg~ Id=~Ccd58b9cf-0cfa-4c64-927c-3adcf58785c2~ Type=~http://schemas.octgn.org/picture~/&gt;" table:formula="of:=CONCATENATE(&quot; &lt;Relationship Target=~/cards/&quot;;[.D80];&quot;.jpg~ Id=~C&quot;;[.C80];&quot;~ Type=~http://schemas.octgn.org/picture~/&gt;&quot;)" table:style-name="ce1">
            <text:p><text:s/>&lt;Relationship Target=~/cards/FD_SheCannaTakeIt.jpg~ Id=~Ccd58b9cf-0cfa-4c64-927c-3adcf58785c2~ Type=~http://schemas.octgn.org/picture~/&gt;</text:p>
          </table:table-cell>
          <table:table-cell office:value-type="string" table:style-name="ce1">
            <text:p>cd58b9cf-0cfa-4c64-927c-3adcf58785c2</text:p>
          </table:table-cell>
          <table:table-cell office:value-type="string" table:style-name="ce1">
            <text:p>FD_SheCannaTakeIt</text:p>
          </table:table-cell>
          <table:table-cell office:value-type="string" table:style-name="ce1">
            <text:p>She Canna Take It!</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flict Hits to the target equal to four times the number of Damage attachments attached to that Ship.</text:p>
          </table:table-cell>
          <table:table-cell table:number-columns-repeated="16361"/>
        </table:table-row>
        <table:table-row table:style-name="ro2">
          <table:table-cell office:value-type="string" office:string-value="  &lt;card id=~cb01ca9a-51c3-4252-ad71-34b7cece256b~ name=~She'll Hold Togeth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your Captain or a crew with the First Mate trait to absorb Hits. That crew absorbs an additional amount of Hits equal to the number of Damage attachments attached to your Ship.~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cb01ca9a-51c3-4252-ad71-34b7cece256b~ name=~She'll Hold Togeth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your Captain or a crew with the First Mate trait to absorb Hits. That crew absorbs an additional amount of Hits equal to the number of Damage attachments attached to your Ship.~ /&gt;&lt;/card&gt;</text:p>
          </table:table-cell>
          <table:table-cell office:value-type="string" office:string-value=" &lt;Relationship Target=~/cards/FD_shellholdtogether.jpg~ Id=~Ccb01ca9a-51c3-4252-ad71-34b7cece256b~ Type=~http://schemas.octgn.org/picture~/&gt;" table:formula="of:=CONCATENATE(&quot; &lt;Relationship Target=~/cards/&quot;;[.D81];&quot;.jpg~ Id=~C&quot;;[.C81];&quot;~ Type=~http://schemas.octgn.org/picture~/&gt;&quot;)" table:style-name="ce1">
            <text:p><text:s/>&lt;Relationship Target=~/cards/FD_shellholdtogether.jpg~ Id=~Ccb01ca9a-51c3-4252-ad71-34b7cece256b~ Type=~http://schemas.octgn.org/picture~/&gt;</text:p>
          </table:table-cell>
          <table:table-cell office:value-type="string" table:style-name="ce1">
            <text:p>cb01ca9a-51c3-4252-ad71-34b7cece256b</text:p>
          </table:table-cell>
          <table:table-cell office:value-type="string" table:style-name="ce1">
            <text:p>FD_shellholdtogether</text:p>
          </table:table-cell>
          <table:table-cell office:value-type="string" table:style-name="ce1">
            <text:p>She'll Hold Together</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tack your Captain or a crew with the First Mate trait to absorb Hits. That crew absorbs an additional amount of Hits equal to the number of Damage attachments attached to your Ship.</text:p>
          </table:table-cell>
          <table:table-cell table:number-columns-repeated="16361"/>
        </table:table-row>
        <table:table-row table:style-name="ro2">
          <table:table-cell office:value-type="string" office:string-value="  &lt;card id=~56f9dfe3-fdaf-47e3-83ff-838ee074bcc1~ name=~Shining Example~&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with the First Mate trait to produce skill points. That crew produces 3 extra skill point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56f9dfe3-fdaf-47e3-83ff-838ee074bcc1~ name=~Shining Example~&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with the First Mate trait to produce skill points. That crew produces 3 extra skill points.~ /&gt;&lt;/card&gt;</text:p>
          </table:table-cell>
          <table:table-cell office:value-type="string" office:string-value=" &lt;Relationship Target=~/cards/FD_shiningexample.jpg~ Id=~C56f9dfe3-fdaf-47e3-83ff-838ee074bcc1~ Type=~http://schemas.octgn.org/picture~/&gt;" table:formula="of:=CONCATENATE(&quot; &lt;Relationship Target=~/cards/&quot;;[.D82];&quot;.jpg~ Id=~C&quot;;[.C82];&quot;~ Type=~http://schemas.octgn.org/picture~/&gt;&quot;)" table:style-name="ce1">
            <text:p><text:s/>&lt;Relationship Target=~/cards/FD_shiningexample.jpg~ Id=~C56f9dfe3-fdaf-47e3-83ff-838ee074bcc1~ Type=~http://schemas.octgn.org/picture~/&gt;</text:p>
          </table:table-cell>
          <table:table-cell office:value-type="string" table:style-name="ce1">
            <text:p>56f9dfe3-fdaf-47e3-83ff-838ee074bcc1</text:p>
          </table:table-cell>
          <table:table-cell office:value-type="string" table:style-name="ce1">
            <text:p>FD_shiningexample</text:p>
          </table:table-cell>
          <table:table-cell office:value-type="string" table:style-name="ce1">
            <text:p>Shining Example</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a crew with the First Mate trait to produce skill points. That crew produces 3 extra skill points.</text:p>
          </table:table-cell>
          <table:table-cell table:number-columns-repeated="16361"/>
        </table:table-row>
        <table:table-row table:style-name="ro2">
          <table:table-cell office:value-type="string" office:string-value="  &lt;card id=~871ef725-021b-4500-9d19-74af46c5def0~ name=~Skeletal Dregs~&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Black Freighter~ /&gt;&lt;property name=~Text~ value=~Loyal * No attachments * Skeletal (This crew may not tack to absorb Hits. Place this crew in your discard pile when it is sunk.) React: When the Dregs sink to absorb Hits, discard a card from your hand to place the Dregs in your hand instead of the discard pile.~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871ef725-021b-4500-9d19-74af46c5def0~ name=~Skeletal Dregs~&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Black Freighter~ /&gt;&lt;property name=~Text~ value=~Loyal * No attachments * Skeletal (This crew may not tack to absorb Hits. Place this crew in your discard pile when it is sunk.) React: When the Dregs sink to absorb Hits, discard a card from your hand to place the Dregs in your hand instead of the discard pile.~ /&gt;&lt;/card&gt;</text:p>
          </table:table-cell>
          <table:table-cell office:value-type="string" office:string-value=" &lt;Relationship Target=~/cards/FD_skeletaldregs.jpg~ Id=~C871ef725-021b-4500-9d19-74af46c5def0~ Type=~http://schemas.octgn.org/picture~/&gt;" table:formula="of:=CONCATENATE(&quot; &lt;Relationship Target=~/cards/&quot;;[.D83];&quot;.jpg~ Id=~C&quot;;[.C83];&quot;~ Type=~http://schemas.octgn.org/picture~/&gt;&quot;)" table:style-name="ce1">
            <text:p><text:s/>&lt;Relationship Target=~/cards/FD_skeletaldregs.jpg~ Id=~C871ef725-021b-4500-9d19-74af46c5def0~ Type=~http://schemas.octgn.org/picture~/&gt;</text:p>
          </table:table-cell>
          <table:table-cell office:value-type="string" table:style-name="ce1">
            <text:p>871ef725-021b-4500-9d19-74af46c5def0</text:p>
          </table:table-cell>
          <table:table-cell office:value-type="string" table:style-name="ce1">
            <text:p>FD_skeletaldregs</text:p>
          </table:table-cell>
          <table:table-cell office:value-type="string" table:style-name="ce1">
            <text:p>Skeletal Dregs</text:p>
          </table:table-cell>
          <table:table-cell office:value-type="string" table:style-name="ce1">
            <text:p>U</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 (This crew may not tack to absorb Hits. Place this crew in your discard pile when it is sunk.) React: When the Dregs sink to absorb Hits, discard a card from your hand to place the Dregs in your hand instead of the discard pile.</text:p>
          </table:table-cell>
          <table:table-cell table:number-columns-repeated="16361"/>
        </table:table-row>
        <table:table-row table:style-name="ro2">
          <table:table-cell office:value-type="string" office:string-value="  &lt;card id=~37897771-984d-430d-9d4e-765f5345b18c~ name=~Sousdal~&gt;&lt;property name=~Rarity~ value=~R~ /&gt;&lt;property name=~Type~ value=~attachments~ /&gt;&lt;property name=~Cost~ value=~12~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37897771-984d-430d-9d4e-765f5345b18c~ name=~Sousdal~&gt;&lt;property name=~Rarity~ value=~R~ /&gt;&lt;property name=~Type~ value=~attachments~ /&gt;&lt;property name=~Cost~ value=~12~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 /&gt;&lt;/card&gt;</text:p>
          </table:table-cell>
          <table:table-cell office:value-type="string" office:string-value=" &lt;Relationship Target=~/cards/FD_sousdal.jpg~ Id=~C37897771-984d-430d-9d4e-765f5345b18c~ Type=~http://schemas.octgn.org/picture~/&gt;" table:formula="of:=CONCATENATE(&quot; &lt;Relationship Target=~/cards/&quot;;[.D84];&quot;.jpg~ Id=~C&quot;;[.C84];&quot;~ Type=~http://schemas.octgn.org/picture~/&gt;&quot;)" table:style-name="ce1">
            <text:p><text:s/>&lt;Relationship Target=~/cards/FD_sousdal.jpg~ Id=~C37897771-984d-430d-9d4e-765f5345b18c~ Type=~http://schemas.octgn.org/picture~/&gt;</text:p>
          </table:table-cell>
          <table:table-cell office:value-type="string" table:style-name="ce1">
            <text:p>37897771-984d-430d-9d4e-765f5345b18c</text:p>
          </table:table-cell>
          <table:table-cell office:value-type="string" table:style-name="ce1">
            <text:p>FD_sousdal</text:p>
          </table:table-cell>
          <table:table-cell office:value-type="string" table:style-name="ce1">
            <text:p>Sousdal</text:p>
          </table:table-cell>
          <table:table-cell office:value-type="string" table:style-name="ce1">
            <text:p>R</text:p>
          </table:table-cell>
          <table:table-cell office:value-type="string" table:style-name="ce1">
            <text:p>attachments</text:p>
          </table:table-cell>
          <table:table-cell office:value-type="float" office:value="12" table:style-name="ce1">
            <text:p>12</text:p>
          </table:table-cell>
          <table:table-cell office:value-type="string" table:style-name="ce1">
            <text:p>S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text:p>
          </table:table-cell>
          <table:table-cell table:number-columns-repeated="16361"/>
        </table:table-row>
        <table:table-row table:style-name="ro2">
          <table:table-cell office:value-type="string" office:string-value="  &lt;card id=~e36959b8-c76a-42ec-ac36-99559217e83a~ name=~St. Roger's Spygl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Glamour 2 Knack (May only be attached to a crew with Glamour of 2 or more) Your adventures may be placed 1 Sea closer or farther when brought into play (minimum 1 Sea Away).~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e36959b8-c76a-42ec-ac36-99559217e83a~ name=~St. Roger's Spygl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Glamour 2 Knack (May only be attached to a crew with Glamour of 2 or more) Your adventures may be placed 1 Sea closer or farther when brought into play (minimum 1 Sea Away).~ /&gt;&lt;/card&gt;</text:p>
          </table:table-cell>
          <table:table-cell office:value-type="string" office:string-value=" &lt;Relationship Target=~/cards/FD_StRogersSpyglass.jpg~ Id=~Ce36959b8-c76a-42ec-ac36-99559217e83a~ Type=~http://schemas.octgn.org/picture~/&gt;" table:formula="of:=CONCATENATE(&quot; &lt;Relationship Target=~/cards/&quot;;[.D85];&quot;.jpg~ Id=~C&quot;;[.C85];&quot;~ Type=~http://schemas.octgn.org/picture~/&gt;&quot;)" table:style-name="ce1">
            <text:p><text:s/>&lt;Relationship Target=~/cards/FD_StRogersSpyglass.jpg~ Id=~Ce36959b8-c76a-42ec-ac36-99559217e83a~ Type=~http://schemas.octgn.org/picture~/&gt;</text:p>
          </table:table-cell>
          <table:table-cell office:value-type="string" table:style-name="ce1">
            <text:p>e36959b8-c76a-42ec-ac36-99559217e83a</text:p>
          </table:table-cell>
          <table:table-cell office:value-type="string" table:style-name="ce1">
            <text:p>FD_StRogersSpyglass</text:p>
          </table:table-cell>
          <table:table-cell office:value-type="string" table:style-name="ce1">
            <text:p>St. Roger's Spyglas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Item * Glamour 2 Knack (May only be attached to a crew with Glamour of 2 or more) Your adventures may be placed 1 Sea closer or farther when brought into play (minimum 1 Sea Away).</text:p>
          </table:table-cell>
          <table:table-cell table:number-columns-repeated="16361"/>
        </table:table-row>
        <table:table-row table:style-name="ro2">
          <table:table-cell office:value-type="string" office:string-value="  &lt;card id=~37734f9b-633b-4cf1-bc1a-6c212aa10698~ name=~Steady Leak~&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37734f9b-633b-4cf1-bc1a-6c212aa10698~ name=~Steady Leak~&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 /&gt;&lt;/card&gt;</text:p>
          </table:table-cell>
          <table:table-cell office:value-type="string" office:string-value=" &lt;Relationship Target=~/cards/FD_steadyleak.jpg~ Id=~C37734f9b-633b-4cf1-bc1a-6c212aa10698~ Type=~http://schemas.octgn.org/picture~/&gt;" table:formula="of:=CONCATENATE(&quot; &lt;Relationship Target=~/cards/&quot;;[.D86];&quot;.jpg~ Id=~C&quot;;[.C86];&quot;~ Type=~http://schemas.octgn.org/picture~/&gt;&quot;)" table:style-name="ce1">
            <text:p><text:s/>&lt;Relationship Target=~/cards/FD_steadyleak.jpg~ Id=~C37734f9b-633b-4cf1-bc1a-6c212aa10698~ Type=~http://schemas.octgn.org/picture~/&gt;</text:p>
          </table:table-cell>
          <table:table-cell office:value-type="string" table:style-name="ce1">
            <text:p>37734f9b-633b-4cf1-bc1a-6c212aa10698</text:p>
          </table:table-cell>
          <table:table-cell office:value-type="string" table:style-name="ce1">
            <text:p>FD_steadyleak</text:p>
          </table:table-cell>
          <table:table-cell office:value-type="string" table:style-name="ce1">
            <text:p>Steady Leak</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text:p>
          </table:table-cell>
          <table:table-cell table:number-columns-repeated="16361"/>
        </table:table-row>
        <table:table-row table:style-name="ro2">
          <table:table-cell office:value-type="string" office:string-value="  &lt;card id=~d5bc26c2-7ed8-4f59-a389-09faedc2df55~ name=~Stealing the Falcon's Roost~&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When this card enters play, sink all Ship attachments attached to your Ship, including all Damage attachments. Your crew maximum is modified to a 9 and your Ship's Move Cost is modified to a 3 while this card is attached.~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d5bc26c2-7ed8-4f59-a389-09faedc2df55~ name=~Stealing the Falcon's Roost~&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When this card enters play, sink all Ship attachments attached to your Ship, including all Damage attachments. Your crew maximum is modified to a 9 and your Ship's Move Cost is modified to a 3 while this card is attached.~ /&gt;&lt;/card&gt;</text:p>
          </table:table-cell>
          <table:table-cell office:value-type="string" office:string-value=" &lt;Relationship Target=~/cards/FD_stealingthefalconsroost.jpg~ Id=~Cd5bc26c2-7ed8-4f59-a389-09faedc2df55~ Type=~http://schemas.octgn.org/picture~/&gt;" table:formula="of:=CONCATENATE(&quot; &lt;Relationship Target=~/cards/&quot;;[.D87];&quot;.jpg~ Id=~C&quot;;[.C87];&quot;~ Type=~http://schemas.octgn.org/picture~/&gt;&quot;)" table:style-name="ce1">
            <text:p><text:s/>&lt;Relationship Target=~/cards/FD_stealingthefalconsroost.jpg~ Id=~Cd5bc26c2-7ed8-4f59-a389-09faedc2df55~ Type=~http://schemas.octgn.org/picture~/&gt;</text:p>
          </table:table-cell>
          <table:table-cell office:value-type="string" table:style-name="ce1">
            <text:p>d5bc26c2-7ed8-4f59-a389-09faedc2df55</text:p>
          </table:table-cell>
          <table:table-cell office:value-type="string" table:style-name="ce1">
            <text:p>FD_stealingthefalconsroost</text:p>
          </table:table-cell>
          <table:table-cell office:value-type="string" table:style-name="ce1">
            <text:p>Stealing the Falcon's Roost</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When this card enters play, sink all Ship attachments attached to your Ship, including all Damage attachments. Your crew maximum is modified to a 9 and your Ship's Move Cost is modified to a 3 while this card is attached.</text:p>
          </table:table-cell>
          <table:table-cell table:number-columns-repeated="16361"/>
        </table:table-row>
        <table:table-row table:style-name="ro2">
          <table:table-cell office:value-type="string" office:string-value="  &lt;card id=~6c9369b2-c763-425a-b3d8-a39b6129e146~ name=~The Betrayal of Allend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performing an action. Target a crew on another Ship in this Sea. Tack all attachments attached to that crew.~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6c9369b2-c763-425a-b3d8-a39b6129e146~ name=~The Betrayal of Allend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performing an action. Target a crew on another Ship in this Sea. Tack all attachments attached to that crew.~ /&gt;&lt;/card&gt;</text:p>
          </table:table-cell>
          <table:table-cell office:value-type="string" office:string-value=" &lt;Relationship Target=~/cards/FD_betrayalofallende.jpg~ Id=~C6c9369b2-c763-425a-b3d8-a39b6129e146~ Type=~http://schemas.octgn.org/picture~/&gt;" table:formula="of:=CONCATENATE(&quot; &lt;Relationship Target=~/cards/&quot;;[.D88];&quot;.jpg~ Id=~C&quot;;[.C88];&quot;~ Type=~http://schemas.octgn.org/picture~/&gt;&quot;)" table:style-name="ce1">
            <text:p><text:s/>&lt;Relationship Target=~/cards/FD_betrayalofallende.jpg~ Id=~C6c9369b2-c763-425a-b3d8-a39b6129e146~ Type=~http://schemas.octgn.org/picture~/&gt;</text:p>
          </table:table-cell>
          <table:table-cell office:value-type="string" table:style-name="ce1">
            <text:p>6c9369b2-c763-425a-b3d8-a39b6129e146</text:p>
          </table:table-cell>
          <table:table-cell office:value-type="string" table:style-name="ce1">
            <text:p>FD_betrayalofallende</text:p>
          </table:table-cell>
          <table:table-cell office:value-type="string" table:style-name="ce1">
            <text:p>The Betrayal of Allende</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before performing an action. Target a crew on another Ship in this Sea. Tack all attachments attached to that crew.</text:p>
          </table:table-cell>
          <table:table-cell table:number-columns-repeated="16361"/>
        </table:table-row>
        <table:table-row table:style-name="ro2">
          <table:table-cell office:value-type="string" office:string-value="  &lt;card id=~2fda2b0a-2615-4a91-a5de-b9199f6e0b18~ name=~The Calloways~&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Explorer's Society~ /&gt;&lt;property name=~Text~ value=~Experienced * Unique * Loyal * Swordsman +1 * (The Calloways inflict 1 extra Hit during Boarding Attacks) The Calloways have +2 Swashbuckling while you are the Defender in a Boarding.~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2fda2b0a-2615-4a91-a5de-b9199f6e0b18~ name=~The Calloways~&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Explorer's Society~ /&gt;&lt;property name=~Text~ value=~Experienced * Unique * Loyal * Swordsman +1 * (The Calloways inflict 1 extra Hit during Boarding Attacks) The Calloways have +2 Swashbuckling while you are the Defender in a Boarding.~ /&gt;&lt;/card&gt;</text:p>
          </table:table-cell>
          <table:table-cell office:value-type="string" office:string-value=" &lt;Relationship Target=~/cards/FD_TheCalloways.jpg~ Id=~C2fda2b0a-2615-4a91-a5de-b9199f6e0b18~ Type=~http://schemas.octgn.org/picture~/&gt;" table:formula="of:=CONCATENATE(&quot; &lt;Relationship Target=~/cards/&quot;;[.D89];&quot;.jpg~ Id=~C&quot;;[.C89];&quot;~ Type=~http://schemas.octgn.org/picture~/&gt;&quot;)" table:style-name="ce1">
            <text:p><text:s/>&lt;Relationship Target=~/cards/FD_TheCalloways.jpg~ Id=~C2fda2b0a-2615-4a91-a5de-b9199f6e0b18~ Type=~http://schemas.octgn.org/picture~/&gt;</text:p>
          </table:table-cell>
          <table:table-cell office:value-type="string" table:style-name="ce1">
            <text:p>2fda2b0a-2615-4a91-a5de-b9199f6e0b18</text:p>
          </table:table-cell>
          <table:table-cell office:value-type="string" table:style-name="ce1">
            <text:p>FD_TheCalloways</text:p>
          </table:table-cell>
          <table:table-cell office:value-type="string" table:style-name="ce1">
            <text:p>The Calloways</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 Swordsman +1 * (The Calloways inflict 1 extra Hit during Boarding Attacks) The Calloways have +2 Swashbuckling while you are the Defender in a Boarding.</text:p>
          </table:table-cell>
          <table:table-cell table:number-columns-repeated="16361"/>
        </table:table-row>
        <table:table-row table:style-name="ro2">
          <table:table-cell office:value-type="string" office:string-value="  &lt;card id=~6ed5afa2-c6ce-477e-a063-6a922e7fca22~ name=~The Destruction of the Spear~&gt;&lt;property name=~Rarity~ value=~U~ /&gt;&lt;property name=~Type~ value=~actions~ /&gt;&lt;property name=~Cost~ value=~2~ /&gt;&lt;property name=~Cost Type~ value=~Ca~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non-Gosse ships currently in the Trade Sea have their Move Cost increased by 1 until the end of the turn. Any player in the Trade Sea may cancel this action.~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6ed5afa2-c6ce-477e-a063-6a922e7fca22~ name=~The Destruction of the Spear~&gt;&lt;property name=~Rarity~ value=~U~ /&gt;&lt;property name=~Type~ value=~actions~ /&gt;&lt;property name=~Cost~ value=~2~ /&gt;&lt;property name=~Cost Type~ value=~Ca~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non-Gosse ships currently in the Trade Sea have their Move Cost increased by 1 until the end of the turn. Any player in the Trade Sea may cancel this action.~ /&gt;&lt;/card&gt;</text:p>
          </table:table-cell>
          <table:table-cell office:value-type="string" office:string-value=" &lt;Relationship Target=~/cards/FD_destructionofthespear.jpg~ Id=~C6ed5afa2-c6ce-477e-a063-6a922e7fca22~ Type=~http://schemas.octgn.org/picture~/&gt;" table:formula="of:=CONCATENATE(&quot; &lt;Relationship Target=~/cards/&quot;;[.D90];&quot;.jpg~ Id=~C&quot;;[.C90];&quot;~ Type=~http://schemas.octgn.org/picture~/&gt;&quot;)" table:style-name="ce1">
            <text:p><text:s/>&lt;Relationship Target=~/cards/FD_destructionofthespear.jpg~ Id=~C6ed5afa2-c6ce-477e-a063-6a922e7fca22~ Type=~http://schemas.octgn.org/picture~/&gt;</text:p>
          </table:table-cell>
          <table:table-cell office:value-type="string" table:style-name="ce1">
            <text:p>6ed5afa2-c6ce-477e-a063-6a922e7fca22</text:p>
          </table:table-cell>
          <table:table-cell office:value-type="string" table:style-name="ce1">
            <text:p>FD_destructionofthespear</text:p>
          </table:table-cell>
          <table:table-cell office:value-type="string" table:style-name="ce1">
            <text:p>The Destruction of the Spea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Ca</text:p>
          </table:table-cell>
          <table:table-cell office:value-type="string" table:style-name="ce1">
            <text:p>M+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ll non-Gosse ships currently in the Trade Sea have their Move Cost increased by 1 until the end of the turn. Any player in the Trade Sea may cancel this action.</text:p>
          </table:table-cell>
          <table:table-cell table:number-columns-repeated="16361"/>
        </table:table-row>
        <table:table-row table:style-name="ro2">
          <table:table-cell office:value-type="string" office:string-value="  &lt;card id=~78d33464-4031-41df-8288-568da3fdf056~ name=~The Four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Pay 8 Adventuring (4 if completed in Frothing Sea). * Captain Attachment: Act: Sink this card. All ships not in this Sea must pay their Ship?s Move Cost +2 or suffer 5 Hits.~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78d33464-4031-41df-8288-568da3fdf056~ name=~The Four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Pay 8 Adventuring (4 if completed in Frothing Sea). * Captain Attachment: Act: Sink this card. All ships not in this Sea must pay their Ship?s Move Cost +2 or suffer 5 Hits.~ /&gt;&lt;/card&gt;</text:p>
          </table:table-cell>
          <table:table-cell office:value-type="string" office:string-value=" &lt;Relationship Target=~/cards/FD_TheFourthSwitch.jpg~ Id=~C78d33464-4031-41df-8288-568da3fdf056~ Type=~http://schemas.octgn.org/picture~/&gt;" table:formula="of:=CONCATENATE(&quot; &lt;Relationship Target=~/cards/&quot;;[.D91];&quot;.jpg~ Id=~C&quot;;[.C91];&quot;~ Type=~http://schemas.octgn.org/picture~/&gt;&quot;)" table:style-name="ce1">
            <text:p><text:s/>&lt;Relationship Target=~/cards/FD_TheFourthSwitch.jpg~ Id=~C78d33464-4031-41df-8288-568da3fdf056~ Type=~http://schemas.octgn.org/picture~/&gt;</text:p>
          </table:table-cell>
          <table:table-cell office:value-type="string" table:style-name="ce1">
            <text:p>78d33464-4031-41df-8288-568da3fdf056</text:p>
          </table:table-cell>
          <table:table-cell office:value-type="string" table:style-name="ce1">
            <text:p>FD_TheFourthSwitch</text:p>
          </table:table-cell>
          <table:table-cell office:value-type="string" table:style-name="ce1">
            <text:p>The Four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 To complete: Pay 8 Adventuring (4 if completed in Frothing Sea). * Captain Attachment: Act: Sink this card. All ships not in this Sea must pay their Ship?s Move Cost +2 or suffer 5 Hits.</text:p>
          </table:table-cell>
          <table:table-cell table:number-columns-repeated="16361"/>
        </table:table-row>
        <table:table-row table:style-name="ro2">
          <table:table-cell office:value-type="string" office:string-value="  &lt;card id=~c96ed7ba-284d-4b8f-9a4f-ce25347e3c3e~ name=~The Futility of It All~&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a Boarding Attack. Until the end of the Boarding, non-Captain crew may not inflict more Hits than their printed Influence cost during a Boarding Attack.~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c96ed7ba-284d-4b8f-9a4f-ce25347e3c3e~ name=~The Futility of It All~&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a Boarding Attack. Until the end of the Boarding, non-Captain crew may not inflict more Hits than their printed Influence cost during a Boarding Attack.~ /&gt;&lt;/card&gt;</text:p>
          </table:table-cell>
          <table:table-cell office:value-type="string" office:string-value=" &lt;Relationship Target=~/cards/FD_futilityofitall.jpg~ Id=~Cc96ed7ba-284d-4b8f-9a4f-ce25347e3c3e~ Type=~http://schemas.octgn.org/picture~/&gt;" table:formula="of:=CONCATENATE(&quot; &lt;Relationship Target=~/cards/&quot;;[.D92];&quot;.jpg~ Id=~C&quot;;[.C92];&quot;~ Type=~http://schemas.octgn.org/picture~/&gt;&quot;)" table:style-name="ce1">
            <text:p><text:s/>&lt;Relationship Target=~/cards/FD_futilityofitall.jpg~ Id=~Cc96ed7ba-284d-4b8f-9a4f-ce25347e3c3e~ Type=~http://schemas.octgn.org/picture~/&gt;</text:p>
          </table:table-cell>
          <table:table-cell office:value-type="string" table:style-name="ce1">
            <text:p>c96ed7ba-284d-4b8f-9a4f-ce25347e3c3e</text:p>
          </table:table-cell>
          <table:table-cell office:value-type="string" table:style-name="ce1">
            <text:p>FD_futilityofitall</text:p>
          </table:table-cell>
          <table:table-cell office:value-type="string" table:style-name="ce1">
            <text:p>The Futility of It All</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nstead of a Boarding Attack. Until the end of the Boarding, non-Captain crew may not inflict more Hits than their printed Influence cost during a Boarding Attack.</text:p>
          </table:table-cell>
          <table:table-cell table:number-columns-repeated="16361"/>
        </table:table-row>
        <table:table-row table:style-name="ro2">
          <table:table-cell office:value-type="string" office:string-value="  &lt;card id=~b717b5b3-130a-44cf-9b79-12b8f2ef761a~ name=~The Invictus~&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annon Attacks targeting The Invictus inflict 1 less Hit (minimum 1). React: Tack before performing an action, to move to an adjacent Sea.~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b717b5b3-130a-44cf-9b79-12b8f2ef761a~ name=~The Invictus~&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annon Attacks targeting The Invictus inflict 1 less Hit (minimum 1). React: Tack before performing an action, to move to an adjacent Sea.~ /&gt;&lt;/card&gt;</text:p>
          </table:table-cell>
          <table:table-cell office:value-type="string" office:string-value=" &lt;Relationship Target=~/cards/FD_invictus.jpg~ Id=~Cb717b5b3-130a-44cf-9b79-12b8f2ef761a~ Type=~http://schemas.octgn.org/picture~/&gt;" table:formula="of:=CONCATENATE(&quot; &lt;Relationship Target=~/cards/&quot;;[.D93];&quot;.jpg~ Id=~C&quot;;[.C93];&quot;~ Type=~http://schemas.octgn.org/picture~/&gt;&quot;)" table:style-name="ce1">
            <text:p><text:s/>&lt;Relationship Target=~/cards/FD_invictus.jpg~ Id=~Cb717b5b3-130a-44cf-9b79-12b8f2ef761a~ Type=~http://schemas.octgn.org/picture~/&gt;</text:p>
          </table:table-cell>
          <table:table-cell office:value-type="string" table:style-name="ce1">
            <text:p>b717b5b3-130a-44cf-9b79-12b8f2ef761a</text:p>
          </table:table-cell>
          <table:table-cell office:value-type="string" table:style-name="ce1">
            <text:p>FD_invictus</text:p>
          </table:table-cell>
          <table:table-cell office:value-type="string" table:style-name="ce1">
            <text:p>The Invictus</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10" table:style-name="ce1">
            <text:p>10</text:p>
          </table:table-cell>
          <table:table-cell office:value-type="float" office:value="4" table:style-name="ce1">
            <text:p>4</text:p>
          </table:table-cell>
          <table:table-cell office:value-type="string" table:style-name="ce1">
            <text:p>unaligned</text:p>
          </table:table-cell>
          <table:table-cell office:value-type="string" table:style-name="ce1">
            <text:p>Cannon Attacks targeting The Invictus inflict 1 less Hit (minimum 1). React: Tack before performing an action, to move to an adjacent Sea.</text:p>
          </table:table-cell>
          <table:table-cell table:number-columns-repeated="16361"/>
        </table:table-row>
        <table:table-row table:style-name="ro2">
          <table:table-cell office:value-type="string" office:string-value="  &lt;card id=~449778ee-c78c-4ea4-96e6-264e7ea597af~ name=~The Lure of Gol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1 Sea Away * To complete: Pay 4 Adventuring and Sink two of your untacked crew. * Captain Attachment: You draw 1 extra card during the Draw phase.~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449778ee-c78c-4ea4-96e6-264e7ea597af~ name=~The Lure of Gol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1 Sea Away * To complete: Pay 4 Adventuring and Sink two of your untacked crew. * Captain Attachment: You draw 1 extra card during the Draw phase.~ /&gt;&lt;/card&gt;</text:p>
          </table:table-cell>
          <table:table-cell office:value-type="string" office:string-value=" &lt;Relationship Target=~/cards/FD_TheLureofGold.jpg~ Id=~C449778ee-c78c-4ea4-96e6-264e7ea597af~ Type=~http://schemas.octgn.org/picture~/&gt;" table:formula="of:=CONCATENATE(&quot; &lt;Relationship Target=~/cards/&quot;;[.D94];&quot;.jpg~ Id=~C&quot;;[.C94];&quot;~ Type=~http://schemas.octgn.org/picture~/&gt;&quot;)" table:style-name="ce1">
            <text:p><text:s/>&lt;Relationship Target=~/cards/FD_TheLureofGold.jpg~ Id=~C449778ee-c78c-4ea4-96e6-264e7ea597af~ Type=~http://schemas.octgn.org/picture~/&gt;</text:p>
          </table:table-cell>
          <table:table-cell office:value-type="string" table:style-name="ce1">
            <text:p>449778ee-c78c-4ea4-96e6-264e7ea597af</text:p>
          </table:table-cell>
          <table:table-cell office:value-type="string" table:style-name="ce1">
            <text:p>FD_TheLureofGold</text:p>
          </table:table-cell>
          <table:table-cell office:value-type="string" table:style-name="ce1">
            <text:p>The Lure of Gold</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1 Sea Away * To complete: Pay 4 Adventuring and Sink two of your untacked crew. * Captain Attachment: You draw 1 extra card during the Draw phase.</text:p>
          </table:table-cell>
          <table:table-cell table:number-columns-repeated="16361"/>
        </table:table-row>
        <table:table-row table:style-name="ro2">
          <table:table-cell office:value-type="string" office:string-value="  &lt;card id=~9553945c-7517-472d-8b42-b03df640adc0~ name=~The Sinking of the Hanged Man~&gt;&lt;property name=~Rarity~ value=~U~ /&gt;&lt;property name=~Type~ value=~actions~ /&gt;&lt;property name=~Cost~ value=~6~ /&gt;&lt;property name=~Cost Type~ value=~Ca~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9553945c-7517-472d-8b42-b03df640adc0~ name=~The Sinking of the Hanged Man~&gt;&lt;property name=~Rarity~ value=~U~ /&gt;&lt;property name=~Type~ value=~actions~ /&gt;&lt;property name=~Cost~ value=~6~ /&gt;&lt;property name=~Cost Type~ value=~Ca~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 /&gt;&lt;/card&gt;</text:p>
          </table:table-cell>
          <table:table-cell office:value-type="string" office:string-value=" &lt;Relationship Target=~/cards/FD_sinkingofthehangedman.jpg~ Id=~C9553945c-7517-472d-8b42-b03df640adc0~ Type=~http://schemas.octgn.org/picture~/&gt;" table:formula="of:=CONCATENATE(&quot; &lt;Relationship Target=~/cards/&quot;;[.D95];&quot;.jpg~ Id=~C&quot;;[.C95];&quot;~ Type=~http://schemas.octgn.org/picture~/&gt;&quot;)" table:style-name="ce1">
            <text:p><text:s/>&lt;Relationship Target=~/cards/FD_sinkingofthehangedman.jpg~ Id=~C9553945c-7517-472d-8b42-b03df640adc0~ Type=~http://schemas.octgn.org/picture~/&gt;</text:p>
          </table:table-cell>
          <table:table-cell office:value-type="string" table:style-name="ce1">
            <text:p>9553945c-7517-472d-8b42-b03df640adc0</text:p>
          </table:table-cell>
          <table:table-cell office:value-type="string" table:style-name="ce1">
            <text:p>FD_sinkingofthehangedman</text:p>
          </table:table-cell>
          <table:table-cell office:value-type="string" table:style-name="ce1">
            <text:p>The Sinking of the Hanged Man</text:p>
          </table:table-cell>
          <table:table-cell office:value-type="string" table:style-name="ce1">
            <text:p>U</text:p>
          </table:table-cell>
          <table:table-cell office:value-type="string" table:style-name="ce1">
            <text:p>actions</text:p>
          </table:table-cell>
          <table:table-cell office:value-type="float" office:value="6" table:style-name="ce1">
            <text:p>6</text:p>
          </table:table-cell>
          <table:table-cell office:value-type="string" table:style-name="ce1">
            <text:p>Ca</text:p>
          </table:table-cell>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text:p>
          </table:table-cell>
          <table:table-cell table:number-columns-repeated="16361"/>
        </table:table-row>
        <table:table-row table:style-name="ro2">
          <table:table-cell office:value-type="string" office:string-value="  &lt;card id=~3d48aa93-e92a-41e8-8cb4-e6030c76c72a~ name=~The Spear of the West Win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React: Tack one of your crew with Laerdom to target another Ship when it enters this Sea. Inflict 4 Hits on the target Ship.~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3d48aa93-e92a-41e8-8cb4-e6030c76c72a~ name=~The Spear of the West Win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React: Tack one of your crew with Laerdom to target another Ship when it enters this Sea. Inflict 4 Hits on the target Ship.~ /&gt;&lt;/card&gt;</text:p>
          </table:table-cell>
          <table:table-cell office:value-type="string" office:string-value=" &lt;Relationship Target=~/cards/FD_spearofthewestwind.jpg~ Id=~C3d48aa93-e92a-41e8-8cb4-e6030c76c72a~ Type=~http://schemas.octgn.org/picture~/&gt;" table:formula="of:=CONCATENATE(&quot; &lt;Relationship Target=~/cards/&quot;;[.D96];&quot;.jpg~ Id=~C&quot;;[.C96];&quot;~ Type=~http://schemas.octgn.org/picture~/&gt;&quot;)" table:style-name="ce1">
            <text:p><text:s/>&lt;Relationship Target=~/cards/FD_spearofthewestwind.jpg~ Id=~C3d48aa93-e92a-41e8-8cb4-e6030c76c72a~ Type=~http://schemas.octgn.org/picture~/&gt;</text:p>
          </table:table-cell>
          <table:table-cell office:value-type="string" table:style-name="ce1">
            <text:p>3d48aa93-e92a-41e8-8cb4-e6030c76c72a</text:p>
          </table:table-cell>
          <table:table-cell office:value-type="string" table:style-name="ce1">
            <text:p>FD_spearofthewestwind</text:p>
          </table:table-cell>
          <table:table-cell office:value-type="string" table:style-name="ce1">
            <text:p>The Spear of the West Win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Laerdom 1 Knack * React: Tack one of your crew with Laerdom to target another Ship when it enters this Sea. Inflict 4 Hits on the target Ship.</text:p>
          </table:table-cell>
          <table:table-cell table:number-columns-repeated="16361"/>
        </table:table-row>
        <table:table-row table:style-name="ro2">
          <table:table-cell office:value-type="string" office:string-value="  &lt;card id=~2c97434f-5bc9-4058-8a94-43ce359df723~ name=~The Stak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The Adventuring cost to complete adventures in the target Sea is increased by 2 until the end of the turn.~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2c97434f-5bc9-4058-8a94-43ce359df723~ name=~The Stak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The Adventuring cost to complete adventures in the target Sea is increased by 2 until the end of the turn.~ /&gt;&lt;/card&gt;</text:p>
          </table:table-cell>
          <table:table-cell office:value-type="string" office:string-value=" &lt;Relationship Target=~/cards/FD_stake.jpg~ Id=~C2c97434f-5bc9-4058-8a94-43ce359df723~ Type=~http://schemas.octgn.org/picture~/&gt;" table:formula="of:=CONCATENATE(&quot; &lt;Relationship Target=~/cards/&quot;;[.D97];&quot;.jpg~ Id=~C&quot;;[.C97];&quot;~ Type=~http://schemas.octgn.org/picture~/&gt;&quot;)" table:style-name="ce1">
            <text:p><text:s/>&lt;Relationship Target=~/cards/FD_stake.jpg~ Id=~C2c97434f-5bc9-4058-8a94-43ce359df723~ Type=~http://schemas.octgn.org/picture~/&gt;</text:p>
          </table:table-cell>
          <table:table-cell office:value-type="string" table:style-name="ce1">
            <text:p>2c97434f-5bc9-4058-8a94-43ce359df723</text:p>
          </table:table-cell>
          <table:table-cell office:value-type="string" table:style-name="ce1">
            <text:p>FD_stake</text:p>
          </table:table-cell>
          <table:table-cell office:value-type="string" table:style-name="ce1">
            <text:p>The Stake</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ea. The Adventuring cost to complete adventures in the target Sea is increased by 2 until the end of the turn.</text:p>
          </table:table-cell>
          <table:table-cell table:number-columns-repeated="16361"/>
        </table:table-row>
        <table:table-row table:style-name="ro2">
          <table:table-cell office:value-type="string" office:string-value="  &lt;card id=~5d7b5640-7b44-48c7-a973-d8c35213b469~ name=~The Witches' Shear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2 Knack (May only be attached to a crew with Fate of 2 or more) Act: Tack and discard this crew to sink a non-Captain crew in play with a lower Influence.~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5d7b5640-7b44-48c7-a973-d8c35213b469~ name=~The Witches' Shear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2 Knack (May only be attached to a crew with Fate of 2 or more) Act: Tack and discard this crew to sink a non-Captain crew in play with a lower Influence.~ /&gt;&lt;/card&gt;</text:p>
          </table:table-cell>
          <table:table-cell office:value-type="string" office:string-value=" &lt;Relationship Target=~/cards/FD_witchesshears.jpg~ Id=~C5d7b5640-7b44-48c7-a973-d8c35213b469~ Type=~http://schemas.octgn.org/picture~/&gt;" table:formula="of:=CONCATENATE(&quot; &lt;Relationship Target=~/cards/&quot;;[.D98];&quot;.jpg~ Id=~C&quot;;[.C98];&quot;~ Type=~http://schemas.octgn.org/picture~/&gt;&quot;)" table:style-name="ce1">
            <text:p><text:s/>&lt;Relationship Target=~/cards/FD_witchesshears.jpg~ Id=~C5d7b5640-7b44-48c7-a973-d8c35213b469~ Type=~http://schemas.octgn.org/picture~/&gt;</text:p>
          </table:table-cell>
          <table:table-cell office:value-type="string" table:style-name="ce1">
            <text:p>5d7b5640-7b44-48c7-a973-d8c35213b469</text:p>
          </table:table-cell>
          <table:table-cell office:value-type="string" table:style-name="ce1">
            <text:p>FD_witchesshears</text:p>
          </table:table-cell>
          <table:table-cell office:value-type="string" table:style-name="ce1">
            <text:p>The Witches' Shear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ate 2 Knack (May only be attached to a crew with Fate of 2 or more) Act: Tack and discard this crew to sink a non-Captain crew in play with a lower Influence.</text:p>
          </table:table-cell>
          <table:table-cell table:number-columns-repeated="16361"/>
        </table:table-row>
        <table:table-row table:style-name="ro2">
          <table:table-cell office:value-type="string" office:string-value="  &lt;card id=~fa790b61-541f-412b-8c14-f0bf3b712ae9~ name=~Too Strong to Die~&gt;&lt;property name=~Rarity~ value=~U~ /&gt;&lt;property name=~Type~ value=~actions~ /&gt;&lt;property name=~Cost~ value=~~ /&gt;&lt;property name=~Cost Type~ value=~~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is suffering more than 5 Hits. The Hits are reduced to zero. That player must sink 3 random cards from their Hand.~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fa790b61-541f-412b-8c14-f0bf3b712ae9~ name=~Too Strong to Die~&gt;&lt;property name=~Rarity~ value=~U~ /&gt;&lt;property name=~Type~ value=~actions~ /&gt;&lt;property name=~Cost~ value=~~ /&gt;&lt;property name=~Cost Type~ value=~~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is suffering more than 5 Hits. The Hits are reduced to zero. That player must sink 3 random cards from their Hand.~ /&gt;&lt;/card&gt;</text:p>
          </table:table-cell>
          <table:table-cell office:value-type="string" office:string-value=" &lt;Relationship Target=~/cards/FD_toostrongtodie.jpg~ Id=~Cfa790b61-541f-412b-8c14-f0bf3b712ae9~ Type=~http://schemas.octgn.org/picture~/&gt;" table:formula="of:=CONCATENATE(&quot; &lt;Relationship Target=~/cards/&quot;;[.D99];&quot;.jpg~ Id=~C&quot;;[.C99];&quot;~ Type=~http://schemas.octgn.org/picture~/&gt;&quot;)" table:style-name="ce1">
            <text:p><text:s/>&lt;Relationship Target=~/cards/FD_toostrongtodie.jpg~ Id=~Cfa790b61-541f-412b-8c14-f0bf3b712ae9~ Type=~http://schemas.octgn.org/picture~/&gt;</text:p>
          </table:table-cell>
          <table:table-cell office:value-type="string" table:style-name="ce1">
            <text:p>fa790b61-541f-412b-8c14-f0bf3b712ae9</text:p>
          </table:table-cell>
          <table:table-cell office:value-type="string" table:style-name="ce1">
            <text:p>FD_toostrongtodie</text:p>
          </table:table-cell>
          <table:table-cell office:value-type="string" table:style-name="ce1">
            <text:p>Too Strong to Die</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2" table:style-name="ce1">
            <text:p>2</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is suffering more than 5 Hits. The Hits are reduced to zero. That player must sink 3 random cards from their Hand.</text:p>
          </table:table-cell>
          <table:table-cell table:number-columns-repeated="16361"/>
        </table:table-row>
        <table:table-row table:style-name="ro2">
          <table:table-cell office:value-type="string" office:string-value="  &lt;card id=~6e6e05f2-fefb-4411-a7e5-c004fd3590f9~ name=~Undead Ambush~&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2 Hits to inflict 2 extra Hits.~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6e6e05f2-fefb-4411-a7e5-c004fd3590f9~ name=~Undead Ambush~&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2 Hits to inflict 2 extra Hits.~ /&gt;&lt;/card&gt;</text:p>
          </table:table-cell>
          <table:table-cell office:value-type="string" office:string-value=" &lt;Relationship Target=~/cards/FD_undeadambush.jpg~ Id=~C6e6e05f2-fefb-4411-a7e5-c004fd3590f9~ Type=~http://schemas.octgn.org/picture~/&gt;" table:formula="of:=CONCATENATE(&quot; &lt;Relationship Target=~/cards/&quot;;[.D100];&quot;.jpg~ Id=~C&quot;;[.C100];&quot;~ Type=~http://schemas.octgn.org/picture~/&gt;&quot;)" table:style-name="ce1">
            <text:p><text:s/>&lt;Relationship Target=~/cards/FD_undeadambush.jpg~ Id=~C6e6e05f2-fefb-4411-a7e5-c004fd3590f9~ Type=~http://schemas.octgn.org/picture~/&gt;</text:p>
          </table:table-cell>
          <table:table-cell office:value-type="string" table:style-name="ce1">
            <text:p>6e6e05f2-fefb-4411-a7e5-c004fd3590f9</text:p>
          </table:table-cell>
          <table:table-cell office:value-type="string" table:style-name="ce1">
            <text:p>FD_undeadambush</text:p>
          </table:table-cell>
          <table:table-cell office:value-type="string" table:style-name="ce1">
            <text:p>Undead Ambush</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inflicting exactly 2 Hits to inflict 2 extra Hits.</text:p>
          </table:table-cell>
          <table:table-cell table:number-columns-repeated="16361"/>
        </table:table-row>
        <table:table-row table:style-name="ro2">
          <table:table-cell office:value-type="string" office:string-value="  &lt;card id=~e3bfa67f-adea-47e9-ae07-0ab3135241a0~ name=~Uriah the Dribbl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2~ /&gt;&lt;property name=~Crew Max~ value=~~ /&gt;&lt;property name=~Move Cost~ value=~~ /&gt;&lt;property name=~Faction~ value=~Black Freighter~ /&gt;&lt;property name=~Text~ value=~Loyal * Gunner * Skeletal * (This crew may not tack to absorb Hits. Place this crew in your discard pile when it sinks.) A former associate of Foul Weather Jack, it was Uriah who first told his master about the Spear of the West Wind, and what they could do once they harnessed it.~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e3bfa67f-adea-47e9-ae07-0ab3135241a0~ name=~Uriah the Dribbl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2~ /&gt;&lt;property name=~Crew Max~ value=~~ /&gt;&lt;property name=~Move Cost~ value=~~ /&gt;&lt;property name=~Faction~ value=~Black Freighter~ /&gt;&lt;property name=~Text~ value=~Loyal * Gunner * Skeletal * (This crew may not tack to absorb Hits. Place this crew in your discard pile when it sinks.) A former associate of Foul Weather Jack, it was Uriah who first told his master about the Spear of the West Wind, and what they could do once they harnessed it.~ /&gt;&lt;/card&gt;</text:p>
          </table:table-cell>
          <table:table-cell office:value-type="string" office:string-value=" &lt;Relationship Target=~/cards/FD_uriahthedribbler.jpg~ Id=~Ce3bfa67f-adea-47e9-ae07-0ab3135241a0~ Type=~http://schemas.octgn.org/picture~/&gt;" table:formula="of:=CONCATENATE(&quot; &lt;Relationship Target=~/cards/&quot;;[.D101];&quot;.jpg~ Id=~C&quot;;[.C101];&quot;~ Type=~http://schemas.octgn.org/picture~/&gt;&quot;)" table:style-name="ce1">
            <text:p><text:s/>&lt;Relationship Target=~/cards/FD_uriahthedribbler.jpg~ Id=~Ce3bfa67f-adea-47e9-ae07-0ab3135241a0~ Type=~http://schemas.octgn.org/picture~/&gt;</text:p>
          </table:table-cell>
          <table:table-cell office:value-type="string" table:style-name="ce1">
            <text:p>e3bfa67f-adea-47e9-ae07-0ab3135241a0</text:p>
          </table:table-cell>
          <table:table-cell office:value-type="string" table:style-name="ce1">
            <text:p>FD_uriahthedribbler</text:p>
          </table:table-cell>
          <table:table-cell office:value-type="string" table:style-name="ce1">
            <text:p>Uriah the Dribbler</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 * Gunner * Skeletal * (This crew may not tack to absorb Hits. Place this crew in your discard pile when it sinks.) A former associate of Foul Weather Jack, it was Uriah who first told his master about the Spear of the West Wind, and what they could do once they harnessed it.</text:p>
          </table:table-cell>
          <table:table-cell table:number-columns-repeated="16361"/>
        </table:table-row>
        <table:table-row table:style-name="ro2">
          <table:table-cell office:value-type="string" office:string-value="  &lt;card id=~e5900cfb-a248-408e-81db-a0ac7c60c4a8~ name=~Ursula von Stahl~&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unaligned~ /&gt;&lt;property name=~Text~ value=~Unique * Villainous * Act: Pay 3 Influence and tack Ursula to target another player?s Ship in this Sea. That player must discard one of their non-Captain crew. If that player does not have a non-Captain crew with an Influence cost less than 3, this ability has no effect.~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e5900cfb-a248-408e-81db-a0ac7c60c4a8~ name=~Ursula von Stahl~&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unaligned~ /&gt;&lt;property name=~Text~ value=~Unique * Villainous * Act: Pay 3 Influence and tack Ursula to target another player?s Ship in this Sea. That player must discard one of their non-Captain crew. If that player does not have a non-Captain crew with an Influence cost less than 3, this ability has no effect.~ /&gt;&lt;/card&gt;</text:p>
          </table:table-cell>
          <table:table-cell office:value-type="string" office:string-value=" &lt;Relationship Target=~/cards/FD_UrsulavonStahl.jpg~ Id=~Ce5900cfb-a248-408e-81db-a0ac7c60c4a8~ Type=~http://schemas.octgn.org/picture~/&gt;" table:formula="of:=CONCATENATE(&quot; &lt;Relationship Target=~/cards/&quot;;[.D102];&quot;.jpg~ Id=~C&quot;;[.C102];&quot;~ Type=~http://schemas.octgn.org/picture~/&gt;&quot;)" table:style-name="ce1">
            <text:p><text:s/>&lt;Relationship Target=~/cards/FD_UrsulavonStahl.jpg~ Id=~Ce5900cfb-a248-408e-81db-a0ac7c60c4a8~ Type=~http://schemas.octgn.org/picture~/&gt;</text:p>
          </table:table-cell>
          <table:table-cell office:value-type="string" table:style-name="ce1">
            <text:p>e5900cfb-a248-408e-81db-a0ac7c60c4a8</text:p>
          </table:table-cell>
          <table:table-cell office:value-type="string" table:style-name="ce1">
            <text:p>FD_UrsulavonStahl</text:p>
          </table:table-cell>
          <table:table-cell office:value-type="string" table:style-name="ce1">
            <text:p>Ursula von Stahl</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Villainous * Act: Pay 3 Influence and tack Ursula to target another player?s Ship in this Sea. That player must discard one of their non-Captain crew. If that player does not have a non-Captain crew with an Influence cost less than 3, this ability has no effect.</text:p>
          </table:table-cell>
          <table:table-cell table:number-columns-repeated="16361"/>
        </table:table-row>
        <table:table-row table:style-name="ro2">
          <table:table-cell office:value-type="string" office:string-value="  &lt;card id=~c9ead69a-e8be-4379-9038-49bde5c497c1~ name=~Val Mokk~&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atron * React: Tack Val when you are paying the cost to discard another player?s Control Card. That cost is reduced by 3 (minimum 0).~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c9ead69a-e8be-4379-9038-49bde5c497c1~ name=~Val Mokk~&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atron * React: Tack Val when you are paying the cost to discard another player?s Control Card. That cost is reduced by 3 (minimum 0).~ /&gt;&lt;/card&gt;</text:p>
          </table:table-cell>
          <table:table-cell office:value-type="string" office:string-value=" &lt;Relationship Target=~/cards/FD_valmokk.jpg~ Id=~Cc9ead69a-e8be-4379-9038-49bde5c497c1~ Type=~http://schemas.octgn.org/picture~/&gt;" table:formula="of:=CONCATENATE(&quot; &lt;Relationship Target=~/cards/&quot;;[.D103];&quot;.jpg~ Id=~C&quot;;[.C103];&quot;~ Type=~http://schemas.octgn.org/picture~/&gt;&quot;)" table:style-name="ce1">
            <text:p><text:s/>&lt;Relationship Target=~/cards/FD_valmokk.jpg~ Id=~Cc9ead69a-e8be-4379-9038-49bde5c497c1~ Type=~http://schemas.octgn.org/picture~/&gt;</text:p>
          </table:table-cell>
          <table:table-cell office:value-type="string" table:style-name="ce1">
            <text:p>c9ead69a-e8be-4379-9038-49bde5c497c1</text:p>
          </table:table-cell>
          <table:table-cell office:value-type="string" table:style-name="ce1">
            <text:p>FD_valmokk</text:p>
          </table:table-cell>
          <table:table-cell office:value-type="string" table:style-name="ce1">
            <text:p>Val Mokk</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Patron * React: Tack Val when you are paying the cost to discard another player?s Control Card. That cost is reduced by 3 (minimum 0).</text:p>
          </table:table-cell>
          <table:table-cell table:number-columns-repeated="16361"/>
        </table:table-row>
        <table:table-row table:style-name="ro2">
          <table:table-cell office:value-type="string" office:string-value="  &lt;card id=~90a8e509-625c-4b91-872d-3a7ffefb2857~ name=~Vengence of the Damned~&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same Sea as an uncompleted Artifact Adventure. Inflict 3 Hits on that Ship.~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0a8e509-625c-4b91-872d-3a7ffefb2857~ name=~Vengence of the Damned~&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same Sea as an uncompleted Artifact Adventure. Inflict 3 Hits on that Ship.~ /&gt;&lt;/card&gt;</text:p>
          </table:table-cell>
          <table:table-cell office:value-type="string" office:string-value=" &lt;Relationship Target=~/cards/FD_vengeanceofthedamned.jpg~ Id=~C90a8e509-625c-4b91-872d-3a7ffefb2857~ Type=~http://schemas.octgn.org/picture~/&gt;" table:formula="of:=CONCATENATE(&quot; &lt;Relationship Target=~/cards/&quot;;[.D104];&quot;.jpg~ Id=~C&quot;;[.C104];&quot;~ Type=~http://schemas.octgn.org/picture~/&gt;&quot;)" table:style-name="ce1">
            <text:p><text:s/>&lt;Relationship Target=~/cards/FD_vengeanceofthedamned.jpg~ Id=~C90a8e509-625c-4b91-872d-3a7ffefb2857~ Type=~http://schemas.octgn.org/picture~/&gt;</text:p>
          </table:table-cell>
          <table:table-cell office:value-type="string" table:style-name="ce1">
            <text:p>90a8e509-625c-4b91-872d-3a7ffefb2857</text:p>
          </table:table-cell>
          <table:table-cell office:value-type="string" table:style-name="ce1">
            <text:p>FD_vengeanceofthedamned</text:p>
          </table:table-cell>
          <table:table-cell office:value-type="string" table:style-name="ce1">
            <text:p>Vengence of the Damned</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e same Sea as an uncompleted Artifact Adventure. Inflict 3 Hits on that Ship.</text:p>
          </table:table-cell>
          <table:table-cell table:number-columns-repeated="16361"/>
        </table:table-row>
        <table:table-row table:style-name="ro2">
          <table:table-cell office:value-type="string" office:string-value="  &lt;card id=~b7e43849-4409-47d8-8dce-68020bcf30d9~ name=~Whites of Their Eyes~&gt;&lt;property name=~Rarity~ value=~C~ /&gt;&lt;property name=~Type~ value=~actions~ /&gt;&lt;property name=~Cost~ value=~4~ /&gt;&lt;property name=~Cost Type~ value=~C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attempts a Boarding with your Ship. The Boarding is canceled.~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b7e43849-4409-47d8-8dce-68020bcf30d9~ name=~Whites of Their Eyes~&gt;&lt;property name=~Rarity~ value=~C~ /&gt;&lt;property name=~Type~ value=~actions~ /&gt;&lt;property name=~Cost~ value=~4~ /&gt;&lt;property name=~Cost Type~ value=~C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attempts a Boarding with your Ship. The Boarding is canceled.~ /&gt;&lt;/card&gt;</text:p>
          </table:table-cell>
          <table:table-cell office:value-type="string" office:string-value=" &lt;Relationship Target=~/cards/FD_whitesoftheireyes.jpg~ Id=~Cb7e43849-4409-47d8-8dce-68020bcf30d9~ Type=~http://schemas.octgn.org/picture~/&gt;" table:formula="of:=CONCATENATE(&quot; &lt;Relationship Target=~/cards/&quot;;[.D105];&quot;.jpg~ Id=~C&quot;;[.C105];&quot;~ Type=~http://schemas.octgn.org/picture~/&gt;&quot;)" table:style-name="ce1">
            <text:p><text:s/>&lt;Relationship Target=~/cards/FD_whitesoftheireyes.jpg~ Id=~Cb7e43849-4409-47d8-8dce-68020bcf30d9~ Type=~http://schemas.octgn.org/picture~/&gt;</text:p>
          </table:table-cell>
          <table:table-cell office:value-type="string" table:style-name="ce1">
            <text:p>b7e43849-4409-47d8-8dce-68020bcf30d9</text:p>
          </table:table-cell>
          <table:table-cell office:value-type="string" table:style-name="ce1">
            <text:p>FD_whitesoftheireyes</text:p>
          </table:table-cell>
          <table:table-cell office:value-type="string" table:style-name="ce1">
            <text:p>Whites of Their Eye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 opponent attempts a Boarding with your Ship. The Boarding is canceled.</text:p>
          </table:table-cell>
          <table:table-cell table:number-columns-repeated="16361"/>
        </table:table-row>
        <table:table-row table:style-name="ro2">
          <table:table-cell office:value-type="string" office:string-value="  &lt;card id=~006c42e9-968d-44ad-8918-750820feb6a7~ name=~Worthless Trinke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Discard one of your Item or Goods attachments to draw 2 cards.~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006c42e9-968d-44ad-8918-750820feb6a7~ name=~Worthless Trinke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Discard one of your Item or Goods attachments to draw 2 cards.~ /&gt;&lt;/card&gt;</text:p>
          </table:table-cell>
          <table:table-cell office:value-type="string" office:string-value=" &lt;Relationship Target=~/cards/FD_worthlesstrinket.jpg~ Id=~C006c42e9-968d-44ad-8918-750820feb6a7~ Type=~http://schemas.octgn.org/picture~/&gt;" table:formula="of:=CONCATENATE(&quot; &lt;Relationship Target=~/cards/&quot;;[.D106];&quot;.jpg~ Id=~C&quot;;[.C106];&quot;~ Type=~http://schemas.octgn.org/picture~/&gt;&quot;)" table:style-name="ce1">
            <text:p><text:s/>&lt;Relationship Target=~/cards/FD_worthlesstrinket.jpg~ Id=~C006c42e9-968d-44ad-8918-750820feb6a7~ Type=~http://schemas.octgn.org/picture~/&gt;</text:p>
          </table:table-cell>
          <table:table-cell office:value-type="string" table:style-name="ce1">
            <text:p>006c42e9-968d-44ad-8918-750820feb6a7</text:p>
          </table:table-cell>
          <table:table-cell office:value-type="string" table:style-name="ce1">
            <text:p>FD_worthlesstrinket</text:p>
          </table:table-cell>
          <table:table-cell office:value-type="string" table:style-name="ce1">
            <text:p>Worthless Trinket</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Villainous Captain. Discard one of your Item or Goods attachments to draw 2 cards.</text:p>
          </table:table-cell>
          <table:table-cell table:number-columns-repeated="16361"/>
        </table:table-row>
        <table:table-row table:number-rows-repeated="1048470" table:style-name="ro3">
          <table:table-cell table:number-columns-repeated="16384"/>
        </table:table-row>
      </table:table>
      <table:table table:name="Sheet2" table:style-name="ta1">
        <table:table-column table:style-name="co4" table:default-cell-style-name="ce1"/>
        <table:table-column table:style-name="co5" table:number-columns-repeated="16383" table:default-cell-style-name="ce1"/>
        <table:table-row table:number-rows-repeated="1048576" table:style-name="ro3">
          <table:table-cell table:number-columns-repeated="16384"/>
        </table:table-row>
      </table:table>
      <table:table table:name="Sheet3" table:style-name="ta1">
        <table:table-column table:style-name="co4" table:default-cell-style-name="ce1"/>
        <table:table-column table:style-name="co5" table:number-columns-repeated="16383" table:default-cell-style-name="ce1"/>
        <table:table-row table:number-rows-repeated="1048576" table:style-name="ro3">
          <table:table-cell table:number-columns-repeated="16384"/>
        </table:table-row>
      </table:table>
      <table:database-ranges>
        <table:database-range table:target-range-address="Sheet1.A2:Sheet1.W107"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Konstantine </meta:initial-creator>
    <dc:creator>Stephen Skilton</dc:creator>
    <meta:creation-date>2011-06-24T23:47:59Z</meta:creation-date>
    <dc:date>2020-12-12T03:15:56Z</dc:date>
    <meta:editing-cycles>23</meta:editing-cycles>
    <meta:editing-duration>PT12711S</meta:editing-duration>
    <meta:user-defined meta:name="Info 1"/>
    <meta:user-defined meta:name="Info 2"/>
    <meta:user-defined meta:name="Info 3"/>
    <meta:user-defined meta:name="Info 4"/>
  </office:meta>
</office:document-meta>
</file>